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969696"/>
    </style:style>
    <style:style style:name="gr2" style:family="graphic">
      <style:graphic-properties draw:stroke="none" draw:fill="solid" draw:fill-color="#ffff99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3" style:family="graphic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no-wrap" draw:shadow="hidden" draw:shadow-color="#969696"/>
    </style:style>
    <style:style style:name="gr4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5" style:family="graphic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6" style:family="graphic">
      <style:graphic-properties draw:stroke="solid" svg:stroke-width="0.071cm" svg:stroke-color="#ff0000" draw:marker-end="msArrowEnd_20_8" draw:marker-end-width="0.35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969696"/>
    </style:style>
    <style:style style:name="gr8" style:family="graphic">
      <style:graphic-properties draw:stroke="solid" svg:stroke-width="0.071cm" svg:stroke-color="#ff0000" draw:stroke-linejoin="miter" draw:fill="none" draw:fill-color="#00cc99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9" style:family="graphic">
      <style:graphic-properties draw:stroke="none" draw:fill="solid" draw:fill-color="#9999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33333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cm" svg:stroke-color="#9999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solid" svg:stroke-width="0.071cm" svg:stroke-color="#ff0000" draw:stroke-linejoin="miter" draw:fill="solid" draw:fill-color="#ffcc00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16" style:family="graphic">
      <style:graphic-properties draw:stroke="none" draw:fill="solid" draw:fill-color="#ffcc99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17" style:family="graphic">
      <style:graphic-properties draw:stroke="none" draw:fill="solid" draw:fill-color="#ffff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gr18" style:family="graphic">
      <style:graphic-properties draw:stroke="solid" svg:stroke-width="0.044cm" svg:stroke-color="#ff0000" draw:marker-end="Arrowheads_20_1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19" style:family="graphic">
      <style:graphic-properties draw:stroke="solid" svg:stroke-width="0.044cm" svg:stroke-color="#ff0000" draw:marker-end="Arrowheads_20_2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20" style:family="graphic">
      <style:graphic-properties draw:stroke="none" draw:fill="solid" draw:fill-color="#ffcc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gr21" style:family="graphic">
      <style:graphic-properties draw:stroke="solid" svg:stroke-width="0.035cm" svg:stroke-color="#000000" draw:stroke-linejoin="miter" draw:fill="solid" draw:fill-color="#ccffff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22" style:family="graphic">
      <style:graphic-properties draw:stroke="solid" svg:stroke-width="0.071cm" svg:stroke-color="#ff0000" draw:stroke-linejoin="miter" draw:fill="solid" draw:fill-color="#ffcc99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23" style:family="graphic">
      <style:graphic-properties draw:stroke="solid" svg:stroke-width="0.044cm" svg:stroke-color="#ff0000" draw:marker-end="Arrowheads_20_3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24" style:family="graphic">
      <style:graphic-properties draw:stroke="solid" svg:stroke-width="0.044cm" svg:stroke-color="#ff0000" draw:marker-end="Arrowheads_20_4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25" style:family="graphic">
      <style:graphic-properties draw:stroke="solid" svg:stroke-width="0.044cm" svg:stroke-color="#ff0000" draw:marker-end="Arrowheads_20_5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>
      <style:graphic-properties draw:stroke="none" draw:fill="solid" draw:fill-color="#01673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>
      <style:graphic-properties draw:stroke="none" draw:fill="solid" draw:fill-color="#67676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>
      <style:graphic-properties draw:stroke="solid" svg:stroke-width="0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>
      <style:graphic-properties draw:stroke="solid" svg:stroke-width="0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>
      <style:graphic-properties draw:stroke="none" draw:fill="solid" draw:fill-color="#fffff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>
      <style:graphic-properties draw:stroke="none" draw:fill="solid" draw:fill-color="#f3f3e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>
      <style:graphic-properties draw:stroke="solid" svg:stroke-width="0.093cm" svg:stroke-color="#d2d9d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>
      <style:graphic-properties draw:stroke="none" draw:fill="solid" draw:fill-color="#0000e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none" draw:fill="solid" draw:fill-color="#67ff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>
      <style:graphic-properties draw:stroke="none" draw:fill="solid" draw:fill-color="#5bf3c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>
      <style:graphic-properties draw:stroke="solid" svg:stroke-width="0.009cm" svg:stroke-color="#34cc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>
      <style:graphic-properties draw:stroke="none" draw:fill="solid" draw:fill-color="#f3c08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>
      <style:graphic-properties draw:stroke="none" draw:fill="solid" draw:fill-color="#e6b38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>
      <style:graphic-properties draw:stroke="solid" svg:stroke-width="0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>
      <style:graphic-properties draw:stroke="none" draw:fill="solid" draw:fill-color="#f3c39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>
      <style:graphic-properties draw:stroke="solid" svg:stroke-width="0.049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>
      <style:graphic-properties draw:stroke="none" draw:fill="solid" draw:fill-color="#4d1a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>
      <style:graphic-properties draw:stroke="none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>
      <style:graphic-properties draw:stroke="solid" svg:stroke-width="0.009cm" svg:stroke-color="#3301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>
      <style:graphic-properties draw:stroke="none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>
      <style:graphic-properties draw:stroke="none" draw:fill="solid" draw:fill-color="#f3ee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982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679cm" fo:min-width="0cm" fo:padding-top="0.128cm" fo:padding-bottom="0.128cm" fo:padding-left="0.256cm" fo:padding-right="0.256cm" fo:wrap-option="wrap" draw:shadow="hidden" draw:shadow-color="#969696"/>
    </style:style>
    <style:style style:name="pr4" style:family="presentation" style:parent-style-name="Default-notes">
      <style:graphic-properties draw:stroke="none" draw:fill="none" draw:fill-color="#00cc99" draw:auto-grow-height="true" fo:min-height="11.243cm" draw:shadow="hidden" draw:shadow-color="#969696"/>
    </style:style>
    <style:style style:name="pr5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0.986cm" fo:min-width="0cm" fo:padding-top="0.128cm" fo:padding-bottom="0.128cm" fo:padding-left="0.256cm" fo:padding-right="0.256cm" fo:wrap-option="wrap" draw:shadow="hidden" draw:shadow-color="#969696"/>
    </style:style>
    <style:style style:name="pr6" style:family="presentation" style:parent-style-name="Default-outline1">
      <style:graphic-properties draw:stroke="none" draw:fill="none" draw:fill-color="#00cc99" fo:min-height="16.935cm" draw:shadow="hidden" draw:shadow-color="#969696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line-height="8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1.27cm" fo:margin-right="0cm" fo:line-height="100%" fo:text-indent="-1.27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2.857cm" fo:margin-right="0cm" fo:margin-top="0cm" fo:margin-bottom="0cm" fo:line-height="100%" fo:text-align="start" fo:text-indent="-1.27cm" style:punctuation-wrap="simple" style:line-break="normal" style:writing-mode="lr-tb"/>
    </style:style>
    <style:style style:name="T1" style:family="text">
      <style:text-properties fo:color="#ffff00" fo:font-family="Arial" style:font-family-generic="swiss" style:font-pitch="variable" fo:font-size="72pt" fo:language="en" fo:country="GB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n" fo:country="GB"/>
    </style:style>
    <style:style style:name="T4" style:family="text">
      <style:text-properties fo:color="#000066" fo:font-family="'Courier New'" style:font-family-generic="modern" style:font-pitch="fixed" fo:language="en" fo:country="GB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6" style:family="text">
      <style:text-properties fo:color="#ffffff" fo:font-family="Arial" style:font-family-generic="swiss" style:font-pitch="variable" fo:font-size="32pt" fo:language="en" fo:country="GB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family="Arial" style:font-family-generic="swiss" style:font-pitch="variable" fo:font-size="18pt" fo:language="en" fo:country="GB" fo:text-shadow="1pt 1pt" style:font-size-asian="18pt" style:font-size-complex="18pt"/>
    </style:style>
    <style:style style:name="T8" style:family="text">
      <style:text-properties fo:color="#ffffff" fo:font-family="Arial" style:font-family-generic="swiss" style:font-pitch="variable" fo:font-size="18pt" fo:text-shadow="1pt 1pt" style:font-size-asian="18pt" style:font-size-complex="18pt"/>
    </style:style>
    <style:style style:name="T9" style:family="text">
      <style:text-properties fo:color="#ff0000" fo:font-size="60pt" fo:text-shadow="1pt 1pt" style:font-size-asian="60pt" style:font-size-complex="60pt"/>
    </style:style>
    <style:style style:name="T10" style:family="text">
      <style:text-properties fo:color="#33cc33" fo:font-family="Wingdings" style:font-pitch="variable" style:font-charset="x-symbol" fo:font-size="72pt" fo:language="en" fo:country="US" fo:text-shadow="1pt 1pt" style:font-size-asian="72pt" style:font-size-complex="72pt"/>
    </style:style>
    <style:style style:name="T11" style:family="text">
      <style:text-properties fo:color="#ffff00" fo:font-family="Wingdings" style:font-pitch="variable" style:font-charset="x-symbol" fo:font-size="60pt" fo:text-shadow="1pt 1pt" style:font-size-asian="60pt" style:font-size-complex="60pt"/>
    </style:style>
    <style:style style:name="T12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1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color="#00ff00" fo:font-family="Wingdings" style:font-pitch="variable" style:font-charset="x-symbol" fo:font-size="72pt" fo:language="en" fo:country="US" fo:text-shadow="1pt 1pt" style:font-size-asian="72pt" style:font-size-complex="72pt"/>
    </style:style>
    <style:style style:name="T15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17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18" style:family="text">
      <style:text-properties fo:color="#000066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9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0" style:family="text">
      <style:text-properties fo:color="#0066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2" style:family="text">
      <style:text-properties fo:font-size="40pt" fo:language="en" fo:country="GB" style:font-size-asian="40pt" style:font-size-complex="40pt"/>
    </style:style>
    <style:style style:name="T23" style:family="text">
      <style:text-properties fo:color="#000066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4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color="#ff3300" fo:font-family="Wingdings" style:font-pitch="variable" style:font-charset="x-symbol" fo:font-size="72pt" fo:language="en" fo:country="US" fo:text-shadow="1pt 1pt" style:font-size-asian="72pt" style:font-size-complex="72pt"/>
    </style:style>
    <style:style style:name="T26" style:family="text">
      <style:text-properties fo:color="#000000" fo:font-family="Wingdings" style:font-pitch="variable" style:font-charset="x-symbol" fo:font-size="18pt" fo:language="en" fo:country="GB" fo:font-weight="bold" style:font-size-asian="18pt" style:font-weight-asian="bold" style:font-size-complex="18pt" style:font-weight-complex="bold"/>
    </style:style>
    <style:style style:name="T27" style:family="text">
      <style:text-properties fo:color="#0066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color="#00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style:text-line-through-style="none" style:text-position="0% 100%" fo:font-family="Arial" style:font-family-generic="swiss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31" style:family="text">
      <style:text-properties fo:color="#ffffff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32" style:family="text">
      <style:text-properties fo:color="#000066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3" style:family="text">
      <style:text-properties fo:color="#00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4" style:family="text">
      <style:text-properties fo:font-size="40pt" fo:language="en" fo:country="US" style:font-size-asian="40pt" style:font-size-complex="40pt"/>
    </style:style>
    <style:style style:name="T35" style:family="text">
      <style:text-properties fo:color="#0066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3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Courier New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">
        <style:list-level-properties/>
        <style:text-properties fo:font-family="Wingdings" style:font-pitch="variable" style:font-charset="x-symbol" fo:color="#33cc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">
        <style:list-level-properties text:min-label-width="1.27cm"/>
        <style:text-properties fo:font-family="Wingdings" style:font-pitch="variable" style:font-charset="x-symbol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">
        <style:list-level-properties/>
        <style:text-properties fo:font-family="Wingdings" style:font-pitch="variable" style:font-charset="x-symbol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">
        <style:list-level-properties/>
        <style:text-properties fo:font-family="Wingdings" style:font-pitch="variable" style:font-charset="x-symbol" fo:color="#00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">
        <style:list-level-properties/>
        <style:text-properties fo:font-family="Wingdings" style:font-pitch="variable" style:font-charset="x-symbol" fo:color="#00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Courier New'" style:font-family-generic="modern" style:font-pitch="fixed" fo:color="#006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6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2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78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 text:min-label-width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{ JSL }</presentation:footer-decl>
      <draw:page draw:name="C Foundation Part 2" draw:style-name="dp1" draw:master-page-name="Default" presentation:use-footer-name="ftr1">
        <draw:custom-shape draw:style-name="gr1" draw:text-style-name="P2" draw:layer="layout" svg:width="9.958cm" svg:height="9.405cm" svg:x="9.891cm" svg:y="5.525cm">
          <text:p text:style-name="P1"><text:span text:style-name="T1">Structs </text:span></text:p>
          <text:p text:style-name="P1"><text:span text:style-name="T1">and </text:span></text:p>
          <text:p text:style-name="P1"><text:span text:style-name="T1">Enum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<text:span text:style-name="T2">C Foundation Part 2</text:span></text:p>
          </draw:text-box>
        </draw:frame>
        <presentation:notes draw:style-name="dp2">
          <draw:page-thumbnail draw:layer="layout" svg:width="13.472cm" svg:height="9.327cm" svg:x="3.126cm" svg:y="1.896cm" draw:page-number="1" presentation:class="page"/>
          <draw:frame presentation:style-name="pr2" draw:text-style-name="P2" draw:layer="layout" svg:width="14.394cm" svg:height="11.242cm" svg:x="2.963cm" svg:y="11.861cm" presentation:class="notes" presentation:user-transformed="true">
            <draw:text-box>
              <text:list text:style-name="L15">
                <text:list-header>
                  <text:p text:style-name="P10"/>
                </text:list-header>
              </text:list>
            </draw:text-box>
          </draw:frame>
        </presentation:notes>
      </draw:page>
      <draw:page draw:name="summary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ummary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<text:span text:style-name="T3">these are the two recommended styles</text:span></text:p>
                <text:list text:style-name="L3">
                  <text:list-item>
                    <text:p text:style-name="P5"><text:span text:style-name="T3">any deviation from these two is unhelpful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0.795cm" svg:height="3.505cm" svg:x="4.555cm" svg:y="14.023cm">
          <text:p text:style-name="P6"><text:span text:style-name="T4">struct</text:span><text:span text:style-name="T5"> date 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795cm" svg:height="3.505cm" svg:x="4.555cm" svg:y="6.725cm">
          <text:p text:style-name="P6"><text:span text:style-name="T4">typedef struct</text:span><text:span text:style-name="T5"> date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 date;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053cm" svg:height="5.673cm" svg:x="16.121cm" svg:y="6.456cm">
          <text:p text:style-name="P7"><text:span text:style-name="T6">if you use a typedef</text:span></text:p>
          <text:p text:style-name="P7"><text:span text:style-name="T6">make the typedef </text:span></text:p>
          <text:p text:style-name="P7"><text:span text:style-name="T6">name the same as</text:span></text:p>
          <text:p text:style-name="P7"><text:span text:style-name="T6">the tag nam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312cm" svg:height="1.611cm" svg:x="16.35cm" svg:y="14.327cm">
          <text:p text:style-name="P7"><text:span text:style-name="T6">or don't typedef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001cm" svg:height="1.023cm" svg:x="8.356cm" svg:y="10.927cm">
          <text:p text:style-name="P8"><text:span text:style-name="T7">typedef nam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9.401cm" svg:height="1.023cm" svg:x="8.758cm" svg:y="4.926cm">
          <text:p text:style-name="P8"><text:span text:style-name="T8">tag name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1.959cm" svg:y1="5.525cm" svg:x2="13.56cm" svg:y2="5.525cm">
          <text:p/>
        </draw:line>
        <draw:line draw:style-name="gr6" draw:text-style-name="P9" draw:layer="layout" svg:x1="13.56cm" svg:y1="5.525cm" svg:x2="13.56cm" svg:y2="6.526cm">
          <text:p/>
        </draw:line>
        <draw:line draw:style-name="gr5" draw:text-style-name="P9" draw:layer="layout" svg:x1="8.356cm" svg:y1="11.527cm" svg:x2="6.756cm" svg:y2="11.527cm">
          <text:p/>
        </draw:line>
        <draw:line draw:style-name="gr6" draw:text-style-name="P9" draw:layer="layout" svg:x1="6.756cm" svg:y1="11.527cm" svg:x2="6.756cm" svg:y2="10.323cm">
          <text:p/>
        </draw:line>
        <presentation:notes draw:style-name="dp2">
          <draw:page-thumbnail draw:layer="layout" svg:width="13.472cm" svg:height="9.327cm" svg:x="3.126cm" svg:y="1.896cm" draw:page-number="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variation-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1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<text:span text:style-name="T3">making the tag_name and the typedef name different creates a name difference when there is no actual type difference</text:span></text:p>
              </text:list-item>
            </text:list>
          </draw:text-box>
        </draw:frame>
        <draw:custom-shape draw:style-name="gr2" draw:text-style-name="P2" draw:layer="layout" svg:width="14.204cm" svg:height="2.693cm" svg:x="5.556cm" svg:y="12.832cm">
          <text:p text:style-name="P6"><text:span text:style-name="T4">struct</text:span><text:span text:style-name="T5"> date_tag deadline;</text:span></text:p>
          <text:p text:style-name="P6"><text:span text:style-name="T5">...</text:span></text:p>
          <text:p text:style-name="P6"><text:span text:style-name="T5">date delay = deadline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005cm" svg:height="3.505cm" svg:x="5.556cm" svg:y="6.923cm">
          <text:p text:style-name="P6"><text:span text:style-name="T4">typedef struct</text:span><text:span text:style-name="T5"> date_tag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 date;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53cm" svg:height="2.797cm" svg:x="19.358cm" svg:y="7.325cm">
          <text:p text:style-name="P3"><text:span text:style-name="T9">?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19.76cm" svg:y="12.431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1.96cm" svg:y="12.634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9.556cm" svg:y1="9.926cm" svg:x2="15.558cm" svg:y2="9.926cm">
          <text:p/>
        </draw:line>
        <draw:line draw:style-name="gr5" draw:text-style-name="P9" draw:layer="layout" svg:x1="15.558cm" svg:y1="9.925cm" svg:x2="15.558cm" svg:y2="8.122cm">
          <text:p/>
        </draw:line>
        <presentation:notes draw:style-name="dp2">
          <draw:page-thumbnail draw:layer="layout" svg:width="13.472cm" svg:height="9.327cm" svg:x="3.126cm" svg:y="1.896cm" draw:page-number="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variation-2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<text:span text:style-name="T3">omit the tag name?</text:span></text:p>
                <text:list text:style-name="L3">
                  <text:list-item>
                    <text:p text:style-name="P5"><text:span text:style-name="T3">this forces a single syntax</text:span></text:p>
                  </text:list-item>
                  <text:list-item>
                    <text:p text:style-name="P5"><text:span text:style-name="T3">struct on a declaration smells a bit hungarian?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4.204cm" svg:height="2.693cm" svg:x="5.556cm" svg:y="10.636cm">
          <text:p text:style-name="P6"><text:span text:style-name="T4">struct</text:span><text:span text:style-name="T5"> date_tag deadline;</text:span></text:p>
          <text:p text:style-name="P6"><text:span text:style-name="T5">...</text:span></text:p>
          <text:p text:style-name="P6"><text:span text:style-name="T5">date delay = deadline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005cm" svg:height="3.505cm" svg:x="5.556cm" svg:y="6.024cm">
          <text:p text:style-name="P6"><text:span text:style-name="T4">typedef struct</text:span></text:p>
          <text:p text:style-name="P6"><text:span text:style-name="T5">{ </text:span></text:p>
          <text:p text:style-name="P6"><text:span text:style-name="T5"><text:s text:c="4"/></text:span><text:span text:style-name="T4">...</text:span></text:p>
          <text:p text:style-name="P6"><text:span text:style-name="T5">} date;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453cm" svg:height="2.797cm" svg:x="19.358cm" svg:y="6.425cm">
          <text:p text:style-name="P3"><text:span text:style-name="T9">?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3cm" svg:height="2.801cm" svg:x="21.559cm" svg:y="10.328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8cm" svg:height="0.798cm" svg:x="13.56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02cm" svg:height="3.295cm" svg:x="19.958cm" svg:y="14.23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16cm" svg:height="2.787cm" svg:x="19.958cm" svg:y="10.328cm">
          <text:p text:style-name="P7"><text:span text:style-name="T12">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04cm" svg:height="2.693cm" svg:x="5.556cm" svg:y="14.543cm">
          <text:p text:style-name="P6"><text:span text:style-name="T13">date deadline;</text:span></text:p>
          <text:p text:style-name="P6"><text:span text:style-name="T13">...</text:span></text:p>
          <text:p text:style-name="P6"><text:span text:style-name="T13">date delay = deadline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3cm" svg:height="2.801cm" svg:x="21.766cm" svg:y="14.34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4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<text:span text:style-name="T3">omit the tag name?</text:span></text:p>
                <text:list text:style-name="L3">
                  <text:list-item>
                    <text:p text:style-name="P5"><text:span text:style-name="T3">also changes the namespace</text:span></text:p>
                  </text:list-item>
                  <text:list-item>
                    <text:p text:style-name="P5"><text:span text:style-name="T3">you can't use the type name as an object name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0.795cm" svg:height="5.129cm" svg:x="4.957cm" svg:y="5.724cm">
          <text:p text:style-name="P6"><text:span text:style-name="T4">struct</text:span><text:span text:style-name="T5"> date 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;</text:span></text:p>
          <text:p text:style-name="P6"><text:span text:style-name="T5"/></text:p>
          <text:p text:style-name="P6"><text:span text:style-name="T4">struct</text:span><text:span text:style-name="T5"> date date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803cm" svg:height="5.129cm" svg:x="4.957cm" svg:y="12.325cm">
          <text:p text:style-name="P6"><text:span text:style-name="T4">typedef struct</text:span><text:span text:style-name="T5"> </text:span></text:p>
          <text:p text:style-name="P6"><text:span text:style-name="T5">{ </text:span></text:p>
          <text:p text:style-name="P6"><text:span text:style-name="T5"><text:s text:c="4"/></text:span><text:span text:style-name="T5">...</text:span></text:p>
          <text:p text:style-name="P6"><text:span text:style-name="T5">} date;</text:span></text:p>
          <text:p text:style-name="P6"><text:span text:style-name="T5"/></text:p>
          <text:p text:style-name="P6"><text:span text:style-name="T5">date date;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8.957cm" svg:y1="10.328cm" svg:x2="13.957cm" svg:y2="10.328cm">
          <text:p/>
        </draw:line>
        <draw:custom-shape draw:style-name="gr7" draw:text-style-name="P2" draw:layer="layout" svg:width="3.202cm" svg:height="3.295cm" svg:x="18.966cm" svg:y="8.524cm">
          <text:p text:style-name="P7"><text:span text:style-name="T14">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8.508cm" svg:y1="16.92cm" svg:x2="10.508cm" svg:y2="16.92cm">
          <text:p/>
        </draw:line>
        <draw:custom-shape draw:style-name="gr7" draw:text-style-name="P2" draw:layer="layout" svg:width="3.417cm" svg:height="2.787cm" svg:x="18.508cm" svg:y="15.535cm">
          <text:p text:style-name="P7"><text:span text:style-name="T12">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2cm" svg:height="2.801cm" svg:x="20.307cm" svg:y="15.324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3cm" svg:height="2.801cm" svg:x="20.968cm" svg:y="8.722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201cm" svg:height="0.599cm" svg:x="12.96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72cm" svg:height="9.327cm" svg:x="3.126cm" svg:y="1.896cm" draw:page-number="5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omit the tag name?</text:span></text:p>
                <text:list text:style-name="L3">
                  <text:list-item>
                    <text:p text:style-name="P5"><text:span text:style-name="T3">also prevents a bizarre bug</text:span></text:p>
                  </text:list-item>
                  <text:list-item>
                    <text:p text:style-name="P5"><text:span text:style-name="T3">struct X; means X does </text:span><text:span text:style-name="T15">not</text:span><text:span text:style-name="T3"> have to already exist</text:span></text:p>
                  </text:list-item>
                  <text:list-item>
                    <text:p text:style-name="P5"><text:span text:style-name="T3">struct X; </text:span><text:span text:style-name="T15">forces</text:span><text:span text:style-name="T3"> X to name a possibly new type!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5.2cm" svg:height="5.129cm" svg:x="5.958cm" svg:y="6.923cm">
          <text:p text:style-name="P6"><text:span text:style-name="T4">struct</text:span><text:span text:style-name="T16"> date </text:span></text:p>
          <text:p text:style-name="P6"><text:span text:style-name="T16">{ </text:span></text:p>
          <text:p text:style-name="P6"><text:span text:style-name="T16"><text:s text:c="4"/></text:span><text:span text:style-name="T16">... </text:span></text:p>
          <text:p text:style-name="P6"><text:span text:style-name="T16">};</text:span></text:p>
          <text:p text:style-name="P6"><text:span text:style-name="T16"/></text:p>
          <text:p text:style-name="P6"><text:span text:style-name="T4">void</text:span><text:span text:style-name="T16"> func(</text:span><text:span text:style-name="T4">struct</text:span><text:span text:style-name="T16"> date_t *);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5.76cm" svg:y1="9.516cm" svg:x2="15.756cm" svg:y2="11.024cm">
          <text:p/>
        </draw:line>
        <draw:line draw:style-name="gr5" draw:text-style-name="P9" draw:layer="layout" svg:x1="15.756cm" svg:y1="9.512cm" svg:x2="21.361cm" svg:y2="9.512cm">
          <text:p/>
        </draw:line>
        <draw:custom-shape draw:style-name="gr7" draw:text-style-name="P2" draw:layer="layout" svg:width="3.202cm" svg:height="3.295cm" svg:x="20.959cm" svg:y="7.915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2cm" svg:height="2.801cm" svg:x="22.759cm" svg:y="8.008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5.2cm" svg:height="5.129cm" svg:x="5.958cm" svg:y="12.846cm">
          <text:p text:style-name="P6"><text:span text:style-name="T4">typedef struct</text:span><text:span text:style-name="T16"> </text:span></text:p>
          <text:p text:style-name="P6"><text:span text:style-name="T16">{ </text:span></text:p>
          <text:p text:style-name="P6"><text:span text:style-name="T16"><text:s text:c="4"/></text:span><text:span text:style-name="T16">... </text:span></text:p>
          <text:p text:style-name="P6"><text:span text:style-name="T16">} date;</text:span></text:p>
          <text:p text:style-name="P6"><text:span text:style-name="T16"/></text:p>
          <text:p text:style-name="P6"><text:span text:style-name="T4">void</text:span><text:span text:style-name="T16"> func(date_t *);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2.559cm" svg:y1="15.125cm" svg:x2="12.559cm" svg:y2="16.925cm">
          <text:p/>
        </draw:line>
        <draw:line draw:style-name="gr5" draw:text-style-name="P9" draw:layer="layout" svg:x1="12.559cm" svg:y1="15.125cm" svg:x2="20.757cm" svg:y2="15.125cm">
          <text:p/>
        </draw:line>
        <draw:custom-shape draw:style-name="gr7" draw:text-style-name="P2" draw:layer="layout" svg:width="2.015cm" svg:height="2.787cm" svg:x="21.158cm" svg:y="13.741cm">
          <text:p text:style-name="P7"><text:span text:style-name="T12">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2cm" svg:height="2.801cm" svg:x="22.772cm" svg:y="13.727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g>
          <draw:custom-shape draw:style-name="gr9" draw:text-style-name="P2" draw:layer="layout" svg:width="0.459cm" svg:height="1.482cm" draw:transform="rotate (-2.3537510292403) translate (13.874cm 8.946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10" draw:text-style-name="P2" draw:layer="layout" svg:width="0.459cm" svg:height="1.482cm" draw:transform="rotate (-2.3537510292403) translate (13.874cm 8.946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9" draw:text-style-name="P2" draw:layer="layout" svg:width="0.429cm" svg:height="1.483cm" draw:transform="rotate (-2.3537510292403) translate (14.157cm 8.66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10" draw:text-style-name="P2" draw:layer="layout" svg:width="0.429cm" svg:height="1.483cm" draw:transform="rotate (-2.3537510292403) translate (14.157cm 8.66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11" draw:text-style-name="P2" draw:layer="layout" svg:width="0.166cm" svg:height="0.275cm" draw:transform="rotate (-2.3537510292403) translate (13.841cm 8.92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11" draw:text-style-name="P2" draw:layer="layout" svg:width="0.146cm" svg:height="0.236cm" draw:transform="rotate (-2.3537510292403) translate (13.945cm 8.776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11" draw:text-style-name="P2" draw:layer="layout" svg:width="0.294cm" svg:height="0.287cm" draw:transform="rotate (-2.3537510292403) translate (13.589cm 8.692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11" draw:text-style-name="P2" draw:layer="layout" svg:width="0.223cm" svg:height="0.111cm" draw:transform="rotate (-2.3537510292403) translate (13.273cm 8.465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11" draw:text-style-name="P2" draw:layer="layout" svg:width="0.429cm" svg:height="1.451cm" draw:transform="rotate (-2.3537510292403) translate (14.149cm 8.63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11" draw:text-style-name="P2" draw:layer="layout" svg:width="0.507cm" svg:height="1.484cm" draw:transform="rotate (-2.3537510292403) translate (13.89cm 8.914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11" draw:text-style-name="P2" draw:layer="layout" svg:width="0.333cm" svg:height="0.212cm" draw:transform="rotate (-2.3537510292403) translate (13.976cm 8.851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11" draw:text-style-name="P2" draw:layer="layout" svg:width="0.032cm" svg:height="0.013cm" draw:transform="rotate (-2.3537510292403) translate (13.853cm 8.948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11" draw:text-style-name="P2" draw:layer="layout" svg:width="0.142cm" svg:height="0.121cm" draw:transform="rotate (-2.3537510292403) translate (13.848cm 8.953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11" draw:text-style-name="P2" draw:layer="layout" svg:width="0.272cm" svg:height="0.089cm" draw:transform="rotate (-2.3537510292403) translate (13.553cm 8.934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11" draw:text-style-name="P2" draw:layer="layout" svg:width="0.111cm" svg:height="0.147cm" draw:transform="rotate (-2.3537510292403) translate (13.47cm 9.2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11" draw:text-style-name="P2" draw:layer="layout" svg:width="0.089cm" svg:height="0.143cm" draw:transform="rotate (-2.3537510292403) translate (13.463cm 9.182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11" draw:text-style-name="P2" draw:layer="layout" svg:width="0.08cm" svg:height="0.099cm" draw:transform="rotate (-2.3537510292403) translate (13.43cm 9.173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11" draw:text-style-name="P2" draw:layer="layout" svg:width="0.12cm" svg:height="0.143cm" draw:transform="rotate (-2.3537510292403) translate (13.456cm 9.186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11" draw:text-style-name="P2" draw:layer="layout" svg:width="0.07cm" svg:height="0.084cm" draw:transform="rotate (-2.3537510292403) translate (13.442cm 9.22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11" draw:text-style-name="P2" draw:layer="layout" svg:width="0.032cm" svg:height="0.084cm" draw:transform="rotate (-2.3537510292403) translate (13.419cm 9.184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11" draw:text-style-name="P2" draw:layer="layout" svg:width="0.281cm" svg:height="0.283cm" draw:transform="rotate (-2.3537510292403) translate (13.321cm 8.86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11" draw:text-style-name="P2" draw:layer="layout" svg:width="0.089cm" svg:height="0.02cm" draw:transform="rotate (-2.3537510292403) translate (13.253cm 8.847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11" draw:text-style-name="P2" draw:layer="layout" svg:width="0.125cm" svg:height="0.07cm" draw:transform="rotate (-2.3537510292403) translate (13.318cm 8.848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11" draw:text-style-name="P2" draw:layer="layout" svg:width="0.365cm" svg:height="0.404cm" draw:transform="rotate (-2.3537510292403) translate (12.925cm 8.583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11" draw:text-style-name="P2" draw:layer="layout" svg:width="0.281cm" svg:height="0.283cm" draw:transform="rotate (-2.3537510292403) translate (13.948cm 8.224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11" draw:text-style-name="P2" draw:layer="layout" svg:width="0.372cm" svg:height="0.402cm" draw:transform="rotate (-2.3537510292403) translate (13.741cm 7.757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11" draw:text-style-name="P2" draw:layer="layout" svg:width="0.102cm" svg:height="0.068cm" draw:transform="rotate (-2.3537510292403) translate (13.819cm 8.351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11" draw:text-style-name="P2" draw:layer="layout" svg:width="0.329cm" svg:height="0.2cm" draw:transform="rotate (-2.3537510292403) translate (14.159cm 8.482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11" draw:text-style-name="P2" draw:layer="layout" svg:width="0.009cm" svg:height="0.001cm" draw:transform="rotate (-2.3537510292403) translate (13.796cm 8.562cm)">
            <text:p/>
            <draw:enhanced-geometry svg:viewBox="0 0 17 0" draw:type="non-primitive" draw:enhanced-path="M 0 0  L 4 0  L 9 0  L 12 0  L 17 0  L 0 0  Z N"/>
          </draw:custom-shape>
          <draw:custom-shape draw:style-name="gr11" draw:text-style-name="P2" draw:layer="layout" svg:width="0.191cm" svg:height="0.097cm" draw:transform="rotate (-2.3537510292403) translate (14.065cm 8.47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9" draw:text-style-name="P2" draw:layer="layout" svg:width="0.356cm" svg:height="0.096cm" draw:transform="rotate (-2.3537510292403) translate (13.521cm 8.222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9" draw:text-style-name="P2" draw:layer="layout" svg:width="0.372cm" svg:height="0.113cm" draw:transform="rotate (-2.3537510292403) translate (13.461cm 8.111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9" draw:text-style-name="P2" draw:layer="layout" svg:width="0.327cm" svg:height="0.012cm" draw:transform="rotate (-2.3537510292403) translate (13.32cm 8.034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9" draw:text-style-name="P2" draw:layer="layout" svg:width="0.388cm" svg:height="0.099cm" draw:transform="rotate (-2.3537510292403) translate (13.361cm 8.016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9" draw:text-style-name="P2" draw:layer="layout" svg:width="0.411cm" svg:height="0.09cm" draw:transform="rotate (-2.3537510292403) translate (13.275cm 7.922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9" draw:text-style-name="P2" draw:layer="layout" svg:width="0.191cm" svg:height="0.168cm" draw:transform="rotate (-2.3537510292403) translate (13.717cm 8.481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9" draw:text-style-name="P2" draw:layer="layout" svg:width="0.038cm" svg:height="0.028cm" draw:transform="rotate (-2.3537510292403) translate (13.635cm 8.564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9" draw:text-style-name="P2" draw:layer="layout" svg:width="0.12cm" svg:height="0.204cm" draw:transform="rotate (-2.3537510292403) translate (13.935cm 8.805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9" draw:text-style-name="P2" draw:layer="layout" svg:width="0.095cm" svg:height="0.089cm" draw:transform="rotate (-2.3537510292403) translate (13.417cm 8.844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9" draw:text-style-name="P2" draw:layer="layout" svg:width="0.123cm" svg:height="0.386cm" draw:transform="rotate (-2.3537510292403) translate (13.081cm 8.599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9" draw:text-style-name="P2" draw:layer="layout" svg:width="0.475cm" svg:height="0.086cm" draw:transform="rotate (-2.3537510292403) translate (13.169cm 7.848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2" draw:text-style-name="P2" draw:layer="layout" svg:width="0.431cm" svg:height="0.046cm" draw:transform="rotate (-2.3537510292403) translate (13.798cm 8.601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2" draw:text-style-name="P2" draw:layer="layout" svg:width="0.223cm" svg:height="0.312cm" draw:transform="rotate (-2.3537510292403) translate (13.848cm 8.47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2" draw:text-style-name="P2" draw:layer="layout" svg:width="0.223cm" svg:height="0.339cm" draw:transform="rotate (-2.3537510292403) translate (13.536cm 8.804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2" draw:text-style-name="P2" draw:layer="layout" svg:width="0.609cm" svg:height="0.03cm" draw:transform="rotate (-2.3537510292403) translate (13.621cm 8.276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2" draw:text-style-name="P2" draw:layer="layout" svg:width="0.023cm" svg:height="0.001cm" draw:transform="rotate (-2.3537510292403) translate (13.181cm 8.698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2" draw:text-style-name="P2" draw:layer="layout" svg:width="0.593cm" svg:height="0.03cm" draw:transform="rotate (-2.3537510292403) translate (13.568cm 8.269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2" draw:text-style-name="P2" draw:layer="layout" svg:width="0.745cm" svg:height="0.044cm" draw:transform="rotate (-2.3537510292403) translate (13.54cm 8.118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2" draw:text-style-name="P2" draw:layer="layout" svg:width="0.002cm" svg:height="0.014cm" draw:transform="rotate (-2.3537510292403) translate (13.003cm 8.658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2" draw:text-style-name="P2" draw:layer="layout" svg:width="0.808cm" svg:height="0.06cm" draw:transform="rotate (-2.3537510292403) translate (13.457cm 8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2" draw:text-style-name="P2" draw:layer="layout" svg:width="0.841cm" svg:height="0.046cm" draw:transform="rotate (-2.3537510292403) translate (13.345cm 7.889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2" draw:text-style-name="P2" draw:layer="layout" svg:width="0.833cm" svg:height="0.046cm" draw:transform="rotate (-2.3537510292403) translate (13.265cm 7.787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2" draw:text-style-name="P2" draw:layer="layout" svg:width="0.768cm" svg:height="0.091cm" draw:transform="rotate (-2.3537510292403) translate (13.177cm 7.78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2" draw:text-style-name="P2" draw:layer="layout" svg:width="0.095cm" svg:height="0.001cm" draw:transform="rotate (-2.3537510292403) translate (12.883cm 7.871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2" draw:text-style-name="P2" draw:layer="layout" svg:width="0.013cm" svg:height="0.014cm" draw:transform="rotate (-2.3537510292403) translate (12.785cm 7.989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3" draw:text-style-name="P2" draw:layer="layout" svg:width="0.084cm" svg:height="0.139cm" draw:transform="rotate (-2.3537510292403) translate (13.881cm 8.799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3" draw:text-style-name="P2" draw:layer="layout" svg:width="0.097cm" svg:height="0.101cm" draw:transform="rotate (-2.3537510292403) translate (13.654cm 8.486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3" draw:text-style-name="P2" draw:layer="layout" svg:width="0.207cm" svg:height="0.04cm" draw:transform="rotate (-2.3537510292403) translate (13.455cm 8.26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3" draw:text-style-name="P2" draw:layer="layout" svg:width="0.025cm" svg:height="0.014cm" draw:transform="rotate (-2.3537510292403) translate (13.342cm 8.336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3" draw:text-style-name="P2" draw:layer="layout" svg:width="0.146cm" svg:height="0.064cm" draw:transform="rotate (-2.3537510292403) translate (13.31cm 8.216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3" draw:text-style-name="P2" draw:layer="layout" svg:width="0.114cm" svg:height="0.056cm" draw:transform="rotate (-2.3537510292403) translate (13.183cm 8.133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3" draw:text-style-name="P2" draw:layer="layout" svg:width="0.111cm" svg:height="0.056cm" draw:transform="rotate (-2.3537510292403) translate (13.122cm 8.053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3" draw:text-style-name="P2" draw:layer="layout" svg:width="0.022cm" svg:height="0.001cm" draw:transform="rotate (-2.3537510292403) translate (13.1cm 8.017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3" draw:text-style-name="P2" draw:layer="layout" svg:width="0.121cm" svg:height="0.044cm" draw:transform="rotate (-2.3537510292403) translate (12.992cm 7.965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10" draw:text-style-name="P2" draw:layer="layout" svg:width="0.015cm" svg:height="0.014cm" draw:transform="rotate (-2.3537510292403) translate (13.383cm 9.239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10" draw:text-style-name="P2" draw:layer="layout" svg:width="0.054cm" svg:height="0.032cm" draw:transform="rotate (-2.3537510292403) translate (13.826cm 8.98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10" draw:text-style-name="P2" draw:layer="layout" svg:width="0.063cm" svg:height="0.014cm" draw:transform="rotate (-2.3537510292403) translate (13.939cm 8.841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10" draw:text-style-name="P2" draw:layer="layout" svg:width="0.024cm" svg:height="0.042cm" draw:transform="rotate (-2.3537510292403) translate (13.929cm 8.831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10" draw:text-style-name="P2" draw:layer="layout" svg:width="0.004cm" svg:height="0.042cm" draw:transform="rotate (-2.3537510292403) translate (13.923cm 8.837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10" draw:text-style-name="P2" draw:layer="layout" svg:width="0.073cm" svg:height="0.036cm" draw:transform="rotate (-2.3537510292403) translate (13.782cm 8.991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10" draw:text-style-name="P2" draw:layer="layout" svg:width="0.016cm" svg:height="0.014cm" draw:transform="rotate (-2.3537510292403) translate (13.775cm 9.006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10" draw:text-style-name="P2" draw:layer="layout" svg:width="0.022cm" svg:height="0.042cm" draw:transform="rotate (-2.3537510292403) translate (13.945cm 8.815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10" draw:text-style-name="P2" draw:layer="layout" svg:width="0.705cm" svg:height="1.099cm" draw:transform="rotate (-2.3537510292403) translate (13.873cm 9.059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4" draw:text-style-name="P2" draw:layer="layout" svg:width="0.095cm" svg:height="0.212cm" draw:transform="rotate (-2.3537510292403) translate (13.962cm 8.718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10" draw:text-style-name="P2" draw:layer="layout" svg:width="0.095cm" svg:height="0.212cm" draw:transform="rotate (-2.3537510292403) translate (13.962cm 8.718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4" draw:text-style-name="P2" draw:layer="layout" svg:width="0.111cm" svg:height="0.2cm" draw:transform="rotate (-2.3537510292403) translate (13.968cm 8.712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10" draw:text-style-name="P2" draw:layer="layout" svg:width="0.111cm" svg:height="0.2cm" draw:transform="rotate (-2.3537510292403) translate (13.968cm 8.712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4" draw:text-style-name="P2" draw:layer="layout" svg:width="0.096cm" svg:height="0.127cm" draw:transform="rotate (-2.3537510292403) translate (13.967cm 8.732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10" draw:text-style-name="P2" draw:layer="layout" svg:width="0.096cm" svg:height="0.127cm" draw:transform="rotate (-2.3537510292403) translate (13.967cm 8.732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4" draw:text-style-name="P2" draw:layer="layout" svg:width="0.097cm" svg:height="0.198cm" draw:transform="rotate (-2.3537510292403) translate (13.705cm 8.995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10" draw:text-style-name="P2" draw:layer="layout" svg:width="0.097cm" svg:height="0.198cm" draw:transform="rotate (-2.3537510292403) translate (13.705cm 8.995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4" draw:text-style-name="P2" draw:layer="layout" svg:width="0.107cm" svg:height="0.125cm" draw:transform="rotate (-2.3537510292403) translate (13.641cm 8.941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10" draw:text-style-name="P2" draw:layer="layout" svg:width="0.107cm" svg:height="0.125cm" draw:transform="rotate (-2.3537510292403) translate (13.641cm 8.941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4" draw:text-style-name="P2" draw:layer="layout" svg:width="0.08cm" svg:height="0.014cm" draw:transform="rotate (-2.3537510292403) translate (13.674cm 8.928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10" draw:text-style-name="P2" draw:layer="layout" svg:width="0.08cm" svg:height="0.014cm" draw:transform="rotate (-2.3537510292403) translate (13.674cm 8.928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4" draw:text-style-name="P2" draw:layer="layout" svg:width="0.091cm" svg:height="0.146cm" draw:transform="rotate (-2.3537510292403) translate (13.884cm 8.576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10" draw:text-style-name="P2" draw:layer="layout" svg:width="0.091cm" svg:height="0.146cm" draw:transform="rotate (-2.3537510292403) translate (13.884cm 8.576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4" draw:text-style-name="P2" draw:layer="layout" svg:width="0.073cm" svg:height="0.143cm" draw:transform="rotate (-2.3537510292403) translate (13.572cm 8.949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10" draw:text-style-name="P2" draw:layer="layout" svg:width="0.073cm" svg:height="0.143cm" draw:transform="rotate (-2.3537510292403) translate (13.572cm 8.949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3" draw:text-style-name="P2" draw:layer="layout" svg:width="0.02cm" svg:height="0.008cm" draw:transform="rotate (-2.3537510292403) translate (13.355cm 9.34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10" draw:text-style-name="P2" draw:layer="layout" svg:width="0.02cm" svg:height="0.008cm" draw:transform="rotate (-2.3537510292403) translate (13.355cm 9.34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4" draw:text-style-name="P2" draw:layer="layout" svg:width="0.248cm" svg:height="0.149cm" draw:transform="rotate (-2.3537510292403) translate (13.485cm 9.35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10" draw:text-style-name="P2" draw:layer="layout" svg:width="0.248cm" svg:height="0.149cm" draw:transform="rotate (-2.3537510292403) translate (13.485cm 9.35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4" draw:text-style-name="P2" draw:layer="layout" svg:width="0.219cm" svg:height="0.135cm" draw:transform="rotate (-2.3537510292403) translate (12.95cm 8.859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10" draw:text-style-name="P2" draw:layer="layout" svg:width="0.219cm" svg:height="0.135cm" draw:transform="rotate (-2.3537510292403) translate (12.95cm 8.859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4" draw:text-style-name="P2" draw:layer="layout" svg:width="0.303cm" svg:height="0.206cm" draw:transform="rotate (-2.3537510292403) translate (12.42cm 8.557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10" draw:text-style-name="P2" draw:layer="layout" svg:width="0.303cm" svg:height="0.206cm" draw:transform="rotate (-2.3537510292403) translate (12.42cm 8.557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4" draw:text-style-name="P2" draw:layer="layout" svg:width="0.075cm" svg:height="0.042cm" draw:transform="rotate (-2.3537510292403) translate (12.721cm 8.174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10" draw:text-style-name="P2" draw:layer="layout" svg:width="0.075cm" svg:height="0.042cm" draw:transform="rotate (-2.3537510292403) translate (12.721cm 8.174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4" draw:text-style-name="P2" draw:layer="layout" svg:width="0.063cm" svg:height="0.034cm" draw:transform="rotate (-2.3537510292403) translate (13.105cm 7.769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10" draw:text-style-name="P2" draw:layer="layout" svg:width="0.063cm" svg:height="0.034cm" draw:transform="rotate (-2.3537510292403) translate (13.105cm 7.769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4" draw:text-style-name="P2" draw:layer="layout" svg:width="0.068cm" svg:height="0.078cm" draw:transform="rotate (-2.3537510292403) translate (12.757cm 8.09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10" draw:text-style-name="P2" draw:layer="layout" svg:width="0.068cm" svg:height="0.078cm" draw:transform="rotate (-2.3537510292403) translate (12.757cm 8.09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4" draw:text-style-name="P2" draw:layer="layout" svg:width="0.066cm" svg:height="0.078cm" draw:transform="rotate (-2.3537510292403) translate (13.045cm 7.805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10" draw:text-style-name="P2" draw:layer="layout" svg:width="0.066cm" svg:height="0.078cm" draw:transform="rotate (-2.3537510292403) translate (13.045cm 7.805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4" draw:text-style-name="P2" draw:layer="layout" svg:width="0.235cm" svg:height="0.135cm" draw:transform="rotate (-2.3537510292403) translate (13.907cm 7.884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10" draw:text-style-name="P2" draw:layer="layout" svg:width="0.235cm" svg:height="0.135cm" draw:transform="rotate (-2.3537510292403) translate (13.907cm 7.884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4" draw:text-style-name="P2" draw:layer="layout" svg:width="0.31cm" svg:height="0.208cm" draw:transform="rotate (-2.3537510292403) translate (13.676cm 7.293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10" draw:text-style-name="P2" draw:layer="layout" svg:width="0.31cm" svg:height="0.208cm" draw:transform="rotate (-2.3537510292403) translate (13.676cm 7.293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10" draw:text-style-name="P2" draw:layer="layout" svg:width="0.676cm" svg:height="1.099cm" draw:transform="rotate (-2.3537510292403) translate (14.467cm 8.477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4" draw:text-style-name="P2" draw:layer="layout" svg:width="0.244cm" svg:height="0.15cm" draw:transform="rotate (-2.3537510292403) translate (14.407cm 8.42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10" draw:text-style-name="P2" draw:layer="layout" svg:width="0.244cm" svg:height="0.15cm" draw:transform="rotate (-2.3537510292403) translate (14.407cm 8.42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10" draw:text-style-name="P2" draw:layer="layout" svg:width="0.002cm" svg:height="0.056cm" draw:transform="rotate (-2.3537510292403) translate (14.283cm 8.495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10" draw:text-style-name="P2" draw:layer="layout" svg:width="0.002cm" svg:height="0.056cm" draw:transform="rotate (-2.3537510292403) translate (14.24cm 8.519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10" draw:text-style-name="P2" draw:layer="layout" svg:width="0.004cm" svg:height="0.042cm" draw:transform="rotate (-2.3537510292403) translate (14.33cm 8.468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10" draw:text-style-name="P2" draw:layer="layout" svg:width="0.043cm" svg:height="0.002cm" draw:transform="rotate (-2.3537510292403) translate (14.32cm 8.391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10" draw:text-style-name="P2" draw:layer="layout" svg:width="0.068cm" svg:height="0.014cm" draw:transform="rotate (-2.3537510292403) translate (14.279cm 8.399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10" draw:text-style-name="P2" draw:layer="layout" svg:width="0.068cm" svg:height="0.022cm" draw:transform="rotate (-2.3537510292403) translate (14.233cm 8.405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10" draw:text-style-name="P2" draw:layer="layout" svg:width="0.002cm" svg:height="0.05cm" draw:transform="rotate (-2.3537510292403) translate (14.181cm 8.53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10" draw:text-style-name="P2" draw:layer="layout" svg:width="0.05cm" svg:height="0.016cm" draw:transform="rotate (-2.3537510292403) translate (14.187cm 8.443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10" draw:text-style-name="P2" draw:layer="layout" svg:width="0.006cm" svg:height="0.034cm" draw:transform="rotate (-2.3537510292403) translate (14.157cm 8.522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10" draw:text-style-name="P2" draw:layer="layout" svg:width="0.027cm" svg:height="0.005cm" draw:transform="rotate (-2.3537510292403) translate (14.151cm 8.448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10" draw:text-style-name="P2" draw:layer="layout" svg:width="0.009cm" svg:height="0.058cm" draw:transform="rotate (-2.3537510292403) translate (13.446cm 9.249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10" draw:text-style-name="P2" draw:layer="layout" svg:width="0.008cm" svg:height="0.056cm" draw:transform="rotate (-2.3537510292403) translate (13.438cm 9.264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10" draw:text-style-name="P2" draw:layer="layout" svg:width="0.059cm" svg:height="0.008cm" draw:transform="rotate (-2.3537510292403) translate (13.359cm 9.236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10" draw:text-style-name="P2" draw:layer="layout" svg:width="0.05cm" svg:height="0.014cm" draw:transform="rotate (-2.3537510292403) translate (13.364cm 9.21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10" draw:text-style-name="P2" draw:layer="layout" svg:width="0.009cm" svg:height="0.028cm" draw:transform="rotate (-2.3537510292403) translate (13.409cm 9.326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10" draw:text-style-name="P2" draw:layer="layout" svg:width="0.002cm" svg:height="0.048cm" draw:transform="rotate (-2.3537510292403) translate (13.383cm 9.38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10" draw:text-style-name="P2" draw:layer="layout" svg:width="0.004cm" svg:height="0.036cm" draw:transform="rotate (-2.3537510292403) translate (13.364cm 9.411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10" draw:text-style-name="P2" draw:layer="layout" svg:width="0.006cm" svg:height="0.042cm" draw:transform="rotate (-2.3537510292403) translate (13.354cm 9.441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10" draw:text-style-name="P2" draw:layer="layout" svg:width="0.038cm" svg:height="0.022cm" draw:transform="rotate (-2.3537510292403) translate (13.314cm 9.401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10" draw:text-style-name="P2" draw:layer="layout" svg:width="0.034cm" svg:height="0.014cm" draw:transform="rotate (-2.3537510292403) translate (13.329cm 9.353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10" draw:text-style-name="P2" draw:layer="layout" svg:width="0.043cm" svg:height="0.02cm" draw:transform="rotate (-2.3537510292403) translate (13.355cm 9.307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10" draw:text-style-name="P2" draw:layer="layout" svg:width="0.041cm" svg:height="0.022cm" draw:transform="rotate (-2.3537510292403) translate (13.377cm 9.277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10" draw:text-style-name="P2" draw:layer="layout" svg:width="0.027cm" svg:height="0.007cm" draw:transform="rotate (-2.3537510292403) translate (13.079cm 8.891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10" draw:text-style-name="P2" draw:layer="layout" svg:width="0.008cm" svg:height="0.008cm" draw:transform="rotate (-2.3537510292403) translate (13.065cm 8.916cm)">
            <text:p/>
            <draw:enhanced-geometry svg:viewBox="0 0 17 18" draw:type="non-primitive" draw:enhanced-path="M 0 18  L 0 18  L 5 13  L 8 9  L 13 4  L 17 0  N"/>
          </draw:custom-shape>
          <draw:custom-shape draw:style-name="gr10" draw:text-style-name="P2" draw:layer="layout" svg:width="0.036cm" svg:height="0.014cm" draw:transform="rotate (-2.3537510292403) translate (13.088cm 8.901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10" draw:text-style-name="P2" draw:layer="layout" svg:width="0.032cm" svg:height="0.007cm" draw:transform="rotate (-2.3537510292403) translate (13.001cm 8.88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10" draw:text-style-name="P2" draw:layer="layout" svg:width="0.041cm" svg:height="0.008cm" draw:transform="rotate (-2.3537510292403) translate (12.972cm 8.868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10" draw:text-style-name="P2" draw:layer="layout" svg:width="0.032cm" svg:height="0.014cm" draw:transform="rotate (-2.3537510292403) translate (13.024cm 8.836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10" draw:text-style-name="P2" draw:layer="layout" svg:width="0.032cm" svg:height="0.007cm" draw:transform="rotate (-2.3537510292403) translate (13.069cm 8.852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10" draw:text-style-name="P2" draw:layer="layout" svg:width="0.03cm" svg:height="0.005cm" draw:transform="rotate (-2.3537510292403) translate (13.1cm 8.87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10" draw:text-style-name="P2" draw:layer="layout" svg:width="0.032cm" svg:height="0.006cm" draw:transform="rotate (-2.3537510292403) translate (13.142cm 8.879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10" draw:text-style-name="P2" draw:layer="layout" svg:width="0.036cm" svg:height="0.028cm" draw:transform="rotate (-2.3537510292403) translate (12.685cm 8.605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10" draw:text-style-name="P2" draw:layer="layout" svg:width="0.04cm" svg:height="0.014cm" draw:transform="rotate (-2.3537510292403) translate (12.651cm 8.639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10" draw:text-style-name="P2" draw:layer="layout" svg:width="0.032cm" svg:height="0.022cm" draw:transform="rotate (-2.3537510292403) translate (12.631cm 8.589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10" draw:text-style-name="P2" draw:layer="layout" svg:width="0.045cm" svg:height="0.001cm" draw:transform="rotate (-2.3537510292403) translate (12.584cm 8.617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10" draw:text-style-name="P2" draw:layer="layout" svg:width="0.032cm" svg:height="0.022cm" draw:transform="rotate (-2.3537510292403) translate (12.576cm 8.564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10" draw:text-style-name="P2" draw:layer="layout" svg:width="0.043cm" svg:height="0.002cm" draw:transform="rotate (-2.3537510292403) translate (12.533cm 8.595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10" draw:text-style-name="P2" draw:layer="layout" svg:width="0.032cm" svg:height="0.014cm" draw:transform="rotate (-2.3537510292403) translate (12.504cm 8.544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10" draw:text-style-name="P2" draw:layer="layout" svg:width="0.054cm" svg:height="0.001cm" draw:transform="rotate (-2.3537510292403) translate (12.486cm 8.562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10" draw:text-style-name="P2" draw:layer="layout" svg:width="0.022cm" svg:height="0.005cm" draw:transform="rotate (-2.3537510292403) translate (12.502cm 8.526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10" draw:text-style-name="P2" draw:layer="layout" svg:width="0.027cm" svg:height="0.028cm" draw:transform="rotate (-2.3537510292403) translate (12.452cm 8.537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10" draw:text-style-name="P2" draw:layer="layout" svg:width="0.031cm" svg:height="0.005cm" draw:transform="rotate (-2.3537510292403) translate (12.43cm 8.567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10" draw:text-style-name="P2" draw:layer="layout" svg:width="0.05cm" svg:height="0.001cm" draw:transform="rotate (-2.3537510292403) translate (13.793cm 8.052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10" draw:text-style-name="P2" draw:layer="layout" svg:width="0.061cm" svg:height="0.007cm" draw:transform="rotate (-2.3537510292403) translate (13.816cm 8.102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10" draw:text-style-name="P2" draw:layer="layout" svg:width="0.036cm" svg:height="0.001cm" draw:transform="rotate (-2.3537510292403) translate (13.809cm 8.148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10" draw:text-style-name="P2" draw:layer="layout" svg:width="0.048cm" svg:height="0.001cm" draw:transform="rotate (-2.3537510292403) translate (13.828cm 8.201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10" draw:text-style-name="P2" draw:layer="layout" svg:width="0.025cm" svg:height="0.005cm" draw:transform="rotate (-2.3537510292403) translate (13.766cm 8.2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10" draw:text-style-name="P2" draw:layer="layout" svg:width="0.029cm" svg:height="0.007cm" draw:transform="rotate (-2.3537510292403) translate (13.76cm 8.137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10" draw:text-style-name="P2" draw:layer="layout" svg:width="0.048cm" svg:height="0.016cm" draw:transform="rotate (-2.3537510292403) translate (13.753cm 8.084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10" draw:text-style-name="P2" draw:layer="layout" svg:width="0.02cm" svg:height="0.001cm" draw:transform="rotate (-2.3537510292403) translate (13.117cm 8.915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10" draw:text-style-name="P2" draw:layer="layout" svg:width="0.038cm" svg:height="0.016cm" draw:transform="rotate (-2.3537510292403) translate (13.566cm 7.709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10" draw:text-style-name="P2" draw:layer="layout" svg:width="0.016cm" svg:height="0.034cm" draw:transform="rotate (-2.3537510292403) translate (13.524cm 7.74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10" draw:text-style-name="P2" draw:layer="layout" svg:width="0.061cm" svg:height="0.04cm" draw:transform="rotate (-2.3537510292403) translate (13.561cm 7.691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10" draw:text-style-name="P2" draw:layer="layout" svg:width="0.011cm" svg:height="0.034cm" draw:transform="rotate (-2.3537510292403) translate (13.491cm 7.673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10" draw:text-style-name="P2" draw:layer="layout" svg:width="0.045cm" svg:height="0.014cm" draw:transform="rotate (-2.3537510292403) translate (13.519cm 7.604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10" draw:text-style-name="P2" draw:layer="layout" svg:width="0.029cm" svg:height="0.04cm" draw:transform="rotate (-2.3537510292403) translate (13.471cm 7.621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10" draw:text-style-name="P2" draw:layer="layout" svg:width="0.061cm" svg:height="0.001cm" draw:transform="rotate (-2.3537510292403) translate (13.514cm 7.529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10" draw:text-style-name="P2" draw:layer="layout" svg:width="0.025cm" svg:height="0.042cm" draw:transform="rotate (-2.3537510292403) translate (13.46cm 7.583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3" draw:text-style-name="P2" draw:layer="layout" svg:width="0.064cm" svg:height="0.064cm" draw:transform="rotate (-2.3537510292403) translate (13.948cm 8.824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10" draw:text-style-name="P2" draw:layer="layout" svg:width="0.064cm" svg:height="0.064cm" draw:transform="rotate (-2.3537510292403) translate (13.948cm 8.824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4" draw:text-style-name="P2" draw:layer="layout" svg:width="0.073cm" svg:height="0.07cm" draw:transform="rotate (-2.3537510292403) translate (13.948cm 8.824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10" draw:text-style-name="P2" draw:layer="layout" svg:width="0.073cm" svg:height="0.07cm" draw:transform="rotate (-2.3537510292403) translate (13.948cm 8.824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4" draw:text-style-name="P2" draw:layer="layout" svg:width="0.043cm" svg:height="0.014cm" draw:transform="rotate (-2.3537510292403) translate (13.947cm 8.833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10" draw:text-style-name="P2" draw:layer="layout" svg:width="0.043cm" svg:height="0.014cm" draw:transform="rotate (-2.3537510292403) translate (13.947cm 8.833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4" draw:text-style-name="P2" draw:layer="layout" svg:width="0.022cm" svg:height="0.014cm" draw:transform="rotate (-2.3537510292403) translate (13.951cm 8.821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10" draw:text-style-name="P2" draw:layer="layout" svg:width="0.022cm" svg:height="0.014cm" draw:transform="rotate (-2.3537510292403) translate (13.951cm 8.821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4" draw:text-style-name="P2" draw:layer="layout" svg:width="0.061cm" svg:height="0.028cm" draw:transform="rotate (-2.3537510292403) translate (13.781cm 9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10" draw:text-style-name="P2" draw:layer="layout" svg:width="0.061cm" svg:height="0.028cm" draw:transform="rotate (-2.3537510292403) translate (13.781cm 9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4" draw:text-style-name="P2" draw:layer="layout" svg:width="0.061cm" svg:height="0.048cm" draw:transform="rotate (-2.3537510292403) translate (13.772cm 8.997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10" draw:text-style-name="P2" draw:layer="layout" svg:width="0.061cm" svg:height="0.048cm" draw:transform="rotate (-2.3537510292403) translate (13.772cm 8.997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4" draw:text-style-name="P2" draw:layer="layout" svg:width="0.036cm" svg:height="0.028cm" draw:transform="rotate (-2.3537510292403) translate (13.951cm 8.821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10" draw:text-style-name="P2" draw:layer="layout" svg:width="0.036cm" svg:height="0.028cm" draw:transform="rotate (-2.3537510292403) translate (13.951cm 8.821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custom-shape draw:style-name="gr8" draw:text-style-name="P2" draw:layer="layout" svg:width="2.403cm" svg:height="0.6cm" svg:x="13.957cm" svg:y="12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72cm" svg:height="9.327cm" svg:x="3.126cm" svg:y="1.896cm" draw:page-number="6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omit the tag name?</text:p>
                <text:list text:style-name="L3">
                  <text:list-item>
                    <text:p text:style-name="P5">is not an option for cyclically dependent types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3.203cm" svg:height="4.317cm" svg:x="5.159cm" svg:y="6.01cm">
          <text:p text:style-name="P6"><text:span text:style-name="T4">struct</text:span><text:span text:style-name="T5"> link </text:span></text:p>
          <text:p text:style-name="P6"><text:span text:style-name="T5">{ </text:span></text:p>
          <text:p text:style-name="P6"><text:span text:style-name="T5"><text:s text:c="4"/></text:span><text:span text:style-name="T4">struct</text:span><text:span text:style-name="T5"> link * next;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199cm" svg:height="3.505cm" svg:x="5.159cm" svg:y="12.224cm">
          <text:p text:style-name="P6"><text:span text:style-name="T4">typedef struct</text:span><text:span text:style-name="T5"> </text:span></text:p>
          <text:p text:style-name="P6"><text:span text:style-name="T5">{ </text:span></text:p>
          <text:p text:style-name="P6"><text:span text:style-name="T5"><text:s text:c="4"/></text:span><text:span text:style-name="T4">struct</text:span><text:span text:style-name="T5"> link * next;</text:span></text:p>
          <text:p text:style-name="P6"><text:span text:style-name="T5">} link;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417cm" svg:height="2.787cm" svg:x="18.759cm" svg:y="12.224cm">
          <text:p text:style-name="P7"><text:span text:style-name="T12">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cm" svg:height="0.6cm" svg:x="13.159cm" svg:y="12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93cm" svg:height="2.801cm" svg:x="20.959cm" svg:y="6.809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18.746cm" svg:y="6.729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0.968cm" svg:y="12.025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7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omit the tag name?</text:p>
                <text:list text:style-name="L3">
                  <text:list-item>
                    <text:p text:style-name="P5">prevents forward declarations</text:p>
                  </text:list-item>
                  <text:list-item>
                    <text:p text:style-name="P5">forces unnecessary #includes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9.402cm" svg:height="2.965cm" svg:x="8.753cm" svg:y="7.17cm">
          <text:p text:style-name="P6"><text:span text:style-name="T18">typedef struct</text:span><text:span text:style-name="T19"> <text:s/></text:span></text:p>
          <text:p text:style-name="P6"><text:span text:style-name="T19">{ </text:span></text:p>
          <text:p text:style-name="P6"><text:span text:style-name="T19"><text:s text:c="4"/></text:span><text:span text:style-name="T18">...</text:span><text:span text:style-name="T19"> </text:span></text:p>
          <text:p text:style-name="P6"><text:span text:style-name="T19">} date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8.555cm" svg:y="6.125cm">
          <text:p text:style-name="P8"><text:span text:style-name="T7">date.h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402cm" svg:height="2.288cm" svg:x="8.753cm" svg:y="12.524cm">
          <text:p text:style-name="P6"><text:span text:style-name="T20">#include "date.h"</text:span></text:p>
          <text:p text:style-name="P6"><text:span text:style-name="T20"/></text:p>
          <text:p text:style-name="P6"><text:span text:style-name="T18">void </text:span><text:span text:style-name="T21">f(date d);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403cm" svg:height="0.6cm" svg:x="15.553cm" svg:y="7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398cm" svg:height="2.002cm" svg:x="13.555cm" svg:y="10.3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cm" svg:height="1.023cm" svg:x="8.555cm" svg:y="11.509cm">
          <text:p text:style-name="P8"><text:span text:style-name="T7">use.h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12.568cm" svg:y="15.112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10.354cm" svg:y="15.033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8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riation-2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writing a tag name?</text:p>
                <text:list text:style-name="L3">
                  <text:list-item>
                    <text:p text:style-name="P5">allows forward declarations</text:p>
                  </text:list-item>
                  <text:list-item>
                    <text:p text:style-name="P5">allows omission of unnecessary #includes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9.402cm" svg:height="2.965cm" svg:x="5.556cm" svg:y="6.95cm">
          <text:p text:style-name="P6"><text:span text:style-name="T18">typedef struct</text:span><text:span text:style-name="T19"> date </text:span></text:p>
          <text:p text:style-name="P6"><text:span text:style-name="T19">{ </text:span></text:p>
          <text:p text:style-name="P6"><text:span text:style-name="T19"><text:s text:c="4"/></text:span><text:span text:style-name="T18">...</text:span><text:span text:style-name="T19"> </text:span></text:p>
          <text:p text:style-name="P6"><text:span text:style-name="T19">} date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5.358cm" svg:y="5.905cm">
          <text:p text:style-name="P8"><text:span text:style-name="T7">date.h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1.403cm" svg:height="2.288cm" svg:x="10.557cm" svg:y="8.921cm">
          <text:p text:style-name="P6"><text:span text:style-name="T18">typedef struct</text:span><text:span text:style-name="T21"> date date;</text:span></text:p>
          <text:p text:style-name="P6"><text:span text:style-name="T21"/></text:p>
          <text:p text:style-name="P6"><text:span text:style-name="T18">void </text:span><text:span text:style-name="T21">f(date d)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002cm" svg:height="2.965cm" svg:x="5.556cm" svg:y="12.951cm">
          <text:p text:style-name="P6"><text:span text:style-name="T18">struct</text:span><text:span text:style-name="T19"> date </text:span></text:p>
          <text:p text:style-name="P6"><text:span text:style-name="T19">{ </text:span></text:p>
          <text:p text:style-name="P6"><text:span text:style-name="T19"><text:s text:c="4"/></text:span><text:span text:style-name="T18">...</text:span><text:span text:style-name="T19"> </text:span></text:p>
          <text:p text:style-name="P6"><text:span text:style-name="T19">}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001cm" svg:height="1.023cm" svg:x="5.353cm" svg:y="11.933cm">
          <text:p text:style-name="P8"><text:span text:style-name="T7">date.h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9.992cm" svg:height="2.965cm" svg:x="10.76cm" svg:y="14.631cm">
          <text:p text:style-name="P6"><text:span text:style-name="T18">struct </text:span><text:span text:style-name="T21">date;</text:span></text:p>
          <text:p text:style-name="P6"><text:span text:style-name="T21"/></text:p>
          <text:p text:style-name="P6"><text:span text:style-name="T18">void </text:span><text:span text:style-name="T21">f(</text:span><text:span text:style-name="T18">struct </text:span><text:span text:style-name="T21">date d);</text:span><text:span text:style-name="T18"> <text:s/>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22.975cm" svg:y="1.005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20.761cm" svg:y="0.926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9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recap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recap</text:p>
          </draw:text-box>
        </draw:frame>
        <draw:frame presentation:style-name="pr3" draw:text-style-name="P2" draw:layer="layout" svg:width="23.919cm" svg:height="16.934cm" svg:x="3.597cm" svg:y="1.124cm" presentation:class="outline" presentation:user-transformed="true">
          <draw:text-box>
            <text:list text:style-name="L2">
              <text:list-item>
                <text:p text:style-name="P4"><text:span text:style-name="T3">these are the two recommended styles</text:span></text:p>
                <text:list text:style-name="L3">
                  <text:list-item>
                    <text:p text:style-name="P5"><text:span text:style-name="T3">any variation is unhelpful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0.795cm" svg:height="3.505cm" svg:x="4.555cm" svg:y="14.023cm">
          <text:p text:style-name="P6"><text:span text:style-name="T4">struct</text:span><text:span text:style-name="T5"> date 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795cm" svg:height="3.505cm" svg:x="4.555cm" svg:y="6.725cm">
          <text:p text:style-name="P6"><text:span text:style-name="T4">typedef struct</text:span><text:span text:style-name="T5"> date</text:span></text:p>
          <text:p text:style-name="P6"><text:span text:style-name="T5">{ </text:span></text:p>
          <text:p text:style-name="P6"><text:span text:style-name="T5"><text:s text:c="4"/></text:span><text:span text:style-name="T4">...</text:span><text:span text:style-name="T5"> </text:span></text:p>
          <text:p text:style-name="P6"><text:span text:style-name="T5">} date;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053cm" svg:height="5.673cm" svg:x="16.121cm" svg:y="6.456cm">
          <text:p text:style-name="P7"><text:span text:style-name="T6">if you use a typedef</text:span></text:p>
          <text:p text:style-name="P7"><text:span text:style-name="T6">make the typedef </text:span></text:p>
          <text:p text:style-name="P7"><text:span text:style-name="T6">name the same as</text:span></text:p>
          <text:p text:style-name="P7"><text:span text:style-name="T6">the tag nam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312cm" svg:height="1.611cm" svg:x="16.35cm" svg:y="14.327cm">
          <text:p text:style-name="P7"><text:span text:style-name="T6">or don't typedef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001cm" svg:height="1.023cm" svg:x="8.356cm" svg:y="10.927cm">
          <text:p text:style-name="P8"><text:span text:style-name="T7">typedef nam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9.401cm" svg:height="1.023cm" svg:x="8.758cm" svg:y="4.926cm">
          <text:p text:style-name="P8"><text:span text:style-name="T8">tag name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1.959cm" svg:y1="5.525cm" svg:x2="13.56cm" svg:y2="5.525cm">
          <text:p/>
        </draw:line>
        <draw:line draw:style-name="gr6" draw:text-style-name="P9" draw:layer="layout" svg:x1="13.56cm" svg:y1="5.525cm" svg:x2="13.56cm" svg:y2="6.526cm">
          <text:p/>
        </draw:line>
        <draw:line draw:style-name="gr5" draw:text-style-name="P9" draw:layer="layout" svg:x1="8.356cm" svg:y1="11.527cm" svg:x2="6.756cm" svg:y2="11.527cm">
          <text:p/>
        </draw:line>
        <draw:line draw:style-name="gr6" draw:text-style-name="P9" draw:layer="layout" svg:x1="6.756cm" svg:y1="11.527cm" svg:x2="6.756cm" svg:y2="10.323cm">
          <text:p/>
        </draw:line>
        <presentation:notes draw:style-name="dp2">
          <draw:page-thumbnail draw:layer="layout" svg:width="13.472cm" svg:height="9.327cm" svg:x="3.126cm" svg:y="1.896cm" draw:page-number="10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typedef != definition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typedef != definition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typedef does </text:span><text:span text:style-name="T15">not</text:span><text:span text:style-name="T3"> create a new type</text:span></text:p>
                <text:list text:style-name="L3">
                  <text:list-item>
                    <text:p text:style-name="P5"><text:span text:style-name="T3">perhaps it should have been named typedecl ?</text:span></text:p>
                  </text:list-item>
                </text:list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custom-shape draw:style-name="gr17" draw:text-style-name="P2" draw:layer="layout" svg:width="15.001cm" svg:height="1.023cm" svg:x="6.959cm" svg:y="7.907cm">
          <text:p text:style-name="P7"><text:span text:style-name="T23">typedef int</text:span><text:span text:style-name="T24"> kilometer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1cm" svg:height="4.071cm" svg:x="6.959cm" svg:y="10.455cm">
          <text:p text:style-name="P7"><text:span text:style-name="T23">void</text:span><text:span text:style-name="T24"> weak(mile lhs, kilometer rhs)</text:span></text:p>
          <text:p text:style-name="P7"><text:span text:style-name="T24">{</text:span></text:p>
          <text:p text:style-name="P7"><text:span text:style-name="T24"><text:s text:c="4"/></text:span><text:span text:style-name="T24">lhs = rhs;</text:span></text:p>
          <text:p text:style-name="P7"><text:span text:style-name="T24"><text:s text:c="4"/></text:span><text:span text:style-name="T24">...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line draw:style-name="gr18" draw:text-style-name="P9" draw:layer="layout" svg:x1="22.96cm" svg:y1="12.567cm" svg:x2="12.761cm" svg:y2="12.562cm">
          <text:p/>
        </draw:line>
        <draw:custom-shape draw:style-name="gr7" draw:text-style-name="P2" draw:layer="layout" svg:width="3.202cm" svg:height="3.295cm" svg:x="22.56cm" svg:y="10.667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4.368cm" svg:y="10.963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1cm" svg:height="1.023cm" svg:x="6.959cm" svg:y="5.305cm">
          <text:p text:style-name="P7"><text:span text:style-name="T23">typedef int </text:span><text:span text:style-name="T24">mile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1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ruct == definition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struct == definition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struct </text:span><text:span text:style-name="T15">does</text:span><text:span text:style-name="T3"> introduce a new type name</text:span></text:p>
                <text:list text:style-name="L3">
                  <text:list-item>
                    <text:p text:style-name="P5"><text:span text:style-name="T3">use a wrapper type instead…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1.602cm" svg:height="3.309cm" svg:x="6.557cm" svg:y="5.018cm">
          <text:p text:style-name="P7"><text:span text:style-name="T23">typedef struct</text:span><text:span text:style-name="T24"> mile</text:span></text:p>
          <text:p text:style-name="P7"><text:span text:style-name="T24">{</text:span></text:p>
          <text:p text:style-name="P7"><text:span text:style-name="T24"><text:s text:c="4"/></text:span><text:span text:style-name="T23">int</text:span><text:span text:style-name="T24"> value; </text:span></text:p>
          <text:p text:style-name="P7"><text:span text:style-name="T24">} mile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2cm" svg:height="3.309cm" svg:x="6.557cm" svg:y="14.019cm">
          <text:p text:style-name="P7"><text:span text:style-name="T23">void</text:span><text:span text:style-name="T24"> strong(mile lhs, kilometer rhs)</text:span></text:p>
          <text:p text:style-name="P7"><text:span text:style-name="T24">{</text:span></text:p>
          <text:p text:style-name="P7"><text:span text:style-name="T24"><text:s text:c="4"/></text:span><text:span text:style-name="T24">lhs = rhs;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line draw:style-name="gr19" draw:text-style-name="P9" draw:layer="layout" svg:x1="22.56cm" svg:y1="16.126cm" svg:x2="12.36cm" svg:y2="16.122cm">
          <text:p/>
        </draw:line>
        <draw:custom-shape draw:style-name="gr7" draw:text-style-name="P2" draw:layer="layout" svg:width="2.416cm" svg:height="3.295cm" svg:x="22.362cm" svg:y="14.433cm">
          <text:p text:style-name="P7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4.165cm" svg:y="14.526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2cm" svg:height="3.295cm" svg:x="18.556cm" svg:y="4.926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1.602cm" svg:height="3.309cm" svg:x="6.557cm" svg:y="9.415cm">
          <text:p text:style-name="P7"><text:span text:style-name="T23">typedef struct</text:span><text:span text:style-name="T24"> kilometer</text:span></text:p>
          <text:p text:style-name="P7"><text:span text:style-name="T24">{</text:span></text:p>
          <text:p text:style-name="P7"><text:span text:style-name="T24"><text:s text:c="4"/></text:span><text:span text:style-name="T23">int</text:span><text:span text:style-name="T24"> value; </text:span></text:p>
          <text:p text:style-name="P7"><text:span text:style-name="T24">} kilometer;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18.561cm" svg:y="9.23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0.761cm" svg:y="5.129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3cm" svg:height="2.801cm" svg:x="20.761cm" svg:y="9.525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struct == definition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struct wrapper does </text:span><text:span text:style-name="T15">not</text:span><text:span text:style-name="T3"> introduces any extra runtime overhead</text:span></text:p>
              </text:list-item>
            </text:list>
          </draw:text-box>
        </draw:frame>
        <draw:custom-shape draw:style-name="gr17" draw:text-style-name="P2" draw:layer="layout" svg:width="8.004cm" svg:height="8.643cm" svg:x="5.953cm" svg:y="4.877cm">
          <text:p text:style-name="P7"><text:span text:style-name="T23">typedef struct</text:span><text:span text:style-name="T24"> mile</text:span></text:p>
          <text:p text:style-name="P7"><text:span text:style-name="T24">{</text:span></text:p>
          <text:p text:style-name="P7"><text:span text:style-name="T24"><text:s text:c="4"/></text:span><text:span text:style-name="T23">int</text:span><text:span text:style-name="T24"> value; </text:span></text:p>
          <text:p text:style-name="P7"><text:span text:style-name="T24">} mile;</text:span></text:p>
          <text:p text:style-name="P7"><text:span text:style-name="T24"/></text:p>
          <text:p text:style-name="P7"><text:span text:style-name="T23">void</text:span><text:span text:style-name="T24"> f(</text:span><text:span text:style-name="T23">int</text:span><text:span text:style-name="T24"> n)</text:span></text:p>
          <text:p text:style-name="P7"><text:span text:style-name="T24">{</text:span></text:p>
          <text:p text:style-name="P7"><text:span text:style-name="T24"><text:s text:c="3"/></text:span><text:span text:style-name="T24">mile m = { n };</text:span></text:p>
          <text:p text:style-name="P7"><text:span text:style-name="T24"><text:s text:c="3"/></text:span><text:span text:style-name="T23">if</text:span><text:span text:style-name="T24"> (m.value % 2)</text:span></text:p>
          <text:p text:style-name="P7"><text:span text:style-name="T24"><text:s text:c="5"/></text:span><text:span text:style-name="T24">...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8.004cm" svg:height="8.643cm" svg:x="15.156cm" svg:y="4.877cm">
          <text:p text:style-name="P7"><text:span text:style-name="T23">typedef int</text:span><text:span text:style-name="T24"> mile;</text:span></text:p>
          <text:p text:style-name="P7"><text:span text:style-name="T24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>void</text:span><text:span text:style-name="T24"> f(</text:span><text:span text:style-name="T23">int</text:span><text:span text:style-name="T24"> n)</text:span></text:p>
          <text:p text:style-name="P7"><text:span text:style-name="T24">{</text:span></text:p>
          <text:p text:style-name="P7"><text:span text:style-name="T24"><text:s text:c="3"/></text:span><text:span text:style-name="T24">mile m = n;</text:span></text:p>
          <text:p text:style-name="P7"><text:span text:style-name="T24"><text:s text:c="3"/></text:span><text:span text:style-name="T23">if</text:span><text:span text:style-name="T24"> (m % 2)</text:span></text:p>
          <text:p text:style-name="P7"><text:span text:style-name="T24"><text:s text:c="5"/></text:span><text:span text:style-name="T24">...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5.958cm" svg:y="3.925cm">
          <text:p text:style-name="P8"><text:span text:style-name="T8">mile1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15.161cm" svg:y="3.925cm">
          <text:p text:style-name="P8"><text:span text:style-name="T8">mile2.c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9.402cm" svg:height="3.309cm" svg:x="9.957cm" svg:y="14.327cm">
          <text:p text:style-name="P7"><text:span text:style-name="T24">&gt;gcc –O2 –S mile1.c</text:span></text:p>
          <text:p text:style-name="P7"><text:span text:style-name="T24">&gt;gcc –O2 –S mile2.c</text:span></text:p>
          <text:p text:style-name="P7"><text:span text:style-name="T24">&gt;diff mile1.s mile2.s</text:span></text:p>
          <text:p text:style-name="P7"><text:span text:style-name="T24"><text:s text:c="3"/></text:span><text:span text:style-name="T26"></text:span><text:span text:style-name="T24"> <text:s/></text:span><text:span text:style-name="T24">no difference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ruct layout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struct layout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struct layout – the compiler...</text:span></text:p>
                <text:list text:style-name="L3">
                  <text:list-item>
                    <text:p text:style-name="P5"><text:span text:style-name="T3">can insert padding between members and after the last member</text:span></text:p>
                  </text:list-item>
                  <text:list-item>
                    <text:p text:style-name="P5"><text:span text:style-name="T3">cannot insert padding before the first element or <text:s/>re-order the members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6.404cm" svg:height="4.071cm" svg:x="5.358cm" svg:y="7.695cm">
          <text:p text:style-name="P7"><text:span text:style-name="T27">#include &lt;stddef.h&gt; // offsetof</text:span></text:p>
          <text:p text:style-name="P7"><text:span text:style-name="T27"/></text:p>
          <text:p text:style-name="P7"><text:span text:style-name="T23">const</text:span><text:span text:style-name="T24"> size_t co = offsetof(wibble, c);</text:span></text:p>
          <text:p text:style-name="P7"><text:span text:style-name="T23">const</text:span><text:span text:style-name="T24"> size_t cs = offsetof(wibble, s);</text:span></text:p>
          <text:p text:style-name="P7"><text:span text:style-name="T23">const</text:span><text:span text:style-name="T24"> size_t ci = offsetof(wibble, i);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9.402cm" svg:height="4.833cm" svg:x="17.158cm" svg:y="12.325cm">
          <text:p text:style-name="P7"><text:span text:style-name="T23">typedef struct </text:span><text:span text:style-name="T24">wibble </text:span></text:p>
          <text:p text:style-name="P7"><text:span text:style-name="T24">{ </text:span></text:p>
          <text:p text:style-name="P7"><text:span text:style-name="T24"><text:s text:c="4"/></text:span><text:span text:style-name="T23">char</text:span><text:span text:style-name="T24"> c; </text:span></text:p>
          <text:p text:style-name="P7"><text:span text:style-name="T24"><text:s text:c="4"/></text:span><text:span text:style-name="T23">short</text:span><text:span text:style-name="T24"> s; </text:span></text:p>
          <text:p text:style-name="P7"><text:span text:style-name="T24"><text:s text:c="4"/></text:span><text:span text:style-name="T23">int</text:span><text:span text:style-name="T24"> m;</text:span></text:p>
          <text:p text:style-name="P7"><text:span text:style-name="T24">} wibble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0.8cm" svg:height="2.547cm" svg:x="5.759cm" svg:y="13.582cm">
          <text:p text:style-name="P7"><text:span text:style-name="T24">co == 0</text:span></text:p>
          <text:p text:style-name="P7"><text:span text:style-name="T24">cs &gt;= co + sizeof(char)</text:span></text:p>
          <text:p text:style-name="P7"><text:span text:style-name="T24">ci &gt;= cs + sizeof(short)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3.757cm" svg:y1="14.124cm" svg:x2="5.556cm" svg:y2="14.124cm">
          <text:p/>
        </draw:line>
        <presentation:notes draw:style-name="dp2">
          <draw:page-thumbnail draw:layer="layout" svg:width="13.472cm" svg:height="9.327cm" svg:x="3.126cm" svg:y="1.896cm" draw:page-number="14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ruct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struct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structs support initialization and assignment</text:span></text:p>
                <text:list text:style-name="L3">
                  <text:list-item>
                    <text:p text:style-name="P5"><text:span text:style-name="T3">not necessarily implemented as a memcpy</text:span></text:p>
                  </text:list-item>
                  <text:list-item>
                    <text:p text:style-name="P5"><text:span text:style-name="T3">some other implementation might be faster! </text:span><text:span text:style-name="T3"><text:line-break/></text:span><text:span text:style-name="T3">e.g. member by member copying avoiding memcpy of many padding bytes</text:span></text:p>
                  </text:list-item>
                  <text:list-item>
                    <text:p text:style-name="P5"><text:span text:style-name="T3">hence == and != are </text:span><text:span text:style-name="T15">not</text:span><text:span text:style-name="T3"> supported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9.401cm" svg:height="3.309cm" svg:x="6.959cm" svg:y="8.912cm">
          <text:p text:style-name="P7"><text:span text:style-name="T23">typedef struct </text:span><text:span text:style-name="T24">wibble</text:span></text:p>
          <text:p text:style-name="P7"><text:span text:style-name="T24">{</text:span></text:p>
          <text:p text:style-name="P7"><text:span text:style-name="T24"><text:s text:c="4"/></text:span><text:span text:style-name="T24">...</text:span></text:p>
          <text:p text:style-name="P7"><text:span text:style-name="T24">} wibble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9.401cm" svg:height="2.547cm" svg:x="6.959cm" svg:y="12.85cm">
          <text:p text:style-name="P7"><text:span text:style-name="T24">wibble w = { ... };</text:span></text:p>
          <text:p text:style-name="P7"><text:span text:style-name="T24">wibble copy = w;</text:span></text:p>
          <text:p text:style-name="P7"><text:span text:style-name="T24"><text:s text:c="7"/></text:span><text:span text:style-name="T24">copy = w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9.401cm" svg:height="1.023cm" svg:x="6.959cm" svg:y="15.906cm">
          <text:p text:style-name="P7"><text:span text:style-name="T28">if</text:span><text:span text:style-name="T29"> (copy == w) ...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3.957cm" svg:y1="14.124cm" svg:x2="18.358cm" svg:y2="14.124cm">
          <text:p/>
        </draw:line>
        <draw:line draw:style-name="gr6" draw:text-style-name="P9" draw:layer="layout" svg:x1="13.957cm" svg:y1="14.927cm" svg:x2="18.358cm" svg:y2="14.927cm">
          <text:p/>
        </draw:line>
        <draw:line draw:style-name="gr6" draw:text-style-name="P9" draw:layer="layout" svg:x1="14.556cm" svg:y1="16.528cm" svg:x2="18.358cm" svg:y2="16.528cm">
          <text:p/>
        </draw:line>
        <draw:custom-shape draw:style-name="gr7" draw:text-style-name="P2" draw:layer="layout" svg:width="2.416cm" svg:height="3.295cm" svg:x="17.961cm" svg:y="15.033cm">
          <text:p text:style-name="P7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02cm" svg:height="3.295cm" svg:x="18.159cm" svg:y="12.832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5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 text:style-name="P10"><text:span text:style-name="T3">There are also insurmountable problems with padding bytes inside unions.</text:span></text:p>
            </draw:text-box>
          </draw:frame>
        </presentation:notes>
      </draw:page>
      <draw:page draw:name="typedef == definition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typedef == definition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struct can contain an array</text:span></text:p>
                <text:list text:style-name="L3">
                  <text:list-item>
                    <text:p text:style-name="P5"><text:span text:style-name="T3">struct assignment copies the whole array!</text:span></text:p>
                  </text:list-item>
                  <text:list-item>
                    <text:p text:style-name="P5"><text:span text:style-name="T3">no extra overhead compared to a memcpy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1.801cm" svg:height="3.309cm" svg:x="5.759cm" svg:y="5.816cm">
          <text:p text:style-name="P7"><text:span text:style-name="T23">typedef struct</text:span><text:span text:style-name="T24"> name</text:span></text:p>
          <text:p text:style-name="P7"><text:span text:style-name="T24">{</text:span></text:p>
          <text:p text:style-name="P7"><text:span text:style-name="T24"><text:s text:c="3"/></text:span><text:span text:style-name="T23">char</text:span><text:span text:style-name="T24"> letters[64]; </text:span></text:p>
          <text:p text:style-name="P7"><text:span text:style-name="T24">} name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7.202cm" svg:height="3.309cm" svg:x="5.759cm" svg:y="9.618cm">
          <text:p text:style-name="P7"><text:span text:style-name="T23">void</text:span><text:span text:style-name="T24"> strong(name * dst, </text:span><text:span text:style-name="T23">const</text:span><text:span text:style-name="T24"> name * src)</text:span></text:p>
          <text:p text:style-name="P7"><text:span text:style-name="T24">{</text:span></text:p>
          <text:p text:style-name="P7"><text:span text:style-name="T24"><text:s text:c="4"/></text:span><text:span text:style-name="T24">*dst = *src;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7.202cm" svg:height="4.071cm" svg:x="5.759cm" svg:y="13.454cm">
          <text:p text:style-name="P7"><text:span text:style-name="T23">void</text:span><text:span text:style-name="T24"> strong(name * dst, </text:span><text:span text:style-name="T23">const</text:span><text:span text:style-name="T24"> </text:span><text:span text:style-name="T23">char</text:span><text:span text:style-name="T24"> * src)</text:span></text:p>
          <text:p text:style-name="P7"><text:span text:style-name="T24">{</text:span></text:p>
          <text:p text:style-name="P7"><text:span text:style-name="T24"><text:s text:c="4"/></text:span><text:span text:style-name="T24">assert(strlen(src) &lt; </text:span><text:span text:style-name="T23">sizeof</text:span><text:span text:style-name="T24"> *dst);</text:span></text:p>
          <text:p text:style-name="P7"><text:span text:style-name="T24"><text:s text:c="4"/></text:span><text:span text:style-name="T24">strcpy(dst-&gt;letters, src);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17.961cm" svg:y="5.631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01cm" svg:height="3.295cm" svg:x="23.16cm" svg:y="9.829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01cm" svg:height="3.295cm" svg:x="23.16cm" svg:y="13.63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6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designator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designators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structs support designator identifiers</text:span></text:p>
                <text:list text:style-name="L3">
                  <text:list-item>
                    <text:p text:style-name="P5"><text:span text:style-name="T3">allows for a small useful degree of ignorance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1.403cm" svg:height="1.023cm" svg:x="4.957cm" svg:y="11.121cm">
          <text:p text:style-name="P7"><text:span text:style-name="T23">struct</text:span><text:span text:style-name="T24"> div_t d = { 9, 6 };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7.603cm" svg:height="6.357cm" svg:x="4.957cm" svg:y="4.123cm">
          <text:p text:style-name="P7"><text:span text:style-name="T23">&lt;stdlib.h&gt;</text:span></text:p>
          <text:p text:style-name="P7"><text:span text:style-name="T23">7.20.6.2 The div ... Functions</text:span></text:p>
          <text:p text:style-name="P7"><text:span text:style-name="T23">div_t div(int numer, int denom);</text:span></text:p>
          <text:p text:style-name="P7"><text:span text:style-name="T23">The div...functions return a structure of </text:span><text:span text:style-name="T23"><text:line-break/></text:span><text:span text:style-name="T23">type div_t...The structures shall contains </text:span></text:p>
          <text:p text:style-name="P7"><text:span text:style-name="T23"><text:s text:c="9"/></text:span><text:span text:style-name="T23">(in either order) </text:span></text:p>
          <text:p text:style-name="P7"><text:span text:style-name="T23">the members quot (the quotient) and rem </text:span><text:span text:style-name="T23"><text:line-break/></text:span><text:span text:style-name="T23">(the remainder)...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7.602cm" svg:height="2.547cm" svg:x="4.957cm" svg:y="13.106cm">
          <text:p text:style-name="P7"><text:span text:style-name="T23">struct</text:span><text:span text:style-name="T24"> div_t d;</text:span></text:p>
          <text:p text:style-name="P7"><text:span text:style-name="T24">d.quot = 9;</text:span></text:p>
          <text:p text:style-name="P7"><text:span text:style-name="T24">d.rem = 6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6.602cm" svg:height="1.023cm" svg:x="4.957cm" svg:y="16.506cm">
          <text:p text:style-name="P7"><text:span text:style-name="T23">struct</text:span><text:span text:style-name="T24"> div_t d = { .quot = 9, .rem = 6 };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5.553cm" svg:y1="11.721cm" svg:x2="19.954cm" svg:y2="11.721cm">
          <text:p/>
        </draw:line>
        <draw:g>
          <draw:custom-shape draw:style-name="gr9" draw:text-style-name="P2" draw:layer="layout" svg:width="0.459cm" svg:height="1.482cm" draw:transform="rotate (-2.3537510292403) translate (21.67cm 12.258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10" draw:text-style-name="P2" draw:layer="layout" svg:width="0.459cm" svg:height="1.482cm" draw:transform="rotate (-2.3537510292403) translate (21.67cm 12.258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9" draw:text-style-name="P2" draw:layer="layout" svg:width="0.429cm" svg:height="1.483cm" draw:transform="rotate (-2.3537510292403) translate (21.953cm 11.972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10" draw:text-style-name="P2" draw:layer="layout" svg:width="0.429cm" svg:height="1.483cm" draw:transform="rotate (-2.3537510292403) translate (21.953cm 11.972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11" draw:text-style-name="P2" draw:layer="layout" svg:width="0.166cm" svg:height="0.275cm" draw:transform="rotate (-2.3537510292403) translate (21.637cm 12.232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11" draw:text-style-name="P2" draw:layer="layout" svg:width="0.146cm" svg:height="0.236cm" draw:transform="rotate (-2.3537510292403) translate (21.741cm 12.088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11" draw:text-style-name="P2" draw:layer="layout" svg:width="0.294cm" svg:height="0.287cm" draw:transform="rotate (-2.3537510292403) translate (21.385cm 12.004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11" draw:text-style-name="P2" draw:layer="layout" svg:width="0.223cm" svg:height="0.111cm" draw:transform="rotate (-2.3537510292403) translate (21.069cm 11.777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11" draw:text-style-name="P2" draw:layer="layout" svg:width="0.429cm" svg:height="1.451cm" draw:transform="rotate (-2.3537510292403) translate (21.945cm 11.942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11" draw:text-style-name="P2" draw:layer="layout" svg:width="0.507cm" svg:height="1.484cm" draw:transform="rotate (-2.3537510292403) translate (21.686cm 12.226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11" draw:text-style-name="P2" draw:layer="layout" svg:width="0.333cm" svg:height="0.212cm" draw:transform="rotate (-2.3537510292403) translate (21.772cm 12.163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11" draw:text-style-name="P2" draw:layer="layout" svg:width="0.032cm" svg:height="0.013cm" draw:transform="rotate (-2.3537510292403) translate (21.649cm 12.26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11" draw:text-style-name="P2" draw:layer="layout" svg:width="0.142cm" svg:height="0.121cm" draw:transform="rotate (-2.3537510292403) translate (21.644cm 12.265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11" draw:text-style-name="P2" draw:layer="layout" svg:width="0.272cm" svg:height="0.089cm" draw:transform="rotate (-2.3537510292403) translate (21.349cm 12.246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11" draw:text-style-name="P2" draw:layer="layout" svg:width="0.111cm" svg:height="0.147cm" draw:transform="rotate (-2.3537510292403) translate (21.266cm 12.512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11" draw:text-style-name="P2" draw:layer="layout" svg:width="0.089cm" svg:height="0.143cm" draw:transform="rotate (-2.3537510292403) translate (21.259cm 12.494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11" draw:text-style-name="P2" draw:layer="layout" svg:width="0.08cm" svg:height="0.099cm" draw:transform="rotate (-2.3537510292403) translate (21.226cm 12.485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11" draw:text-style-name="P2" draw:layer="layout" svg:width="0.12cm" svg:height="0.143cm" draw:transform="rotate (-2.3537510292403) translate (21.252cm 12.498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11" draw:text-style-name="P2" draw:layer="layout" svg:width="0.07cm" svg:height="0.084cm" draw:transform="rotate (-2.3537510292403) translate (21.238cm 12.532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11" draw:text-style-name="P2" draw:layer="layout" svg:width="0.032cm" svg:height="0.084cm" draw:transform="rotate (-2.3537510292403) translate (21.215cm 12.496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11" draw:text-style-name="P2" draw:layer="layout" svg:width="0.281cm" svg:height="0.283cm" draw:transform="rotate (-2.3537510292403) translate (21.117cm 12.172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11" draw:text-style-name="P2" draw:layer="layout" svg:width="0.089cm" svg:height="0.02cm" draw:transform="rotate (-2.3537510292403) translate (21.049cm 12.159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11" draw:text-style-name="P2" draw:layer="layout" svg:width="0.125cm" svg:height="0.07cm" draw:transform="rotate (-2.3537510292403) translate (21.114cm 12.16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11" draw:text-style-name="P2" draw:layer="layout" svg:width="0.365cm" svg:height="0.404cm" draw:transform="rotate (-2.3537510292403) translate (20.721cm 11.895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11" draw:text-style-name="P2" draw:layer="layout" svg:width="0.281cm" svg:height="0.283cm" draw:transform="rotate (-2.3537510292403) translate (21.744cm 11.536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11" draw:text-style-name="P2" draw:layer="layout" svg:width="0.372cm" svg:height="0.402cm" draw:transform="rotate (-2.3537510292403) translate (21.537cm 11.069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11" draw:text-style-name="P2" draw:layer="layout" svg:width="0.102cm" svg:height="0.068cm" draw:transform="rotate (-2.3537510292403) translate (21.615cm 11.663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11" draw:text-style-name="P2" draw:layer="layout" svg:width="0.329cm" svg:height="0.2cm" draw:transform="rotate (-2.3537510292403) translate (21.955cm 11.794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11" draw:text-style-name="P2" draw:layer="layout" svg:width="0.009cm" svg:height="0.001cm" draw:transform="rotate (-2.3537510292403) translate (21.592cm 11.874cm)">
            <text:p/>
            <draw:enhanced-geometry svg:viewBox="0 0 17 0" draw:type="non-primitive" draw:enhanced-path="M 0 0  L 4 0  L 9 0  L 12 0  L 17 0  L 0 0  Z N"/>
          </draw:custom-shape>
          <draw:custom-shape draw:style-name="gr11" draw:text-style-name="P2" draw:layer="layout" svg:width="0.191cm" svg:height="0.097cm" draw:transform="rotate (-2.3537510292403) translate (21.861cm 11.782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9" draw:text-style-name="P2" draw:layer="layout" svg:width="0.356cm" svg:height="0.096cm" draw:transform="rotate (-2.3537510292403) translate (21.317cm 11.534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9" draw:text-style-name="P2" draw:layer="layout" svg:width="0.372cm" svg:height="0.113cm" draw:transform="rotate (-2.3537510292403) translate (21.257cm 11.423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9" draw:text-style-name="P2" draw:layer="layout" svg:width="0.327cm" svg:height="0.012cm" draw:transform="rotate (-2.3537510292403) translate (21.116cm 11.346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9" draw:text-style-name="P2" draw:layer="layout" svg:width="0.388cm" svg:height="0.099cm" draw:transform="rotate (-2.3537510292403) translate (21.157cm 11.328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9" draw:text-style-name="P2" draw:layer="layout" svg:width="0.411cm" svg:height="0.09cm" draw:transform="rotate (-2.3537510292403) translate (21.071cm 11.234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9" draw:text-style-name="P2" draw:layer="layout" svg:width="0.191cm" svg:height="0.168cm" draw:transform="rotate (-2.3537510292403) translate (21.513cm 11.793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9" draw:text-style-name="P2" draw:layer="layout" svg:width="0.038cm" svg:height="0.028cm" draw:transform="rotate (-2.3537510292403) translate (21.431cm 11.876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9" draw:text-style-name="P2" draw:layer="layout" svg:width="0.12cm" svg:height="0.204cm" draw:transform="rotate (-2.3537510292403) translate (21.731cm 12.117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9" draw:text-style-name="P2" draw:layer="layout" svg:width="0.095cm" svg:height="0.089cm" draw:transform="rotate (-2.3537510292403) translate (21.213cm 12.156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9" draw:text-style-name="P2" draw:layer="layout" svg:width="0.123cm" svg:height="0.386cm" draw:transform="rotate (-2.3537510292403) translate (20.877cm 11.911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9" draw:text-style-name="P2" draw:layer="layout" svg:width="0.475cm" svg:height="0.086cm" draw:transform="rotate (-2.3537510292403) translate (20.965cm 11.16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2" draw:text-style-name="P2" draw:layer="layout" svg:width="0.431cm" svg:height="0.046cm" draw:transform="rotate (-2.3537510292403) translate (21.594cm 11.913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2" draw:text-style-name="P2" draw:layer="layout" svg:width="0.223cm" svg:height="0.312cm" draw:transform="rotate (-2.3537510292403) translate (21.644cm 11.782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2" draw:text-style-name="P2" draw:layer="layout" svg:width="0.223cm" svg:height="0.339cm" draw:transform="rotate (-2.3537510292403) translate (21.332cm 12.116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2" draw:text-style-name="P2" draw:layer="layout" svg:width="0.609cm" svg:height="0.03cm" draw:transform="rotate (-2.3537510292403) translate (21.417cm 11.588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2" draw:text-style-name="P2" draw:layer="layout" svg:width="0.023cm" svg:height="0.001cm" draw:transform="rotate (-2.3537510292403) translate (20.977cm 12.01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2" draw:text-style-name="P2" draw:layer="layout" svg:width="0.593cm" svg:height="0.03cm" draw:transform="rotate (-2.3537510292403) translate (21.364cm 11.581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2" draw:text-style-name="P2" draw:layer="layout" svg:width="0.745cm" svg:height="0.044cm" draw:transform="rotate (-2.3537510292403) translate (21.336cm 11.43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2" draw:text-style-name="P2" draw:layer="layout" svg:width="0.002cm" svg:height="0.014cm" draw:transform="rotate (-2.3537510292403) translate (20.799cm 11.97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2" draw:text-style-name="P2" draw:layer="layout" svg:width="0.808cm" svg:height="0.06cm" draw:transform="rotate (-2.3537510292403) translate (21.253cm 11.312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2" draw:text-style-name="P2" draw:layer="layout" svg:width="0.841cm" svg:height="0.046cm" draw:transform="rotate (-2.3537510292403) translate (21.141cm 11.201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2" draw:text-style-name="P2" draw:layer="layout" svg:width="0.833cm" svg:height="0.046cm" draw:transform="rotate (-2.3537510292403) translate (21.061cm 11.099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2" draw:text-style-name="P2" draw:layer="layout" svg:width="0.768cm" svg:height="0.091cm" draw:transform="rotate (-2.3537510292403) translate (20.973cm 11.092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2" draw:text-style-name="P2" draw:layer="layout" svg:width="0.095cm" svg:height="0.001cm" draw:transform="rotate (-2.3537510292403) translate (20.679cm 11.183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2" draw:text-style-name="P2" draw:layer="layout" svg:width="0.013cm" svg:height="0.014cm" draw:transform="rotate (-2.3537510292403) translate (20.581cm 11.301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3" draw:text-style-name="P2" draw:layer="layout" svg:width="0.084cm" svg:height="0.139cm" draw:transform="rotate (-2.3537510292403) translate (21.677cm 12.111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3" draw:text-style-name="P2" draw:layer="layout" svg:width="0.097cm" svg:height="0.101cm" draw:transform="rotate (-2.3537510292403) translate (21.45cm 11.798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3" draw:text-style-name="P2" draw:layer="layout" svg:width="0.207cm" svg:height="0.04cm" draw:transform="rotate (-2.3537510292403) translate (21.251cm 11.572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3" draw:text-style-name="P2" draw:layer="layout" svg:width="0.025cm" svg:height="0.014cm" draw:transform="rotate (-2.3537510292403) translate (21.138cm 11.648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3" draw:text-style-name="P2" draw:layer="layout" svg:width="0.146cm" svg:height="0.064cm" draw:transform="rotate (-2.3537510292403) translate (21.106cm 11.528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3" draw:text-style-name="P2" draw:layer="layout" svg:width="0.114cm" svg:height="0.056cm" draw:transform="rotate (-2.3537510292403) translate (20.979cm 11.445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3" draw:text-style-name="P2" draw:layer="layout" svg:width="0.111cm" svg:height="0.056cm" draw:transform="rotate (-2.3537510292403) translate (20.918cm 11.365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3" draw:text-style-name="P2" draw:layer="layout" svg:width="0.022cm" svg:height="0.001cm" draw:transform="rotate (-2.3537510292403) translate (20.896cm 11.329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3" draw:text-style-name="P2" draw:layer="layout" svg:width="0.121cm" svg:height="0.044cm" draw:transform="rotate (-2.3537510292403) translate (20.788cm 11.277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10" draw:text-style-name="P2" draw:layer="layout" svg:width="0.015cm" svg:height="0.014cm" draw:transform="rotate (-2.3537510292403) translate (21.179cm 12.551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10" draw:text-style-name="P2" draw:layer="layout" svg:width="0.054cm" svg:height="0.032cm" draw:transform="rotate (-2.3537510292403) translate (21.622cm 12.292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10" draw:text-style-name="P2" draw:layer="layout" svg:width="0.063cm" svg:height="0.014cm" draw:transform="rotate (-2.3537510292403) translate (21.735cm 12.153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10" draw:text-style-name="P2" draw:layer="layout" svg:width="0.024cm" svg:height="0.042cm" draw:transform="rotate (-2.3537510292403) translate (21.725cm 12.143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10" draw:text-style-name="P2" draw:layer="layout" svg:width="0.004cm" svg:height="0.042cm" draw:transform="rotate (-2.3537510292403) translate (21.719cm 12.149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10" draw:text-style-name="P2" draw:layer="layout" svg:width="0.073cm" svg:height="0.036cm" draw:transform="rotate (-2.3537510292403) translate (21.578cm 12.303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10" draw:text-style-name="P2" draw:layer="layout" svg:width="0.016cm" svg:height="0.014cm" draw:transform="rotate (-2.3537510292403) translate (21.571cm 12.318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10" draw:text-style-name="P2" draw:layer="layout" svg:width="0.022cm" svg:height="0.042cm" draw:transform="rotate (-2.3537510292403) translate (21.741cm 12.127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10" draw:text-style-name="P2" draw:layer="layout" svg:width="0.705cm" svg:height="1.099cm" draw:transform="rotate (-2.3537510292403) translate (21.669cm 12.371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4" draw:text-style-name="P2" draw:layer="layout" svg:width="0.095cm" svg:height="0.212cm" draw:transform="rotate (-2.3537510292403) translate (21.758cm 12.03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10" draw:text-style-name="P2" draw:layer="layout" svg:width="0.095cm" svg:height="0.212cm" draw:transform="rotate (-2.3537510292403) translate (21.758cm 12.03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4" draw:text-style-name="P2" draw:layer="layout" svg:width="0.111cm" svg:height="0.2cm" draw:transform="rotate (-2.3537510292403) translate (21.764cm 12.024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10" draw:text-style-name="P2" draw:layer="layout" svg:width="0.111cm" svg:height="0.2cm" draw:transform="rotate (-2.3537510292403) translate (21.764cm 12.024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4" draw:text-style-name="P2" draw:layer="layout" svg:width="0.096cm" svg:height="0.127cm" draw:transform="rotate (-2.3537510292403) translate (21.763cm 12.044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10" draw:text-style-name="P2" draw:layer="layout" svg:width="0.096cm" svg:height="0.127cm" draw:transform="rotate (-2.3537510292403) translate (21.763cm 12.044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4" draw:text-style-name="P2" draw:layer="layout" svg:width="0.097cm" svg:height="0.198cm" draw:transform="rotate (-2.3537510292403) translate (21.501cm 12.307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10" draw:text-style-name="P2" draw:layer="layout" svg:width="0.097cm" svg:height="0.198cm" draw:transform="rotate (-2.3537510292403) translate (21.501cm 12.307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4" draw:text-style-name="P2" draw:layer="layout" svg:width="0.107cm" svg:height="0.125cm" draw:transform="rotate (-2.3537510292403) translate (21.437cm 12.253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10" draw:text-style-name="P2" draw:layer="layout" svg:width="0.107cm" svg:height="0.125cm" draw:transform="rotate (-2.3537510292403) translate (21.437cm 12.253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4" draw:text-style-name="P2" draw:layer="layout" svg:width="0.08cm" svg:height="0.014cm" draw:transform="rotate (-2.3537510292403) translate (21.47cm 12.24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10" draw:text-style-name="P2" draw:layer="layout" svg:width="0.08cm" svg:height="0.014cm" draw:transform="rotate (-2.3537510292403) translate (21.47cm 12.24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4" draw:text-style-name="P2" draw:layer="layout" svg:width="0.091cm" svg:height="0.146cm" draw:transform="rotate (-2.3537510292403) translate (21.68cm 11.888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10" draw:text-style-name="P2" draw:layer="layout" svg:width="0.091cm" svg:height="0.146cm" draw:transform="rotate (-2.3537510292403) translate (21.68cm 11.888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4" draw:text-style-name="P2" draw:layer="layout" svg:width="0.073cm" svg:height="0.143cm" draw:transform="rotate (-2.3537510292403) translate (21.368cm 12.261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10" draw:text-style-name="P2" draw:layer="layout" svg:width="0.073cm" svg:height="0.143cm" draw:transform="rotate (-2.3537510292403) translate (21.368cm 12.261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3" draw:text-style-name="P2" draw:layer="layout" svg:width="0.02cm" svg:height="0.008cm" draw:transform="rotate (-2.3537510292403) translate (21.151cm 12.652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10" draw:text-style-name="P2" draw:layer="layout" svg:width="0.02cm" svg:height="0.008cm" draw:transform="rotate (-2.3537510292403) translate (21.151cm 12.652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4" draw:text-style-name="P2" draw:layer="layout" svg:width="0.248cm" svg:height="0.149cm" draw:transform="rotate (-2.3537510292403) translate (21.281cm 12.662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10" draw:text-style-name="P2" draw:layer="layout" svg:width="0.248cm" svg:height="0.149cm" draw:transform="rotate (-2.3537510292403) translate (21.281cm 12.662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4" draw:text-style-name="P2" draw:layer="layout" svg:width="0.219cm" svg:height="0.135cm" draw:transform="rotate (-2.3537510292403) translate (20.746cm 12.171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10" draw:text-style-name="P2" draw:layer="layout" svg:width="0.219cm" svg:height="0.135cm" draw:transform="rotate (-2.3537510292403) translate (20.746cm 12.171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4" draw:text-style-name="P2" draw:layer="layout" svg:width="0.303cm" svg:height="0.206cm" draw:transform="rotate (-2.3537510292403) translate (20.216cm 11.869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10" draw:text-style-name="P2" draw:layer="layout" svg:width="0.303cm" svg:height="0.206cm" draw:transform="rotate (-2.3537510292403) translate (20.216cm 11.869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4" draw:text-style-name="P2" draw:layer="layout" svg:width="0.075cm" svg:height="0.042cm" draw:transform="rotate (-2.3537510292403) translate (20.517cm 11.486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10" draw:text-style-name="P2" draw:layer="layout" svg:width="0.075cm" svg:height="0.042cm" draw:transform="rotate (-2.3537510292403) translate (20.517cm 11.486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4" draw:text-style-name="P2" draw:layer="layout" svg:width="0.063cm" svg:height="0.034cm" draw:transform="rotate (-2.3537510292403) translate (20.901cm 11.081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10" draw:text-style-name="P2" draw:layer="layout" svg:width="0.063cm" svg:height="0.034cm" draw:transform="rotate (-2.3537510292403) translate (20.901cm 11.081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4" draw:text-style-name="P2" draw:layer="layout" svg:width="0.068cm" svg:height="0.078cm" draw:transform="rotate (-2.3537510292403) translate (20.553cm 11.402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10" draw:text-style-name="P2" draw:layer="layout" svg:width="0.068cm" svg:height="0.078cm" draw:transform="rotate (-2.3537510292403) translate (20.553cm 11.402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4" draw:text-style-name="P2" draw:layer="layout" svg:width="0.066cm" svg:height="0.078cm" draw:transform="rotate (-2.3537510292403) translate (20.841cm 11.117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10" draw:text-style-name="P2" draw:layer="layout" svg:width="0.066cm" svg:height="0.078cm" draw:transform="rotate (-2.3537510292403) translate (20.841cm 11.117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4" draw:text-style-name="P2" draw:layer="layout" svg:width="0.235cm" svg:height="0.135cm" draw:transform="rotate (-2.3537510292403) translate (21.703cm 11.196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10" draw:text-style-name="P2" draw:layer="layout" svg:width="0.235cm" svg:height="0.135cm" draw:transform="rotate (-2.3537510292403) translate (21.703cm 11.196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4" draw:text-style-name="P2" draw:layer="layout" svg:width="0.31cm" svg:height="0.208cm" draw:transform="rotate (-2.3537510292403) translate (21.472cm 10.605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10" draw:text-style-name="P2" draw:layer="layout" svg:width="0.31cm" svg:height="0.208cm" draw:transform="rotate (-2.3537510292403) translate (21.472cm 10.605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10" draw:text-style-name="P2" draw:layer="layout" svg:width="0.676cm" svg:height="1.099cm" draw:transform="rotate (-2.3537510292403) translate (22.263cm 11.789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4" draw:text-style-name="P2" draw:layer="layout" svg:width="0.244cm" svg:height="0.15cm" draw:transform="rotate (-2.3537510292403) translate (22.203cm 11.732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10" draw:text-style-name="P2" draw:layer="layout" svg:width="0.244cm" svg:height="0.15cm" draw:transform="rotate (-2.3537510292403) translate (22.203cm 11.732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10" draw:text-style-name="P2" draw:layer="layout" svg:width="0.002cm" svg:height="0.056cm" draw:transform="rotate (-2.3537510292403) translate (22.079cm 11.807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10" draw:text-style-name="P2" draw:layer="layout" svg:width="0.002cm" svg:height="0.056cm" draw:transform="rotate (-2.3537510292403) translate (22.036cm 11.831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10" draw:text-style-name="P2" draw:layer="layout" svg:width="0.004cm" svg:height="0.042cm" draw:transform="rotate (-2.3537510292403) translate (22.126cm 11.78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10" draw:text-style-name="P2" draw:layer="layout" svg:width="0.043cm" svg:height="0.002cm" draw:transform="rotate (-2.3537510292403) translate (22.116cm 11.703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10" draw:text-style-name="P2" draw:layer="layout" svg:width="0.068cm" svg:height="0.014cm" draw:transform="rotate (-2.3537510292403) translate (22.075cm 11.711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10" draw:text-style-name="P2" draw:layer="layout" svg:width="0.068cm" svg:height="0.022cm" draw:transform="rotate (-2.3537510292403) translate (22.029cm 11.717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10" draw:text-style-name="P2" draw:layer="layout" svg:width="0.002cm" svg:height="0.05cm" draw:transform="rotate (-2.3537510292403) translate (21.977cm 11.842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10" draw:text-style-name="P2" draw:layer="layout" svg:width="0.05cm" svg:height="0.016cm" draw:transform="rotate (-2.3537510292403) translate (21.983cm 11.755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10" draw:text-style-name="P2" draw:layer="layout" svg:width="0.006cm" svg:height="0.034cm" draw:transform="rotate (-2.3537510292403) translate (21.953cm 11.834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10" draw:text-style-name="P2" draw:layer="layout" svg:width="0.027cm" svg:height="0.005cm" draw:transform="rotate (-2.3537510292403) translate (21.947cm 11.76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10" draw:text-style-name="P2" draw:layer="layout" svg:width="0.009cm" svg:height="0.058cm" draw:transform="rotate (-2.3537510292403) translate (21.242cm 12.561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10" draw:text-style-name="P2" draw:layer="layout" svg:width="0.008cm" svg:height="0.056cm" draw:transform="rotate (-2.3537510292403) translate (21.234cm 12.576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10" draw:text-style-name="P2" draw:layer="layout" svg:width="0.059cm" svg:height="0.008cm" draw:transform="rotate (-2.3537510292403) translate (21.155cm 12.548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10" draw:text-style-name="P2" draw:layer="layout" svg:width="0.05cm" svg:height="0.014cm" draw:transform="rotate (-2.3537510292403) translate (21.16cm 12.522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10" draw:text-style-name="P2" draw:layer="layout" svg:width="0.009cm" svg:height="0.028cm" draw:transform="rotate (-2.3537510292403) translate (21.205cm 12.638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10" draw:text-style-name="P2" draw:layer="layout" svg:width="0.002cm" svg:height="0.048cm" draw:transform="rotate (-2.3537510292403) translate (21.179cm 12.692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10" draw:text-style-name="P2" draw:layer="layout" svg:width="0.004cm" svg:height="0.036cm" draw:transform="rotate (-2.3537510292403) translate (21.16cm 12.723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10" draw:text-style-name="P2" draw:layer="layout" svg:width="0.006cm" svg:height="0.042cm" draw:transform="rotate (-2.3537510292403) translate (21.15cm 12.753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10" draw:text-style-name="P2" draw:layer="layout" svg:width="0.038cm" svg:height="0.022cm" draw:transform="rotate (-2.3537510292403) translate (21.11cm 12.713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10" draw:text-style-name="P2" draw:layer="layout" svg:width="0.034cm" svg:height="0.014cm" draw:transform="rotate (-2.3537510292403) translate (21.125cm 12.665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10" draw:text-style-name="P2" draw:layer="layout" svg:width="0.043cm" svg:height="0.02cm" draw:transform="rotate (-2.3537510292403) translate (21.151cm 12.619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10" draw:text-style-name="P2" draw:layer="layout" svg:width="0.041cm" svg:height="0.022cm" draw:transform="rotate (-2.3537510292403) translate (21.173cm 12.589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10" draw:text-style-name="P2" draw:layer="layout" svg:width="0.027cm" svg:height="0.007cm" draw:transform="rotate (-2.3537510292403) translate (20.875cm 12.203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10" draw:text-style-name="P2" draw:layer="layout" svg:width="0.008cm" svg:height="0.008cm" draw:transform="rotate (-2.3537510292403) translate (20.861cm 12.228cm)">
            <text:p/>
            <draw:enhanced-geometry svg:viewBox="0 0 17 18" draw:type="non-primitive" draw:enhanced-path="M 0 18  L 0 18  L 5 13  L 8 9  L 13 4  L 17 0  N"/>
          </draw:custom-shape>
          <draw:custom-shape draw:style-name="gr10" draw:text-style-name="P2" draw:layer="layout" svg:width="0.036cm" svg:height="0.014cm" draw:transform="rotate (-2.3537510292403) translate (20.884cm 12.213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10" draw:text-style-name="P2" draw:layer="layout" svg:width="0.032cm" svg:height="0.007cm" draw:transform="rotate (-2.3537510292403) translate (20.797cm 12.192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10" draw:text-style-name="P2" draw:layer="layout" svg:width="0.041cm" svg:height="0.008cm" draw:transform="rotate (-2.3537510292403) translate (20.768cm 12.18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10" draw:text-style-name="P2" draw:layer="layout" svg:width="0.032cm" svg:height="0.014cm" draw:transform="rotate (-2.3537510292403) translate (20.82cm 12.148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10" draw:text-style-name="P2" draw:layer="layout" svg:width="0.032cm" svg:height="0.007cm" draw:transform="rotate (-2.3537510292403) translate (20.865cm 12.164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10" draw:text-style-name="P2" draw:layer="layout" svg:width="0.03cm" svg:height="0.005cm" draw:transform="rotate (-2.3537510292403) translate (20.896cm 12.182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10" draw:text-style-name="P2" draw:layer="layout" svg:width="0.032cm" svg:height="0.006cm" draw:transform="rotate (-2.3537510292403) translate (20.938cm 12.191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10" draw:text-style-name="P2" draw:layer="layout" svg:width="0.036cm" svg:height="0.028cm" draw:transform="rotate (-2.3537510292403) translate (20.481cm 11.917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10" draw:text-style-name="P2" draw:layer="layout" svg:width="0.04cm" svg:height="0.014cm" draw:transform="rotate (-2.3537510292403) translate (20.447cm 11.951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10" draw:text-style-name="P2" draw:layer="layout" svg:width="0.032cm" svg:height="0.022cm" draw:transform="rotate (-2.3537510292403) translate (20.427cm 11.901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10" draw:text-style-name="P2" draw:layer="layout" svg:width="0.045cm" svg:height="0.001cm" draw:transform="rotate (-2.3537510292403) translate (20.38cm 11.929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10" draw:text-style-name="P2" draw:layer="layout" svg:width="0.032cm" svg:height="0.022cm" draw:transform="rotate (-2.3537510292403) translate (20.372cm 11.876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10" draw:text-style-name="P2" draw:layer="layout" svg:width="0.043cm" svg:height="0.002cm" draw:transform="rotate (-2.3537510292403) translate (20.329cm 11.907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10" draw:text-style-name="P2" draw:layer="layout" svg:width="0.032cm" svg:height="0.014cm" draw:transform="rotate (-2.3537510292403) translate (20.3cm 11.856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10" draw:text-style-name="P2" draw:layer="layout" svg:width="0.054cm" svg:height="0.001cm" draw:transform="rotate (-2.3537510292403) translate (20.282cm 11.874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10" draw:text-style-name="P2" draw:layer="layout" svg:width="0.022cm" svg:height="0.005cm" draw:transform="rotate (-2.3537510292403) translate (20.298cm 11.838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10" draw:text-style-name="P2" draw:layer="layout" svg:width="0.027cm" svg:height="0.028cm" draw:transform="rotate (-2.3537510292403) translate (20.248cm 11.849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10" draw:text-style-name="P2" draw:layer="layout" svg:width="0.031cm" svg:height="0.005cm" draw:transform="rotate (-2.3537510292403) translate (20.226cm 11.879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10" draw:text-style-name="P2" draw:layer="layout" svg:width="0.05cm" svg:height="0.001cm" draw:transform="rotate (-2.3537510292403) translate (21.589cm 11.364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10" draw:text-style-name="P2" draw:layer="layout" svg:width="0.061cm" svg:height="0.007cm" draw:transform="rotate (-2.3537510292403) translate (21.612cm 11.414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10" draw:text-style-name="P2" draw:layer="layout" svg:width="0.036cm" svg:height="0.001cm" draw:transform="rotate (-2.3537510292403) translate (21.605cm 11.46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10" draw:text-style-name="P2" draw:layer="layout" svg:width="0.048cm" svg:height="0.001cm" draw:transform="rotate (-2.3537510292403) translate (21.624cm 11.513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10" draw:text-style-name="P2" draw:layer="layout" svg:width="0.025cm" svg:height="0.005cm" draw:transform="rotate (-2.3537510292403) translate (21.562cm 11.512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10" draw:text-style-name="P2" draw:layer="layout" svg:width="0.029cm" svg:height="0.007cm" draw:transform="rotate (-2.3537510292403) translate (21.556cm 11.449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10" draw:text-style-name="P2" draw:layer="layout" svg:width="0.048cm" svg:height="0.016cm" draw:transform="rotate (-2.3537510292403) translate (21.549cm 11.396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10" draw:text-style-name="P2" draw:layer="layout" svg:width="0.02cm" svg:height="0.001cm" draw:transform="rotate (-2.3537510292403) translate (20.913cm 12.227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10" draw:text-style-name="P2" draw:layer="layout" svg:width="0.038cm" svg:height="0.016cm" draw:transform="rotate (-2.3537510292403) translate (21.362cm 11.021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10" draw:text-style-name="P2" draw:layer="layout" svg:width="0.016cm" svg:height="0.034cm" draw:transform="rotate (-2.3537510292403) translate (21.32cm 11.052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10" draw:text-style-name="P2" draw:layer="layout" svg:width="0.061cm" svg:height="0.04cm" draw:transform="rotate (-2.3537510292403) translate (21.357cm 11.003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10" draw:text-style-name="P2" draw:layer="layout" svg:width="0.011cm" svg:height="0.034cm" draw:transform="rotate (-2.3537510292403) translate (21.287cm 10.985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10" draw:text-style-name="P2" draw:layer="layout" svg:width="0.045cm" svg:height="0.014cm" draw:transform="rotate (-2.3537510292403) translate (21.315cm 10.916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10" draw:text-style-name="P2" draw:layer="layout" svg:width="0.029cm" svg:height="0.04cm" draw:transform="rotate (-2.3537510292403) translate (21.267cm 10.933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10" draw:text-style-name="P2" draw:layer="layout" svg:width="0.061cm" svg:height="0.001cm" draw:transform="rotate (-2.3537510292403) translate (21.31cm 10.841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10" draw:text-style-name="P2" draw:layer="layout" svg:width="0.025cm" svg:height="0.042cm" draw:transform="rotate (-2.3537510292403) translate (21.256cm 10.895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3" draw:text-style-name="P2" draw:layer="layout" svg:width="0.064cm" svg:height="0.064cm" draw:transform="rotate (-2.3537510292403) translate (21.744cm 12.136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10" draw:text-style-name="P2" draw:layer="layout" svg:width="0.064cm" svg:height="0.064cm" draw:transform="rotate (-2.3537510292403) translate (21.744cm 12.136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4" draw:text-style-name="P2" draw:layer="layout" svg:width="0.073cm" svg:height="0.07cm" draw:transform="rotate (-2.3537510292403) translate (21.744cm 12.136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10" draw:text-style-name="P2" draw:layer="layout" svg:width="0.073cm" svg:height="0.07cm" draw:transform="rotate (-2.3537510292403) translate (21.744cm 12.136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4" draw:text-style-name="P2" draw:layer="layout" svg:width="0.043cm" svg:height="0.014cm" draw:transform="rotate (-2.3537510292403) translate (21.743cm 12.145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10" draw:text-style-name="P2" draw:layer="layout" svg:width="0.043cm" svg:height="0.014cm" draw:transform="rotate (-2.3537510292403) translate (21.743cm 12.145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4" draw:text-style-name="P2" draw:layer="layout" svg:width="0.022cm" svg:height="0.014cm" draw:transform="rotate (-2.3537510292403) translate (21.747cm 12.133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10" draw:text-style-name="P2" draw:layer="layout" svg:width="0.022cm" svg:height="0.014cm" draw:transform="rotate (-2.3537510292403) translate (21.747cm 12.133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4" draw:text-style-name="P2" draw:layer="layout" svg:width="0.061cm" svg:height="0.028cm" draw:transform="rotate (-2.3537510292403) translate (21.577cm 12.312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10" draw:text-style-name="P2" draw:layer="layout" svg:width="0.061cm" svg:height="0.028cm" draw:transform="rotate (-2.3537510292403) translate (21.577cm 12.312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4" draw:text-style-name="P2" draw:layer="layout" svg:width="0.061cm" svg:height="0.048cm" draw:transform="rotate (-2.3537510292403) translate (21.568cm 12.309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10" draw:text-style-name="P2" draw:layer="layout" svg:width="0.061cm" svg:height="0.048cm" draw:transform="rotate (-2.3537510292403) translate (21.568cm 12.309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4" draw:text-style-name="P2" draw:layer="layout" svg:width="0.036cm" svg:height="0.028cm" draw:transform="rotate (-2.3537510292403) translate (21.747cm 12.133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10" draw:text-style-name="P2" draw:layer="layout" svg:width="0.036cm" svg:height="0.028cm" draw:transform="rotate (-2.3537510292403) translate (21.747cm 12.133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line draw:style-name="gr6" draw:text-style-name="P9" draw:layer="layout" svg:x1="9.957cm" svg:y1="14.323cm" svg:x2="13.758cm" svg:y2="14.323cm">
          <text:p/>
        </draw:line>
        <draw:line draw:style-name="gr6" draw:text-style-name="P9" draw:layer="layout" svg:x1="20.959cm" svg:y1="17.123cm" svg:x2="24.359cm" svg:y2="17.123cm">
          <text:p/>
        </draw:line>
        <draw:custom-shape draw:style-name="gr4" draw:text-style-name="P2" draw:layer="layout" svg:width="3.193cm" svg:height="2.801cm" svg:x="24.359cm" svg:y="15.729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13.957cm" svg:y="12.92cm">
          <text:p text:style-name="P8"><text:span text:style-name="T11">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4.158cm" svg:y1="8.524cm" svg:x2="8.559cm" svg:y2="8.524cm">
          <text:p/>
        </draw:line>
        <presentation:notes draw:style-name="dp2">
          <draw:page-thumbnail draw:layer="layout" svg:width="13.472cm" svg:height="9.327cm" svg:x="3.126cm" svg:y="1.896cm" draw:page-number="17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enum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enum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header>
                <text:p text:style-name="P4"/>
              </text:list-header>
            </text:list>
          </draw:text-box>
        </draw:frame>
        <draw:custom-shape draw:style-name="gr2" draw:text-style-name="P2" draw:layer="layout" svg:width="10.8cm" svg:height="2.084cm" svg:x="7.417cm" svg:y="2.928cm">
          <text:p text:style-name="P6"><text:span text:style-name="T27">#define MAX_LEN (1024)</text:span></text:p>
          <text:p text:style-name="P6"><text:span text:style-name="T27"/></text:p>
          <text:p text:style-name="P6"><text:span text:style-name="T23">char </text:span><text:span text:style-name="T24">buffer[MAX_LEN]; 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8cm" svg:height="2.084cm" svg:x="7.417cm" svg:y="6.725cm">
          <text:p text:style-name="P6"><text:span text:style-name="T23">enum </text:span><text:span text:style-name="T24">{ MAX_LEN = 1024 };</text:span></text:p>
          <text:p text:style-name="P6"><text:span text:style-name="T24"/></text:p>
          <text:p text:style-name="P6"><text:span text:style-name="T23">char </text:span><text:span text:style-name="T24">buffer[MAX_LEN]; 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.6cm" svg:height="2.456cm" svg:x="5.217cm" svg:y="4.7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4.802cm" svg:height="1.023cm" svg:x="5.618cm" svg:y="5.525cm">
          <text:p text:style-name="P11"><text:span text:style-name="T30">worse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8cm" svg:height="2.084cm" svg:x="7.417cm" svg:y="10.447cm">
          <text:p text:style-name="P6"><text:span text:style-name="T23">enum </text:span><text:span text:style-name="T24">{ max_len = 1024 };</text:span></text:p>
          <text:p text:style-name="P6"><text:span text:style-name="T24"/></text:p>
          <text:p text:style-name="P6"><text:span text:style-name="T23">char </text:span><text:span text:style-name="T24">buffer[max_len]; 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.6cm" svg:height="2.456cm" svg:x="5.217cm" svg:y="8.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4.802cm" svg:height="1.023cm" svg:x="5.618cm" svg:y="9.327cm">
          <text:p text:style-name="P11"><text:span text:style-name="T30">better?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378cm" svg:height="2.798cm" svg:x="18.954cm" svg:y="2.725cm">
          <text:p text:style-name="P7"><text:span text:style-name="T31">Avoid the </text:span></text:p>
          <text:p text:style-name="P7"><text:span text:style-name="T31">preprocessor</text:span></text:p>
          <text:p text:style-name="P7"><text:span text:style-name="T31">when possibl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125cm" svg:height="2.798cm" svg:x="18.982cm" svg:y="6.328cm">
          <text:p text:style-name="P7"><text:span text:style-name="T31">All uppercase is </text:span></text:p>
          <text:p text:style-name="P7"><text:span text:style-name="T31">reserved for the</text:span></text:p>
          <text:p text:style-name="P7"><text:span text:style-name="T31">preprocessor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799cm" svg:height="2.693cm" svg:x="7.36cm" svg:y="14.243cm">
          <text:p text:style-name="P6"><text:span text:style-name="T23">typedef struct </text:span><text:span text:style-name="T24">x912_buffer</text:span></text:p>
          <text:p text:style-name="P6"><text:span text:style-name="T23">{</text:span></text:p>
          <text:p text:style-name="P6"><text:span text:style-name="T23"><text:s text:c="4"/></text:span><text:span text:style-name="T23">char </text:span><text:span text:style-name="T24">bytes[1024];</text:span></text:p>
          <text:p text:style-name="P6"><text:span text:style-name="T24">} buffer; 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802cm" svg:height="1.023cm" svg:x="5.556cm" svg:y="12.907cm">
          <text:p text:style-name="P11"><text:span text:style-name="T30">best?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.601cm" svg:height="2.456cm" svg:x="5.159cm" svg:y="12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3.202cm" svg:height="3.295cm" svg:x="18.159cm" svg:y="13.926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96cm" svg:y1="10.927cm" svg:x2="17.158cm" svg:y2="10.927cm">
          <text:p/>
        </draw:line>
        <draw:custom-shape draw:style-name="gr7" draw:text-style-name="P2" draw:layer="layout" svg:width="3.201cm" svg:height="3.295cm" svg:x="21.956cm" svg:y="9.124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53cm" svg:height="2.797cm" svg:x="16.959cm" svg:y="6.13cm">
          <text:p text:style-name="P3"><text:span text:style-name="T9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8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anonymous enum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anonymous enum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useful for designators and switch label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</text:list>
          </draw:text-box>
        </draw:frame>
        <draw:custom-shape draw:style-name="gr2" draw:text-style-name="P2" draw:layer="layout" svg:width="12.4cm" svg:height="5.129cm" svg:x="6.359cm" svg:y="7.201cm">
          <text:p text:style-name="P6"><text:span text:style-name="T23">const int</text:span><text:span text:style-name="T24"> days_in_month[] =</text:span></text:p>
          <text:p text:style-name="P6"><text:span text:style-name="T24">{</text:span></text:p>
          <text:p text:style-name="P6"><text:span text:style-name="T24"><text:s text:c="3"/></text:span><text:span text:style-name="T24">[january] = 31,</text:span></text:p>
          <text:p text:style-name="P6"><text:span text:style-name="T24"><text:s text:c="3"/></text:span><text:span text:style-name="T24">[february] = 28,</text:span></text:p>
          <text:p text:style-name="P6"><text:span text:style-name="T24"><text:s text:c="3"/></text:span><text:span text:style-name="T24">...</text:span></text:p>
          <text:p text:style-name="P6"><text:span text:style-name="T24"><text:s text:c="3"/></text:span><text:span text:style-name="T24">[november] = 30, </text:span></text:p>
          <text:p text:style-name="P6"><text:span text:style-name="T24"><text:s text:c="3"/></text:span><text:span text:style-name="T24">[december] = 31</text:span></text:p>
          <text:p text:style-name="P6"><text:span text:style-name="T24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405cm" svg:height="2.693cm" svg:x="6.359cm" svg:y="3.925cm">
          <text:p text:style-name="P6"><text:span text:style-name="T23">enum <text:s text:c="5"/></text:span><text:span text:style-name="T24">{ january, february, march,</text:span></text:p>
          <text:p text:style-name="P6"><text:span text:style-name="T24"><text:s text:c="12"/></text:span><text:span text:style-name="T24">... </text:span></text:p>
          <text:p text:style-name="P6"><text:span text:style-name="T24"><text:s text:c="12"/></text:span><text:span text:style-name="T24">october, november, december </text:span></text:p>
          <text:p text:style-name="P6"><text:span text:style-name="T24"><text:s text:c="10"/></text:span><text:span text:style-name="T24">}; <text:s text:c="4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4cm" svg:height="5.129cm" svg:x="6.359cm" svg:y="13cm">
          <text:p text:style-name="P6"><text:span text:style-name="T23">switch</text:span><text:span text:style-name="T24"> (...)</text:span></text:p>
          <text:p text:style-name="P6"><text:span text:style-name="T24">{</text:span></text:p>
          <text:p text:style-name="P6"><text:span text:style-name="T24"><text:s text:c="4"/></text:span><text:span text:style-name="T23">case</text:span><text:span text:style-name="T24"> january: ...</text:span></text:p>
          <text:p text:style-name="P6"><text:span text:style-name="T24"><text:s text:c="4"/></text:span><text:span text:style-name="T23">case</text:span><text:span text:style-name="T24"> february: ...</text:span></text:p>
          <text:p text:style-name="P6"><text:span text:style-name="T24"><text:s text:c="4"/></text:span><text:span text:style-name="T24">...</text:span></text:p>
          <text:p text:style-name="P6"><text:span text:style-name="T24"><text:s text:c="4"/></text:span><text:span text:style-name="T23">case</text:span><text:span text:style-name="T24"> november: ...</text:span></text:p>
          <text:p text:style-name="P6"><text:span text:style-name="T24"><text:s text:c="4"/></text:span><text:span text:style-name="T23">case</text:span><text:span text:style-name="T24"> december: ...</text:span></text:p>
          <text:p text:style-name="P6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799cm" svg:height="0.798cm" svg:x="8.559cm" svg:y="3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202cm" svg:height="3.295cm" svg:x="19.16cm" svg:y="8.326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02cm" svg:height="3.295cm" svg:x="19.16cm" svg:y="13.63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2cm" svg:height="2.801cm" svg:x="21.361cm" svg:y="8.326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21.361cm" svg:y="13.93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9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weak enum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weak enum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enums cannot be forward declared</text:span></text:p>
                <text:list text:style-name="L3">
                  <text:list-item>
                    <text:p text:style-name="P5"><text:span text:style-name="T3">or have cyclic dependencies</text:span></text:p>
                  </text:list-item>
                  <text:list-item>
                    <text:p text:style-name="P5"><text:span text:style-name="T3">so never any need for a tag name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5.002cm" svg:height="5.595cm" svg:x="5.159cm" svg:y="5.525cm">
          <text:p text:style-name="P7"><text:span text:style-name="T23">typedef enum</text:span><text:span text:style-name="T24"> suit</text:span></text:p>
          <text:p text:style-name="P7"><text:span text:style-name="T24">{ </text:span></text:p>
          <text:p text:style-name="P7"><text:span text:style-name="T24"><text:s text:c="4"/></text:span><text:span text:style-name="T24">clubs, diamonds, hearts, spades </text:span></text:p>
          <text:p text:style-name="P7"><text:span text:style-name="T24">} suit;</text:span></text:p>
          <text:p text:style-name="P7"><text:span text:style-name="T24"/></text:p>
          <text:p text:style-name="P7"><text:span text:style-name="T23">enum</text:span><text:span text:style-name="T24"> suit trumps;</text:span></text:p>
          <text:p text:style-name="P7"><text:span text:style-name="T24">suit lead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2cm" svg:height="5.595cm" svg:x="5.159cm" svg:y="11.924cm">
          <text:p text:style-name="P7"><text:span text:style-name="T23">typedef enum</text:span><text:span text:style-name="T24"> </text:span></text:p>
          <text:p text:style-name="P7"><text:span text:style-name="T24">{ </text:span></text:p>
          <text:p text:style-name="P7"><text:span text:style-name="T24"><text:s text:c="4"/></text:span><text:span text:style-name="T24">clubs, diamonds, hearts, spades </text:span></text:p>
          <text:p text:style-name="P7"><text:span text:style-name="T24">} suit;</text:span></text:p>
          <text:p text:style-name="P7"><text:span text:style-name="T24"/></text:p>
          <text:p text:style-name="P7"><text:span text:style-name="T23">enum</text:span><text:span text:style-name="T24"> suit trumps;</text:span></text:p>
          <text:p text:style-name="P7"><text:span text:style-name="T24">suit lead;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2.162cm" svg:y1="9.926cm" svg:x2="21.762cm" svg:y2="9.926cm">
          <text:p/>
        </draw:line>
        <draw:line draw:style-name="gr6" draw:text-style-name="P9" draw:layer="layout" svg:x1="12.162cm" svg:y1="10.724cm" svg:x2="21.762cm" svg:y2="10.724cm">
          <text:p/>
        </draw:line>
        <draw:custom-shape draw:style-name="gr7" draw:text-style-name="P2" draw:layer="layout" svg:width="3.201cm" svg:height="3.295cm" svg:x="21.762cm" svg:y="8.63cm">
          <text:p text:style-name="P7"><text:span text:style-name="T10">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162cm" svg:y1="16.325cm" svg:x2="21.762cm" svg:y2="16.325cm">
          <text:p/>
        </draw:line>
        <draw:custom-shape draw:style-name="gr7" draw:text-style-name="P2" draw:layer="layout" svg:width="2.416cm" svg:height="3.295cm" svg:x="21.564cm" svg:y="14.631cm">
          <text:p text:style-name="P7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03cm" svg:height="0.803cm" svg:x="10.557cm" svg:y="12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402cm" svg:height="1.799cm" svg:x="15.558cm" svg:y="11.1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192cm" svg:height="2.801cm" svg:x="23.967cm" svg:y="8.727cm">
          <text:p text:style-name="P8"><text:span text:style-name="T11">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23.76cm" svg:y="14.728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0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weak enum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enums are very weakly typed</text:span></text:p>
                <text:list text:style-name="L3">
                  <text:list-item>
                    <text:p text:style-name="P5"><text:span text:style-name="T3">an enum's enumerators are of type integer, </text:span><text:span text:style-name="T3"><text:line-break/></text:span><text:span text:style-name="T3">not of the enum type itself!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5.002cm" svg:height="3.309cm" svg:x="6.156cm" svg:y="5.724cm">
          <text:p text:style-name="P7"><text:span text:style-name="T23">typedef enum</text:span><text:span text:style-name="T24"> </text:span></text:p>
          <text:p text:style-name="P7"><text:span text:style-name="T24">{ </text:span></text:p>
          <text:p text:style-name="P7"><text:span text:style-name="T24"><text:s text:c="4"/></text:span><text:span text:style-name="T24">clubs, diamonds, hearts, spades </text:span></text:p>
          <text:p text:style-name="P7"><text:span text:style-name="T24">} suit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2cm" svg:height="3.309cm" svg:x="6.156cm" svg:y="9.816cm">
          <text:p text:style-name="P7"><text:span text:style-name="T23">typedef enum</text:span><text:span text:style-name="T24"> </text:span></text:p>
          <text:p text:style-name="P7"><text:span text:style-name="T24">{ </text:span></text:p>
          <text:p text:style-name="P7"><text:span text:style-name="T24"><text:s text:c="4"/></text:span><text:span text:style-name="T24">spring, summer, autumn, winter</text:span></text:p>
          <text:p text:style-name="P7"><text:span text:style-name="T24">} season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5.002cm" svg:height="3.309cm" svg:x="6.156cm" svg:y="13.926cm">
          <text:p text:style-name="P7"><text:span text:style-name="T23">void</text:span><text:span text:style-name="T24"> weak(suit trumps, season now)</text:span></text:p>
          <text:p text:style-name="P7"><text:span text:style-name="T24">{</text:span></text:p>
          <text:p text:style-name="P7"><text:span text:style-name="T24"><text:s text:c="4"/></text:span><text:span text:style-name="T24">trumps = now;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line draw:style-name="gr23" draw:text-style-name="P9" draw:layer="layout" svg:x1="21.959cm" svg:y1="15.928cm" svg:x2="13.356cm" svg:y2="15.928cm">
          <text:p/>
        </draw:line>
        <draw:custom-shape draw:style-name="gr7" draw:text-style-name="P2" draw:layer="layout" svg:width="3.201cm" svg:height="3.295cm" svg:x="21.758cm" svg:y="14.032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2cm" svg:height="2.801cm" svg:x="23.566cm" svg:y="14.327cm">
          <text:p text:style-name="P8"><text:span text:style-name="T11">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99cm" svg:height="1.398cm" svg:x="9.159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399cm" svg:height="1.398cm" svg:x="9.159cm" svg:y="9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92cm" svg:height="2.801cm" svg:x="21.758cm" svg:y="6.125cm">
          <text:p text:style-name="P8"><text:span text:style-name="T11">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92cm" svg:height="2.801cm" svg:x="21.758cm" svg:y="10.129cm">
          <text:p text:style-name="P8"><text:span text:style-name="T11">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1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ronger enum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stronger enums</text:span></text:p>
          </draw:text-box>
        </draw:frame>
        <draw:custom-shape draw:style-name="gr17" draw:text-style-name="P2" draw:layer="layout" svg:width="17.003cm" svg:height="5.595cm" svg:x="4.957cm" svg:y="3.925cm">
          <text:p text:style-name="P7"><text:span text:style-name="T23">typedef struct suit </text:span></text:p>
          <text:p text:style-name="P7"><text:span text:style-name="T24">{</text:span></text:p>
          <text:p text:style-name="P7"><text:span text:style-name="T24"><text:s text:c="4"/></text:span><text:span text:style-name="T23">enum <text:s text:c="4"/></text:span></text:p>
          <text:p text:style-name="P7"><text:span text:style-name="T23"><text:s text:c="4"/></text:span><text:span text:style-name="T24">{ </text:span></text:p>
          <text:p text:style-name="P7"><text:span text:style-name="T24"><text:s text:c="8"/></text:span><text:span text:style-name="T24">clubs, diamonds, hearts, spades </text:span></text:p>
          <text:p text:style-name="P7"><text:span text:style-name="T24"><text:s text:c="4"/></text:span><text:span text:style-name="T24">} value; <text:s text:c="3"/></text:span></text:p>
          <text:p text:style-name="P7"><text:span text:style-name="T24">} suit;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7.003cm" svg:height="5.595cm" svg:x="4.957cm" svg:y="11.329cm">
          <text:p text:style-name="P7"><text:span text:style-name="T23">typedef struct </text:span><text:span text:style-name="T24">season </text:span></text:p>
          <text:p text:style-name="P7"><text:span text:style-name="T24">{ </text:span></text:p>
          <text:p text:style-name="P7"><text:span text:style-name="T23"><text:s text:c="4"/></text:span><text:span text:style-name="T23">enum </text:span></text:p>
          <text:p text:style-name="P7"><text:span text:style-name="T23"><text:s text:c="4"/></text:span><text:span text:style-name="T23">{ </text:span></text:p>
          <text:p text:style-name="P7"><text:span text:style-name="T23"><text:s text:c="8"/></text:span><text:span text:style-name="T24">spring, summer, autumn, winter </text:span></text:p>
          <text:p text:style-name="P7"><text:span text:style-name="T24"><text:s text:c="4"/></text:span><text:span text:style-name="T24">} value;</text:span></text:p>
          <text:p text:style-name="P7"><text:span text:style-name="T24">} season;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22.159cm" svg:y="5.23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01cm" svg:height="3.295cm" svg:x="22.159cm" svg:y="12.431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98cm" svg:height="1.001cm" svg:x="7.96cm" svg:y="3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n enum can also be wrapped in a struct</text:span></text:p>
              </text:list-item>
            </text:list>
          </draw:text-box>
        </draw:frame>
        <draw:custom-shape draw:style-name="gr8" draw:text-style-name="P2" draw:layer="layout" svg:width="2.998cm" svg:height="1.001cm" svg:x="7.96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72cm" svg:height="9.327cm" svg:x="3.126cm" svg:y="1.896cm" draw:page-number="22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stronger enums</text:span></text:p>
          </draw:text-box>
        </draw:frame>
        <draw:custom-shape draw:style-name="gr17" draw:text-style-name="P2" draw:layer="layout" svg:width="15.403cm" svg:height="6.741cm" svg:x="5.556cm" svg:y="10.83cm">
          <text:p text:style-name="P6"><text:span text:style-name="T32">void</text:span><text:span text:style-name="T33"> strong(suit trumps, season now)</text:span></text:p>
          <text:p text:style-name="P6"><text:span text:style-name="T33">{</text:span></text:p>
          <text:p text:style-name="P6"><text:span text:style-name="T33"><text:s text:c="4"/></text:span><text:span text:style-name="T33">trumps = now;</text:span></text:p>
          <text:p text:style-name="P6"><text:span text:style-name="T33"/></text:p>
          <text:p text:style-name="P6"><text:span text:style-name="T33"><text:s text:c="4"/></text:span><text:span text:style-name="T32">switch</text:span><text:span text:style-name="T33"> (now.value)</text:span></text:p>
          <text:p text:style-name="P6"><text:span text:style-name="T33"><text:s text:c="4"/></text:span><text:span text:style-name="T33">{</text:span></text:p>
          <text:p text:style-name="P6"><text:span text:style-name="T33"><text:s text:c="8"/></text:span><text:span text:style-name="T32">case</text:span><text:span text:style-name="T33"> spring: ...</text:span></text:p>
          <text:p text:style-name="P6"><text:span text:style-name="T33"><text:s text:c="8"/></text:span><text:span text:style-name="T32">case</text:span><text:span text:style-name="T33"> summer: ...</text:span></text:p>
          <text:p text:style-name="P6"><text:span text:style-name="T33"><text:s text:c="8"/></text:span><text:span text:style-name="T32">case</text:span><text:span text:style-name="T33"> autumn: ...</text:span></text:p>
          <text:p text:style-name="P6"><text:span text:style-name="T33"><text:s text:c="8"/></text:span><text:span text:style-name="T32">case</text:span><text:span text:style-name="T33"> winter: ...</text:span></text:p>
          <text:p text:style-name="P6"><text:span text:style-name="T33"><text:s text:c="4"/></text:span><text:span text:style-name="T33">}</text:span></text:p>
          <text:p text:style-name="P6"><text:span text:style-name="T33">}</text:span></text:p>
          <draw:enhanced-geometry svg:viewBox="0 0 21600 21600" draw:type="mso-spt202" draw:enhanced-path="M 0 0 L 21600 0 21600 21600 0 21600 0 0 Z N"/>
        </draw:custom-shape>
        <draw:line draw:style-name="gr24" draw:text-style-name="P9" draw:layer="layout" svg:x1="21.766cm" svg:y1="12.325cm" svg:x2="12.568cm" svg:y2="12.325cm">
          <text:p/>
        </draw:line>
        <draw:custom-shape draw:style-name="gr7" draw:text-style-name="P2" draw:layer="layout" svg:width="2.416cm" svg:height="3.295cm" svg:x="21.37cm" svg:y="10.632cm">
          <text:p text:style-name="P7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93cm" svg:height="2.801cm" svg:x="23.367cm" svg:y="10.729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201cm" svg:height="3.295cm" svg:x="21.361cm" svg:y="13.727cm">
          <text:p text:style-name="P7"><text:span text:style-name="T17">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1.558cm" svg:y1="15.125cm" svg:x2="14.357cm" svg:y2="15.125cm">
          <text:p/>
        </draw:line>
        <draw:custom-shape draw:style-name="gr4" draw:text-style-name="P2" draw:layer="layout" svg:width="3.193cm" svg:height="2.801cm" svg:x="23.367cm" svg:y="13.824cm">
          <text:p text:style-name="P8"><text:span text:style-name="T11"></text:span></text:p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struct wrapper provides strong typing</text:span></text:p>
                <text:list text:style-name="L3">
                  <text:list-item>
                    <text:p text:style-name="P5"><text:span text:style-name="T3">expressions that shouldn't compile don't</text:span></text:p>
                  </text:list-item>
                </text:list>
              </text:list-item>
              <text:list-item>
                <text:p text:style-name="P4"><text:span text:style-name="T3">enum enumerators still available</text:span></text:p>
                <text:list text:style-name="L3">
                  <text:list-item>
                    <text:p text:style-name="P5"><text:span text:style-name="T3">important for compile time constructs, eg switch</text:span></text:p>
                  </text:list-item>
                </text:list>
              </text:list-item>
              <text:list-item>
                <text:p text:style-name="P4"><text:span text:style-name="T3">wrapper type is a struct</text:span></text:p>
                <text:list text:style-name="L3">
                  <text:list-item>
                    <text:p text:style-name="P5"><text:span text:style-name="T3">forward declaration now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2cm" svg:height="9.327cm" svg:x="3.126cm" svg:y="1.896cm" draw:page-number="23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stronger enum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struct wrapper does </text:span><text:span text:style-name="T15">not</text:span><text:span text:style-name="T3"> introduce any extra runtime overhead</text:span></text:p>
              </text:list-item>
            </text:list>
          </draw:text-box>
        </draw:frame>
        <draw:custom-shape draw:style-name="gr17" draw:text-style-name="P2" draw:layer="layout" svg:width="20.805cm" svg:height="8.643cm" svg:x="5.953cm" svg:y="4.877cm">
          <text:p text:style-name="P7"><text:span text:style-name="T23">typedef struct</text:span><text:span text:style-name="T24"> suit</text:span></text:p>
          <text:p text:style-name="P7"><text:span text:style-name="T24">{</text:span></text:p>
          <text:p text:style-name="P7"><text:span text:style-name="T24"><text:s text:c="4"/></text:span><text:span text:style-name="T23">enum </text:span><text:span text:style-name="T24">{ clubs, diamonds, hearts, spades } value; </text:span></text:p>
          <text:p text:style-name="P7"><text:span text:style-name="T24">} suit;</text:span></text:p>
          <text:p text:style-name="P7"><text:span text:style-name="T24"/></text:p>
          <text:p text:style-name="P7"><text:span text:style-name="T23">void</text:span><text:span text:style-name="T24"> f(</text:span><text:span text:style-name="T23">int</text:span><text:span text:style-name="T24"> n)</text:span></text:p>
          <text:p text:style-name="P7"><text:span text:style-name="T24">{</text:span></text:p>
          <text:p text:style-name="P7"><text:span text:style-name="T24"><text:s text:c="3"/></text:span><text:span text:style-name="T24">suit trumps = { n % 2 ? clubs : diamonds };</text:span></text:p>
          <text:p text:style-name="P7"><text:span text:style-name="T24"><text:s text:c="3"/></text:span><text:span text:style-name="T23">if</text:span><text:span text:style-name="T24"> (trumps.value == clubs)</text:span></text:p>
          <text:p text:style-name="P7"><text:span text:style-name="T24"><text:s text:c="5"/></text:span><text:span text:style-name="T24">...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5.958cm" svg:y="3.925cm">
          <text:p text:style-name="P8"><text:span text:style-name="T8">suit1.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4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stronger enum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a struct wrapper does </text:span><text:span text:style-name="T15">not</text:span><text:span text:style-name="T3"> introduce any extra runtime overhead</text:span></text:p>
              </text:list-item>
            </text:list>
          </draw:text-box>
        </draw:frame>
        <draw:custom-shape draw:style-name="gr17" draw:text-style-name="P2" draw:layer="layout" svg:width="19.403cm" svg:height="8.643cm" svg:x="6.156cm" svg:y="4.926cm">
          <text:p text:style-name="P7"><text:span text:style-name="T23">typedef enum</text:span><text:span text:style-name="T24"> suit</text:span></text:p>
          <text:p text:style-name="P7"><text:span text:style-name="T24">{</text:span></text:p>
          <text:p text:style-name="P7"><text:span text:style-name="T24"><text:s text:c="3"/></text:span><text:span text:style-name="T24">clubs, diamonds, hearts, spades</text:span></text:p>
          <text:p text:style-name="P7"><text:span text:style-name="T24">} suit;</text:span></text:p>
          <text:p text:style-name="P7"><text:span text:style-name="T24"/></text:p>
          <text:p text:style-name="P7"><text:span text:style-name="T23">void</text:span><text:span text:style-name="T24"> f(</text:span><text:span text:style-name="T23">int</text:span><text:span text:style-name="T24"> n)</text:span></text:p>
          <text:p text:style-name="P7"><text:span text:style-name="T24">{</text:span></text:p>
          <text:p text:style-name="P7"><text:span text:style-name="T24"><text:s text:c="3"/></text:span><text:span text:style-name="T24">suit trumps = n % 2 ? clubs : diamonds;</text:span></text:p>
          <text:p text:style-name="P7"><text:span text:style-name="T24"><text:s text:c="3"/></text:span><text:span text:style-name="T23">if</text:span><text:span text:style-name="T24"> (trumps == clubs)</text:span></text:p>
          <text:p text:style-name="P7"><text:span text:style-name="T24"><text:s text:c="5"/></text:span><text:span text:style-name="T24">...</text:span></text:p>
          <text:p text:style-name="P7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cm" svg:height="1.023cm" svg:x="5.958cm" svg:y="3.925cm">
          <text:p text:style-name="P8"><text:span text:style-name="T8">suit2.c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9.402cm" svg:height="3.309cm" svg:x="9.957cm" svg:y="14.327cm">
          <text:p text:style-name="P7"><text:span text:style-name="T24">&gt;gcc –O2 –S suit1.c</text:span></text:p>
          <text:p text:style-name="P7"><text:span text:style-name="T24">&gt;gcc –O2 –S suit2.c</text:span></text:p>
          <text:p text:style-name="P7"><text:span text:style-name="T24">&gt;diff suit1.s suit2.s</text:span></text:p>
          <text:p text:style-name="P7"><text:span text:style-name="T24"><text:s text:c="3"/></text:span><text:span text:style-name="T26"></text:span><text:span text:style-name="T24"> <text:s/></text:span><text:span text:style-name="T24">no difference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5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exercise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4">exercise</text:span></text:p>
          </draw:text-box>
        </draw:frame>
        <draw:custom-shape draw:style-name="gr17" draw:text-style-name="P2" draw:layer="layout" svg:width="13.203cm" svg:height="5.343cm" svg:x="5.159cm" svg:y="6.923cm">
          <text:p text:style-name="P7"><text:span text:style-name="T35">#define PKG_ID <text:s text:c="8"/>0</text:span></text:p>
          <text:p text:style-name="P7"><text:span text:style-name="T35">#define PKG_VERSION <text:s text:c="3"/>3</text:span></text:p>
          <text:p text:style-name="P7"><text:span text:style-name="T35">#define PKG_CKSUM <text:s text:c="5"/>4</text:span></text:p>
          <text:p text:style-name="P7"><text:span text:style-name="T35">#define PKG_FILESIZE <text:s text:c="2"/>8</text:span></text:p>
          <text:p text:style-name="P7"><text:span text:style-name="T35">#define PKG_FILE_CKSUM 12</text:span></text:p>
          <text:p text:style-name="P7"><text:span text:style-name="T35">...</text:span></text:p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4"><text:span text:style-name="T3">what might this look like if refactored to a wrapped enum?</text:span></text:p>
              </text:list-item>
            </text:list>
          </draw:text-box>
        </draw:frame>
        <draw:g>
          <draw:rect draw:style-name="gr26" draw:text-style-name="P9" draw:layer="layout" svg:width="9.203cm" svg:height="8.647cm" svg:x="17.356cm" svg:y="9.327cm">
            <text:p/>
          </draw:rect>
          <draw:g>
            <draw:custom-shape draw:style-name="gr27" draw:text-style-name="P2" draw:layer="layout" svg:width="0.328cm" svg:height="0.41cm" svg:x="20.476cm" svg:y="11.452cm">
              <text:p/>
              <draw:enhanced-geometry svg:viewBox="0 0 402 505" draw:mirror-horizontal="true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28" draw:text-style-name="P2" draw:layer="layout" svg:width="0.243cm" svg:height="0.207cm" svg:x="24.628cm" svg:y="15.484cm">
              <text:p/>
              <draw:enhanced-geometry svg:viewBox="0 0 301 254" draw:mirror-horizontal="true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29" draw:text-style-name="P2" draw:layer="layout" svg:width="1.307cm" svg:height="1.051cm" svg:x="23.52cm" svg:y="15.403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30" draw:text-style-name="P2" draw:layer="layout" svg:width="1.307cm" svg:height="1.051cm" svg:x="23.52cm" svg:y="15.403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31" draw:text-style-name="P9" draw:layer="layout" svg:x1="24.334cm" svg:y1="15.675cm" svg:x2="24.438cm" svg:y2="15.78cm">
              <text:p/>
            </draw:line>
            <draw:custom-shape draw:style-name="gr32" draw:text-style-name="P2" draw:layer="layout" svg:width="2.971cm" svg:height="2.448cm" svg:x="23.576cm" svg:y="15.513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30" draw:text-style-name="P2" draw:layer="layout" svg:width="2.971cm" svg:height="2.448cm" svg:x="23.576cm" svg:y="15.513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33" draw:text-style-name="P2" draw:layer="layout" svg:width="1.891cm" svg:height="1.68cm" svg:x="24.38cm" svg:y="15.826cm">
              <text:p/>
              <draw:enhanced-geometry svg:viewBox="0 0 2328 2071" draw:mirror-horizontal="true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30" draw:text-style-name="P2" draw:layer="layout" svg:width="0.394cm" svg:height="0.283cm" svg:x="23.638cm" svg:y="17.145cm">
              <text:p/>
              <draw:enhanced-geometry svg:viewBox="0 0 486 353" draw:mirror-horizontal="true" draw:type="non-primitive" draw:enhanced-path="M 486 0  L 459 30  L 424 62  L 380 97  L 331 135  L 277 173  L 220 212  L 163 250  L 105 288  L 51 322  L 0 353  N"/>
            </draw:custom-shape>
            <draw:custom-shape draw:style-name="gr30" draw:text-style-name="P2" draw:layer="layout" svg:width="0.901cm" svg:height="0.37cm" svg:x="24.031cm" svg:y="17.428cm">
              <text:p/>
              <draw:enhanced-geometry svg:viewBox="0 0 1111 453" draw:mirror-horizontal="true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30" draw:text-style-name="P2" draw:layer="layout" svg:width="0.8cm" svg:height="0.035cm" svg:x="24.933cm" svg:y="17.778cm">
              <text:p/>
              <draw:enhanced-geometry svg:viewBox="0 0 982 46" draw:mirror-horizontal="true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30" draw:text-style-name="P2" draw:layer="layout" svg:width="0.519cm" svg:height="0.252cm" svg:x="25.732cm" svg:y="17.526cm">
              <text:p/>
              <draw:enhanced-geometry svg:viewBox="0 0 641 307" draw:mirror-horizontal="true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30" draw:text-style-name="P2" draw:layer="layout" svg:width="0.438cm" svg:height="0.429cm" svg:x="23.61cm" svg:y="16.422cm">
              <text:p/>
              <draw:enhanced-geometry svg:viewBox="0 0 541 528" draw:mirror-horizontal="true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30" draw:text-style-name="P2" draw:layer="layout" svg:width="0.426cm" svg:height="0.21cm" svg:x="24.048cm" svg:y="16.638cm">
              <text:p/>
              <draw:enhanced-geometry svg:viewBox="0 0 524 264" draw:mirror-horizontal="true" draw:type="non-primitive" draw:enhanced-path="M 524 264  L 469 249  L 407 225  L 338 195  L 269 159  L 200 121  L 137 85  L 82 52  L 38 25  L 10 7  L 0 0  N"/>
            </draw:custom-shape>
            <draw:custom-shape draw:style-name="gr30" draw:text-style-name="P2" draw:layer="layout" svg:width="0.121cm" svg:height="0.645cm" svg:x="24.352cm" svg:y="16.638cm">
              <text:p/>
              <draw:enhanced-geometry svg:viewBox="0 0 148 798" draw:mirror-horizontal="true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30" draw:text-style-name="P2" draw:layer="layout" svg:width="0.547cm" svg:height="0.154cm" svg:x="24.474cm" svg:y="17.149cm">
              <text:p/>
              <draw:enhanced-geometry svg:viewBox="0 0 678 190" draw:mirror-horizontal="true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30" draw:text-style-name="P2" draw:layer="layout" svg:width="0.117cm" svg:height="0.369cm" svg:x="24.924cm" svg:y="17.149cm">
              <text:p/>
              <draw:enhanced-geometry svg:viewBox="0 0 145 454" draw:mirror-horizontal="true" draw:type="non-primitive" draw:enhanced-path="M 26 0  L 63 45  L 94 93  L 118 142  L 135 191  L 144 240  L 145 286  L 140 329  L 127 368  L 106 401  L 78 427  L 43 445  L 0 454  N"/>
            </draw:custom-shape>
            <draw:custom-shape draw:style-name="gr30" draw:text-style-name="P2" draw:layer="layout" svg:width="0.742cm" svg:height="0.028cm" svg:x="25.043cm" svg:y="17.51cm">
              <text:p/>
              <draw:enhanced-geometry svg:viewBox="0 0 912 32" draw:mirror-horizontal="true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30" draw:text-style-name="P2" draw:layer="layout" svg:width="0.195cm" svg:height="0.186cm" svg:x="25.784cm" svg:y="17.323cm">
              <text:p/>
              <draw:enhanced-geometry svg:viewBox="0 0 242 234" draw:mirror-horizontal="true" draw:type="non-primitive" draw:enhanced-path="M 242 234  L 181 204  L 128 172  L 80 134  L 43 94  L 16 48  L 0 0  N"/>
            </draw:custom-shape>
            <draw:custom-shape draw:style-name="gr30" draw:text-style-name="P2" draw:layer="layout" svg:width="0.195cm" svg:height="0.292cm" svg:x="25.2cm" svg:y="17.091cm">
              <text:p/>
              <draw:enhanced-geometry svg:viewBox="0 0 242 362" draw:mirror-horizontal="true" draw:type="non-primitive" draw:enhanced-path="M 0 0  L 46 42  L 92 82  L 137 123  L 175 163  L 208 202  L 231 238  L 242 274  L 241 306  L 225 336  L 191 362  N"/>
            </draw:custom-shape>
            <draw:custom-shape draw:style-name="gr30" draw:text-style-name="P2" draw:layer="layout" svg:width="0.572cm" svg:height="0.109cm" svg:x="25.242cm" svg:y="17.384cm">
              <text:p/>
              <draw:enhanced-geometry svg:viewBox="0 0 705 131" draw:mirror-horizontal="true" draw:type="non-primitive" draw:enhanced-path="M 705 0  L 669 19  L 628 37  L 584 53  L 536 69  L 485 84  L 431 96  L 375 107  L 316 116  L 255 124  L 192 129  L 129 131  L 66 131  L 0 128  N"/>
            </draw:custom-shape>
            <draw:custom-shape draw:style-name="gr30" draw:text-style-name="P2" draw:layer="layout" svg:width="0.348cm" svg:height="0.122cm" svg:x="23.854cm" svg:y="16.15cm">
              <text:p/>
              <draw:enhanced-geometry svg:viewBox="0 0 430 154" draw:mirror-horizontal="true" draw:type="non-primitive" draw:enhanced-path="M 430 154  L 373 124  L 313 94  L 252 65  L 193 40  L 136 20  L 84 6  L 38 0  L 0 5  N"/>
            </draw:custom-shape>
            <draw:custom-shape draw:style-name="gr30" draw:text-style-name="P2" draw:layer="layout" svg:width="0.162cm" svg:height="0.084cm" svg:x="24.203cm" svg:y="16.154cm">
              <text:p/>
              <draw:enhanced-geometry svg:viewBox="0 0 200 105" draw:mirror-horizontal="true" draw:type="non-primitive" draw:enhanced-path="M 200 0  L 110 40  L 33 84  L 0 105  N"/>
            </draw:custom-shape>
            <draw:custom-shape draw:style-name="gr30" draw:text-style-name="P2" draw:layer="layout" svg:width="0.072cm" svg:height="0.15cm" svg:x="24.366cm" svg:y="16.089cm">
              <text:p/>
              <draw:enhanced-geometry svg:viewBox="0 0 86 183" draw:mirror-horizontal="true" draw:type="non-primitive" draw:enhanced-path="M 86 183  L 41 86  L 10 22  L 0 0  N"/>
            </draw:custom-shape>
            <draw:custom-shape draw:style-name="gr30" draw:text-style-name="P2" draw:layer="layout" svg:width="0.19cm" svg:height="0.487cm" svg:x="24.04cm" svg:y="16.186cm">
              <text:p/>
              <draw:enhanced-geometry svg:viewBox="0 0 235 600" draw:mirror-horizontal="true" draw:type="non-primitive" draw:enhanced-path="M 0 0  L 4 38  L 17 93  L 40 157  L 67 228  L 99 303  L 131 378  L 162 447  L 190 508  L 214 556  L 229 588  L 235 600  N"/>
            </draw:custom-shape>
            <draw:custom-shape draw:style-name="gr30" draw:text-style-name="P2" draw:layer="layout" svg:width="0.532cm" svg:height="0.109cm" svg:x="24.04cm" svg:y="16.564cm">
              <text:p/>
              <draw:enhanced-geometry svg:viewBox="0 0 653 136" draw:mirror-horizontal="true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30" draw:text-style-name="P2" draw:layer="layout" svg:width="0.06cm" svg:height="0.522cm" svg:x="24.507cm" svg:y="16.658cm">
              <text:p/>
              <draw:enhanced-geometry svg:viewBox="0 0 73 643" draw:mirror-horizontal="true" draw:type="non-primitive" draw:enhanced-path="M 0 0  L 12 54  L 23 119  L 32 192  L 41 270  L 49 348  L 56 424  L 63 494  L 67 554  L 70 601  L 72 632  L 73 643  N"/>
            </draw:custom-shape>
            <draw:custom-shape draw:style-name="gr30" draw:text-style-name="P2" draw:layer="layout" svg:width="0.649cm" svg:height="0.15cm" svg:x="24.507cm" svg:y="17.039cm">
              <text:p/>
              <draw:enhanced-geometry svg:viewBox="0 0 798 181" draw:mirror-horizontal="true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30" draw:text-style-name="P2" draw:layer="layout" svg:width="0.247cm" svg:height="0.198cm" svg:x="25.148cm" svg:y="16.99cm">
              <text:p/>
              <draw:enhanced-geometry svg:viewBox="0 0 306 244" draw:mirror-horizontal="true" draw:type="non-primitive" draw:enhanced-path="M 306 244  L 231 160  L 159 96  L 96 50  L 45 20  L 12 5  L 0 0  N"/>
            </draw:custom-shape>
            <draw:custom-shape draw:style-name="gr30" draw:text-style-name="P2" draw:layer="layout" svg:width="0.552cm" svg:height="0.296cm" svg:x="23.577cm" svg:y="16.685cm">
              <text:p/>
              <draw:enhanced-geometry svg:viewBox="0 0 676 364" draw:mirror-horizontal="true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30" draw:text-style-name="P2" draw:layer="layout" svg:width="0.158cm" svg:height="0.113cm" svg:x="24.129cm" svg:y="16.848cm">
              <text:p/>
              <draw:enhanced-geometry svg:viewBox="0 0 197 136" draw:mirror-horizontal="true" draw:type="non-primitive" draw:enhanced-path="M 197 136  L 80 79  L 21 41  L 0 16  L 2 3  L 6 0  N"/>
            </draw:custom-shape>
            <draw:custom-shape draw:style-name="gr30" draw:text-style-name="P2" draw:layer="layout" svg:width="0.061cm" svg:height="0.377cm" svg:x="24.222cm" svg:y="16.848cm">
              <text:p/>
              <draw:enhanced-geometry svg:viewBox="0 0 75 462" draw:mirror-horizontal="true" draw:type="non-primitive" draw:enhanced-path="M 0 0  L 28 74  L 50 140  L 65 201  L 72 258  L 75 311  L 69 362  L 57 412  L 36 462  N"/>
            </draw:custom-shape>
            <draw:custom-shape draw:style-name="gr30" draw:text-style-name="P2" draw:layer="layout" svg:width="0.353cm" svg:height="0.117cm" svg:x="23.901cm" svg:y="17.226cm">
              <text:p/>
              <draw:enhanced-geometry svg:viewBox="0 0 434 145" draw:mirror-horizontal="true" draw:type="non-primitive" draw:enhanced-path="M 0 0  L 76 0  L 142 1  L 199 5  L 251 14  L 299 31  L 343 57  L 387 95  L 434 145  N"/>
            </draw:custom-shape>
            <draw:custom-shape draw:style-name="gr30" draw:text-style-name="P2" draw:layer="layout" svg:width="0.43cm" svg:height="0.133cm" svg:x="25.887cm" svg:y="17.047cm">
              <text:p/>
              <draw:enhanced-geometry svg:viewBox="0 0 531 165" draw:mirror-horizontal="true" draw:type="non-primitive" draw:enhanced-path="M 531 162  L 452 165  L 375 162  L 303 155  L 236 145  L 175 131  L 122 114  L 77 94  L 40 73  L 15 49  L 1 25  L 0 0  N"/>
            </draw:custom-shape>
            <draw:custom-shape draw:style-name="gr30" draw:text-style-name="P2" draw:layer="layout" svg:width="0.219cm" svg:height="0.154cm" svg:x="25.586cm" svg:y="16.844cm">
              <text:p/>
              <draw:enhanced-geometry svg:viewBox="0 0 271 190" draw:mirror-horizontal="true" draw:type="non-primitive" draw:enhanced-path="M 0 0  L 55 33  L 119 67  L 179 102  L 231 136  L 264 165  L 271 190  N"/>
            </draw:custom-shape>
            <draw:custom-shape draw:style-name="gr30" draw:text-style-name="P2" draw:layer="layout" svg:width="0.653cm" svg:height="0.222cm" svg:x="24.405cm" svg:y="17.312cm">
              <text:p/>
              <draw:enhanced-geometry svg:viewBox="0 0 802 272" draw:mirror-horizontal="true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30" draw:text-style-name="P2" draw:layer="layout" svg:width="0.414cm" svg:height="0.125cm" svg:x="23.991cm" svg:y="17.291cm">
              <text:p/>
              <draw:enhanced-geometry svg:viewBox="0 0 514 155" draw:mirror-horizontal="true" draw:type="non-primitive" draw:enhanced-path="M 0 29  L 50 11  L 106 2  L 163 0  L 222 3  L 280 14  L 335 29  L 387 49  L 433 72  L 470 98  L 497 127  L 514 155  N"/>
            </draw:custom-shape>
            <draw:custom-shape draw:style-name="gr30" draw:text-style-name="P2" draw:layer="layout" svg:width="0.401cm" svg:height="0.06cm" svg:x="24.405cm" svg:y="15.789cm">
              <text:p/>
              <draw:enhanced-geometry svg:viewBox="0 0 495 73" draw:mirror-horizontal="true" draw:type="non-primitive" draw:enhanced-path="M 495 73  L 439 53  L 378 34  L 313 18  L 249 6  L 186 0  L 129 0  L 77 9  L 33 26  L 0 54  N"/>
            </draw:custom-shape>
            <draw:custom-shape draw:style-name="gr30" draw:text-style-name="P2" draw:layer="layout" svg:width="0.114cm" svg:height="0.145cm" svg:x="24.807cm" svg:y="15.687cm">
              <text:p/>
              <draw:enhanced-geometry svg:viewBox="0 0 136 180" draw:mirror-horizontal="true" draw:type="non-primitive" draw:enhanced-path="M 136 180  L 71 90  L 21 25  L 0 0  N"/>
            </draw:custom-shape>
            <draw:custom-shape draw:style-name="gr30" draw:text-style-name="P2" draw:layer="layout" svg:width="0.296cm" svg:height="0.15cm" svg:x="26.241cm" svg:y="17.27cm">
              <text:p/>
              <draw:enhanced-geometry svg:viewBox="0 0 365 187" draw:mirror-horizontal="true" draw:type="non-primitive" draw:enhanced-path="M 365 187  L 304 174  L 237 152  L 170 122  L 108 88  L 56 55  L 18 24  L 0 0  N"/>
            </draw:custom-shape>
            <draw:custom-shape draw:style-name="gr34" draw:text-style-name="P2" draw:layer="layout" svg:width="0.28cm" svg:height="0.117cm" svg:x="25.469cm" svg:y="16.685cm">
              <text:p/>
              <draw:enhanced-geometry svg:viewBox="0 0 344 145" draw:mirror-horizontal="true" draw:type="non-primitive" draw:enhanced-path="M 344 145  L 297 91  L 237 53  L 171 27  L 108 11  L 54 3  L 15 0  L 0 0  N"/>
            </draw:custom-shape>
            <draw:custom-shape draw:style-name="gr34" draw:text-style-name="P2" draw:layer="layout" svg:width="0.207cm" svg:height="0.15cm" svg:x="25.407cm" svg:y="16.569cm">
              <text:p/>
              <draw:enhanced-geometry svg:viewBox="0 0 254 181" draw:mirror-horizontal="true" draw:type="non-primitive" draw:enhanced-path="M 254 181  L 203 128  L 137 78  L 70 37  L 21 10  L 0 0  N"/>
            </draw:custom-shape>
            <draw:custom-shape draw:style-name="gr34" draw:text-style-name="P2" draw:layer="layout" svg:width="0.243cm" svg:height="0.105cm" svg:x="25.314cm" svg:y="16.495cm">
              <text:p/>
              <draw:enhanced-geometry svg:viewBox="0 0 297 126" draw:mirror-horizontal="true" draw:type="non-primitive" draw:enhanced-path="M 297 126  L 238 82  L 160 47  L 83 21  L 23 5  L 0 0  N"/>
            </draw:custom-shape>
            <draw:custom-shape draw:style-name="gr34" draw:text-style-name="P2" draw:layer="layout" svg:width="0.227cm" svg:height="0.134cm" svg:x="25.232cm" svg:y="16.385cm">
              <text:p/>
              <draw:enhanced-geometry svg:viewBox="0 0 279 161" draw:mirror-horizontal="true" draw:type="non-primitive" draw:enhanced-path="M 279 161  L 222 113  L 150 69  L 77 32  L 23 9  L 0 0  N"/>
            </draw:custom-shape>
            <draw:custom-shape draw:style-name="gr34" draw:text-style-name="P2" draw:layer="layout" svg:width="0.264cm" svg:height="0.109cm" svg:x="25.132cm" svg:y="16.301cm">
              <text:p/>
              <draw:enhanced-geometry svg:viewBox="0 0 324 135" draw:mirror-horizontal="true" draw:type="non-primitive" draw:enhanced-path="M 324 135  L 278 100  L 212 68  L 138 41  L 70 19  L 19 4  L 0 0  N"/>
            </draw:custom-shape>
            <draw:custom-shape draw:style-name="gr34" draw:text-style-name="P2" draw:layer="layout" svg:width="0.243cm" svg:height="0.117cm" svg:x="25.079cm" svg:y="16.223cm">
              <text:p/>
              <draw:enhanced-geometry svg:viewBox="0 0 300 145" draw:mirror-horizontal="true" draw:type="non-primitive" draw:enhanced-path="M 300 145  L 248 95  L 171 56  L 89 25  L 26 6  L 0 0  N"/>
            </draw:custom-shape>
            <draw:custom-shape draw:style-name="gr34" draw:text-style-name="P2" draw:layer="layout" svg:width="0.231cm" svg:height="0.113cm" svg:x="24.994cm" svg:y="16.126cm">
              <text:p/>
              <draw:enhanced-geometry svg:viewBox="0 0 287 138" draw:mirror-horizontal="true" draw:type="non-primitive" draw:enhanced-path="M 287 138  L 233 95  L 159 58  L 82 28  L 24 8  L 0 0  N"/>
            </draw:custom-shape>
            <draw:custom-shape draw:style-name="gr34" draw:text-style-name="P2" draw:layer="layout" svg:width="0.21cm" svg:height="0.104cm" svg:x="24.922cm" svg:y="16.033cm">
              <text:p/>
              <draw:enhanced-geometry svg:viewBox="0 0 263 127" draw:mirror-horizontal="true" draw:type="non-primitive" draw:enhanced-path="M 263 127  L 187 80  L 101 39  L 30 11  L 0 0  N"/>
            </draw:custom-shape>
            <draw:custom-shape draw:style-name="gr34" draw:text-style-name="P2" draw:layer="layout" svg:width="0.227cm" svg:height="0.097cm" svg:x="24.848cm" svg:y="15.942cm">
              <text:p/>
              <draw:enhanced-geometry svg:viewBox="0 0 279 117" draw:mirror-horizontal="true" draw:type="non-primitive" draw:enhanced-path="M 279 117  L 226 74  L 154 41  L 80 18  L 22 5  L 0 0  N"/>
            </draw:custom-shape>
            <draw:custom-shape draw:style-name="gr34" draw:text-style-name="P2" draw:layer="layout" svg:width="0.227cm" svg:height="0.109cm" svg:x="24.786cm" svg:y="15.849cm">
              <text:p/>
              <draw:enhanced-geometry svg:viewBox="0 0 281 135" draw:mirror-horizontal="true" draw:type="non-primitive" draw:enhanced-path="M 281 135  L 223 90  L 151 53  L 78 24  L 22 6  L 0 0  N"/>
            </draw:custom-shape>
            <draw:custom-shape draw:style-name="gr34" draw:text-style-name="P2" draw:layer="layout" svg:width="0.04cm" svg:height="0.64cm" svg:x="24.815cm" svg:y="15.797cm">
              <text:p/>
              <draw:enhanced-geometry svg:viewBox="0 0 49 788" draw:mirror-horizontal="true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34" draw:text-style-name="P2" draw:layer="layout" svg:width="0.166cm" svg:height="0.255cm" svg:x="24.856cm" svg:y="16.203cm">
              <text:p/>
              <draw:enhanced-geometry svg:viewBox="0 0 208 317" draw:mirror-horizontal="true" draw:type="non-primitive" draw:enhanced-path="M 208 290  L 182 310  L 155 317  L 126 310  L 97 290  L 70 257  L 45 211  L 25 153  L 9 83  L 0 0  N"/>
            </draw:custom-shape>
            <draw:custom-shape draw:style-name="gr34" draw:text-style-name="P2" draw:layer="layout" svg:width="0.117cm" svg:height="0.39cm" svg:x="24.904cm" svg:y="15.813cm">
              <text:p/>
              <draw:enhanced-geometry svg:viewBox="0 0 145 481" draw:mirror-horizontal="true" draw:type="non-primitive" draw:enhanced-path="M 0 481  L 1 395  L 11 315  L 31 240  L 53 172  L 79 114  L 104 67  L 126 31  L 140 8  L 145 0  N"/>
            </draw:custom-shape>
            <draw:custom-shape draw:style-name="gr34" draw:text-style-name="P2" draw:layer="layout" svg:width="0.316cm" svg:height="0.398cm" svg:x="24.905cm" svg:y="15.813cm">
              <text:p/>
              <draw:enhanced-geometry svg:viewBox="0 0 387 491" draw:mirror-horizontal="true" draw:type="non-primitive" draw:enhanced-path="M 387 0  L 355 61  L 324 121  L 292 179  L 259 234  L 227 286  L 195 334  L 162 377  L 129 414  L 97 445  L 64 469  L 32 484  L 0 491  N"/>
            </draw:custom-shape>
            <draw:custom-shape draw:style-name="gr34" draw:text-style-name="P2" draw:layer="layout" svg:width="0.102cm" svg:height="0.223cm" svg:x="25.221cm" svg:y="15.988cm">
              <text:p/>
              <draw:enhanced-geometry svg:viewBox="0 0 128 274" draw:mirror-horizontal="true" draw:type="non-primitive" draw:enhanced-path="M 128 274  L 78 269  L 41 247  L 14 212  L 0 168  L 1 116  L 16 59  L 46 0  N"/>
            </draw:custom-shape>
            <draw:custom-shape draw:style-name="gr34" draw:text-style-name="P2" draw:layer="layout" svg:width="0.373cm" svg:height="0.235cm" svg:x="24.912cm" svg:y="15.752cm">
              <text:p/>
              <draw:enhanced-geometry svg:viewBox="0 0 460 289" draw:mirror-horizontal="true" draw:type="non-primitive" draw:enhanced-path="M 0 289  L 39 244  L 94 199  L 159 155  L 229 113  L 298 77  L 360 45  L 412 21  L 447 5  L 460 0  N"/>
            </draw:custom-shape>
            <draw:custom-shape draw:style-name="gr34" draw:text-style-name="P2" draw:layer="layout" svg:width="0.239cm" svg:height="0.13cm" svg:x="25.038cm" svg:y="16.844cm">
              <text:p/>
              <draw:enhanced-geometry svg:viewBox="0 0 297 162" draw:mirror-horizontal="true" draw:type="non-primitive" draw:enhanced-path="M 297 162  L 253 112  L 192 71  L 125 40  L 63 17  L 18 4  L 0 0  N"/>
            </draw:custom-shape>
            <draw:custom-shape draw:style-name="gr34" draw:text-style-name="P2" draw:layer="layout" svg:width="0.21cm" svg:height="0.158cm" svg:x="24.922cm" svg:y="16.722cm">
              <text:p/>
              <draw:enhanced-geometry svg:viewBox="0 0 263 191" draw:mirror-horizontal="true" draw:type="non-primitive" draw:enhanced-path="M 263 191  L 184 119  L 112 64  L 54 28  L 14 7  L 0 0  N"/>
            </draw:custom-shape>
            <draw:custom-shape draw:style-name="gr34" draw:text-style-name="P2" draw:layer="layout" svg:width="0.243cm" svg:height="0.129cm" svg:x="24.778cm" svg:y="16.653cm">
              <text:p/>
              <draw:enhanced-geometry svg:viewBox="0 0 300 161" draw:mirror-horizontal="true" draw:type="non-primitive" draw:enhanced-path="M 300 161  L 243 107  L 166 62  L 87 28  L 25 7  L 0 0  N"/>
            </draw:custom-shape>
            <draw:custom-shape draw:style-name="gr34" draw:text-style-name="P2" draw:layer="layout" svg:width="0.239cm" svg:height="0.109cm" svg:x="24.685cm" svg:y="16.556cm">
              <text:p/>
              <draw:enhanced-geometry svg:viewBox="0 0 297 134" draw:mirror-horizontal="true" draw:type="non-primitive" draw:enhanced-path="M 297 134  L 228 82  L 149 44  L 76 19  L 21 4  L 0 0  N"/>
            </draw:custom-shape>
            <draw:custom-shape draw:style-name="gr34" draw:text-style-name="P2" draw:layer="layout" svg:width="0.19cm" svg:height="0.102cm" svg:x="24.613cm" svg:y="16.466cm">
              <text:p/>
              <draw:enhanced-geometry svg:viewBox="0 0 234 126" draw:mirror-horizontal="true" draw:type="non-primitive" draw:enhanced-path="M 234 126  L 170 75  L 94 35  L 27 9  L 0 0  N"/>
            </draw:custom-shape>
            <draw:custom-shape draw:style-name="gr34" draw:text-style-name="P2" draw:layer="layout" svg:width="0.19cm" svg:height="0.092cm" svg:x="24.515cm" svg:y="16.394cm">
              <text:p/>
              <draw:enhanced-geometry svg:viewBox="0 0 236 118" draw:mirror-horizontal="true" draw:type="non-primitive" draw:enhanced-path="M 236 118  L 176 70  L 98 32  L 30 8  L 0 0  N"/>
            </draw:custom-shape>
            <draw:custom-shape draw:style-name="gr34" draw:text-style-name="P2" draw:layer="layout" svg:width="0.21cm" svg:height="0.109cm" svg:x="24.414cm" svg:y="16.313cm">
              <text:p/>
              <draw:enhanced-geometry svg:viewBox="0 0 261 136" draw:mirror-horizontal="true" draw:type="non-primitive" draw:enhanced-path="M 261 136  L 185 84  L 99 41  L 29 11  L 0 0  N"/>
            </draw:custom-shape>
            <draw:custom-shape draw:style-name="gr34" draw:text-style-name="P2" draw:layer="layout" svg:width="0.239cm" svg:height="0.125cm" svg:x="24.319cm" svg:y="16.223cm">
              <text:p/>
              <draw:enhanced-geometry svg:viewBox="0 0 299 154" draw:mirror-horizontal="true" draw:type="non-primitive" draw:enhanced-path="M 299 154  L 237 103  L 159 60  L 82 29  L 23 7  L 0 0  N"/>
            </draw:custom-shape>
            <draw:custom-shape draw:style-name="gr34" draw:text-style-name="P2" draw:layer="layout" svg:width="0.048cm" svg:height="0.304cm" svg:x="24.666cm" svg:y="16.763cm">
              <text:p/>
              <draw:enhanced-geometry svg:viewBox="0 0 62 379" draw:mirror-horizontal="true" draw:type="non-primitive" draw:enhanced-path="M 0 379  L 23 333  L 40 271  L 51 201  L 59 127  L 62 58  L 62 0  N"/>
            </draw:custom-shape>
            <draw:custom-shape draw:style-name="gr34" draw:text-style-name="P2" draw:layer="layout" svg:width="0.251cm" svg:height="0.568cm" svg:x="24.413cm" svg:y="16.195cm">
              <text:p/>
              <draw:enhanced-geometry svg:viewBox="0 0 308 698" draw:mirror-horizontal="true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34" draw:text-style-name="P2" draw:layer="layout" svg:width="0.035cm" svg:height="0.616cm" svg:x="24.414cm" svg:y="16.195cm">
              <text:p/>
              <draw:enhanced-geometry svg:viewBox="0 0 45 762" draw:mirror-horizontal="true" draw:type="non-primitive" draw:enhanced-path="M 45 0  L 44 9  L 41 36  L 35 78  L 29 131  L 23 195  L 16 265  L 9 340  L 4 415  L 1 491  L 0 563  L 1 628  L 6 685  L 15 730  L 28 762  N"/>
            </draw:custom-shape>
            <draw:custom-shape draw:style-name="gr34" draw:text-style-name="P2" draw:layer="layout" svg:width="0.145cm" svg:height="0.126cm" svg:x="24.283cm" svg:y="16.722cm">
              <text:p/>
              <draw:enhanced-geometry svg:viewBox="0 0 179 154" draw:mirror-horizontal="true" draw:type="non-primitive" draw:enhanced-path="M 0 110  L 32 146  L 59 154  L 83 137  L 109 101  L 139 54  L 179 0  N"/>
            </draw:custom-shape>
            <draw:custom-shape draw:style-name="gr34" draw:text-style-name="P2" draw:layer="layout" svg:width="0.089cm" svg:height="0.547cm" svg:x="24.258cm" svg:y="16.174cm">
              <text:p/>
              <draw:enhanced-geometry svg:viewBox="0 0 111 679" draw:mirror-horizontal="true" draw:type="non-primitive" draw:enhanced-path="M 80 679  L 97 648  L 107 606  L 111 556  L 109 498  L 103 434  L 94 369  L 81 303  L 66 238  L 52 176  L 37 119  L 22 70  L 10 29  L 0 0  N"/>
            </draw:custom-shape>
            <draw:custom-shape draw:style-name="gr34" draw:text-style-name="P2" draw:layer="layout" svg:width="0.21cm" svg:height="0.073cm" svg:x="24.349cm" svg:y="16.101cm">
              <text:p/>
              <draw:enhanced-geometry svg:viewBox="0 0 263 86" draw:mirror-horizontal="true" draw:type="non-primitive" draw:enhanced-path="M 263 86  L 217 45  L 168 15  L 114 0  L 58 7  L 0 41  N"/>
            </draw:custom-shape>
            <draw:custom-shape draw:style-name="gr34" draw:text-style-name="P2" draw:layer="layout" svg:width="0.467cm" svg:height="0.483cm" svg:x="24.559cm" svg:y="16.138cm">
              <text:p/>
              <draw:enhanced-geometry svg:viewBox="0 0 571 598" draw:mirror-horizontal="true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34" draw:text-style-name="P2" draw:layer="layout" svg:width="0.243cm" svg:height="0.093cm" svg:x="24.778cm" svg:y="16.564cm">
              <text:p/>
              <draw:enhanced-geometry svg:viewBox="0 0 300 114" draw:mirror-horizontal="true" draw:type="non-primitive" draw:enhanced-path="M 0 72  L 31 96  L 75 112  L 127 114  L 184 99  L 243 63  L 300 0  N"/>
            </draw:custom-shape>
            <draw:custom-shape draw:style-name="gr34" draw:text-style-name="P2" draw:layer="layout" svg:width="0.304cm" svg:height="0.414cm" svg:x="24.475cm" svg:y="16.15cm">
              <text:p/>
              <draw:enhanced-geometry svg:viewBox="0 0 378 507" draw:mirror-horizontal="true" draw:type="non-primitive" draw:enhanced-path="M 0 507  L 33 460  L 72 406  L 115 347  L 161 286  L 207 225  L 251 166  L 291 113  L 326 67  L 353 32  L 371 8  L 378 0  N"/>
            </draw:custom-shape>
            <draw:custom-shape draw:style-name="gr34" draw:text-style-name="P2" draw:layer="layout" svg:width="0.291cm" svg:height="0.604cm" svg:x="24.474cm" svg:y="16.15cm">
              <text:p/>
              <draw:enhanced-geometry svg:viewBox="0 0 361 741" draw:mirror-horizontal="true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35" draw:text-style-name="P2" draw:layer="layout" svg:width="1.587cm" svg:height="2.005cm" svg:x="20.929cm" svg:y="14.648cm">
              <text:p/>
              <draw:enhanced-geometry svg:viewBox="0 0 1954 2472" draw:mirror-horizontal="true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36" draw:text-style-name="P2" draw:layer="layout" svg:width="3.406cm" svg:height="4.99cm" svg:x="17.366cm" svg:y="10.766cm">
              <text:p/>
              <draw:enhanced-geometry svg:viewBox="0 0 4193 6145" draw:mirror-horizontal="true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37" draw:text-style-name="P2" draw:layer="layout" svg:width="3.397cm" svg:height="4.99cm" svg:x="17.374cm" svg:y="10.766cm">
              <text:p/>
              <draw:enhanced-geometry svg:viewBox="0 0 4185 6145" draw:mirror-horizontal="true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27" draw:text-style-name="P2" draw:layer="layout" svg:width="0.357cm" svg:height="0.531cm" svg:x="18.08cm" svg:y="12.159cm">
              <text:p/>
              <draw:enhanced-geometry svg:viewBox="0 0 440 651" draw:mirror-horizontal="true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38" draw:text-style-name="P2" draw:layer="layout" svg:width="0.446cm" svg:height="0.138cm" svg:x="18.491cm" svg:y="15.188cm">
              <text:p/>
              <draw:enhanced-geometry svg:viewBox="0 0 550 167" draw:mirror-horizontal="true" draw:type="non-primitive" draw:enhanced-path="M 0 149  L 44 157  L 94 163  L 148 166  L 205 167  L 263 163  L 320 154  L 376 139  L 428 116  L 475 87  L 516 48  L 550 0  N"/>
            </draw:custom-shape>
            <draw:custom-shape draw:style-name="gr38" draw:text-style-name="P2" draw:layer="layout" svg:width="0.3cm" svg:height="0.243cm" svg:x="18.491cm" svg:y="15.188cm">
              <text:p/>
              <draw:enhanced-geometry svg:viewBox="0 0 372 300" draw:mirror-horizontal="true" draw:type="non-primitive" draw:enhanced-path="M 372 0  L 322 93  L 279 164  L 241 218  L 207 257  L 175 280  L 144 294  L 112 300  L 78 297  L 42 291  L 0 283  N"/>
            </draw:custom-shape>
            <draw:custom-shape draw:style-name="gr38" draw:text-style-name="P2" draw:layer="layout" svg:width="0.203cm" svg:height="0.085cm" svg:x="18.79cm" svg:y="15.334cm">
              <text:p/>
              <draw:enhanced-geometry svg:viewBox="0 0 252 103" draw:mirror-horizontal="true" draw:type="non-primitive" draw:enhanced-path="M 252 103  L 150 74  L 70 40  L 19 12  L 0 0  N"/>
            </draw:custom-shape>
            <draw:custom-shape draw:style-name="gr38" draw:text-style-name="P2" draw:layer="layout" svg:width="0.869cm" svg:height="0.13cm" svg:x="18.343cm" svg:y="14.911cm">
              <text:p/>
              <draw:enhanced-geometry svg:viewBox="0 0 1072 161" draw:mirror-horizontal="true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38" draw:text-style-name="P2" draw:layer="layout" svg:width="0.544cm" svg:height="0.186cm" svg:x="18.669cm" svg:y="15.029cm">
              <text:p/>
              <draw:enhanced-geometry svg:viewBox="0 0 669 228" draw:mirror-horizontal="true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38" draw:text-style-name="P2" draw:layer="layout" svg:width="0.276cm" svg:height="0.183cm" svg:x="18.393cm" svg:y="15.029cm">
              <text:p/>
              <draw:enhanced-geometry svg:viewBox="0 0 344 224" draw:mirror-horizontal="true" draw:type="non-primitive" draw:enhanced-path="M 0 224  L 58 203  L 121 166  L 186 123  L 247 79  L 297 40  L 332 11  L 344 0  N"/>
            </draw:custom-shape>
            <draw:custom-shape draw:style-name="gr38" draw:text-style-name="P2" draw:layer="layout" svg:width="0.251cm" svg:height="0.665cm" svg:x="19.72cm" svg:y="12.39cm">
              <text:p/>
              <draw:enhanced-geometry svg:viewBox="0 0 312 821" draw:mirror-horizontal="true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38" draw:text-style-name="P2" draw:layer="layout" svg:width="0.19cm" svg:height="0.535cm" svg:x="19.53cm" svg:y="11.855cm">
              <text:p/>
              <draw:enhanced-geometry svg:viewBox="0 0 237 656" draw:mirror-horizontal="true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38" draw:text-style-name="P2" draw:layer="layout" svg:width="0.312cm" svg:height="0.353cm" svg:x="19.023cm" svg:y="11.976cm">
              <text:p/>
              <draw:enhanced-geometry svg:viewBox="0 0 385 433" draw:mirror-horizontal="true" draw:type="non-primitive" draw:enhanced-path="M 385 0  L 332 52  L 278 109  L 224 167  L 173 223  L 126 278  L 84 328  L 50 371  L 23 403  L 6 425  L 0 433  N"/>
            </draw:custom-shape>
            <draw:custom-shape draw:style-name="gr38" draw:text-style-name="P2" draw:layer="layout" svg:width="0.276cm" svg:height="0.409cm" svg:x="19.335cm" svg:y="12.33cm">
              <text:p/>
              <draw:enhanced-geometry svg:viewBox="0 0 344 507" draw:mirror-horizontal="true" draw:type="non-primitive" draw:enhanced-path="M 344 0  L 312 84  L 279 158  L 246 224  L 214 282  L 181 331  L 150 374  L 119 411  L 89 442  L 58 467  L 29 489  L 0 507  N"/>
            </draw:custom-shape>
            <draw:custom-shape draw:style-name="gr38" draw:text-style-name="P2" draw:layer="layout" svg:width="0.673cm" svg:height="0.921cm" svg:x="18.9cm" svg:y="12.037cm">
              <text:p/>
              <draw:enhanced-geometry svg:viewBox="0 0 831 1134" draw:mirror-horizontal="true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38" draw:text-style-name="P2" draw:layer="layout" svg:width="0.917cm" svg:height="0.751cm" svg:x="19.574cm" svg:y="12.959cm">
              <text:p/>
              <draw:enhanced-geometry svg:viewBox="0 0 1132 925" draw:mirror-horizontal="true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38" draw:text-style-name="P2" draw:layer="layout" svg:width="0.06cm" svg:height="0.763cm" svg:x="20.314cm" svg:y="11.238cm">
              <text:p/>
              <draw:enhanced-geometry svg:viewBox="0 0 74 942" draw:mirror-horizontal="true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38" draw:text-style-name="P2" draw:layer="layout" svg:width="0.06cm" svg:height="0.459cm" svg:x="20.302cm" svg:y="10.778cm">
              <text:p/>
              <draw:enhanced-geometry svg:viewBox="0 0 71 566" draw:mirror-horizontal="true" draw:type="non-primitive" draw:enhanced-path="M 59 566  L 68 496  L 71 422  L 66 346  L 57 271  L 47 200  L 33 135  L 21 80  L 11 38  L 3 9  L 0 0  N"/>
            </draw:custom-shape>
            <draw:custom-shape draw:style-name="gr38" draw:text-style-name="P2" draw:layer="layout" svg:width="0.227cm" svg:height="1.064cm" svg:x="20.361cm" svg:y="10.778cm">
              <text:p/>
              <draw:enhanced-geometry svg:viewBox="0 0 282 1313" draw:mirror-horizontal="true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38" draw:text-style-name="P2" draw:layer="layout" svg:width="0.121cm" svg:height="0.41cm" svg:x="19.996cm" svg:y="11.095cm">
              <text:p/>
              <draw:enhanced-geometry svg:viewBox="0 0 148 507" draw:mirror-horizontal="true" draw:type="non-primitive" draw:enhanced-path="M 148 0  L 141 56  L 129 117  L 113 181  L 95 244  L 76 306  L 55 366  L 35 421  L 17 468  L 0 507  N"/>
            </draw:custom-shape>
            <draw:custom-shape draw:style-name="gr38" draw:text-style-name="P2" draw:layer="layout" svg:width="0.255cm" svg:height="0.58cm" svg:x="20.118cm" svg:y="11.506cm">
              <text:p/>
              <draw:enhanced-geometry svg:viewBox="0 0 313 715" draw:mirror-horizontal="true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38" draw:text-style-name="P2" draw:layer="layout" svg:width="0.146cm" svg:height="0.799cm" svg:x="20.228cm" svg:y="11.287cm">
              <text:p/>
              <draw:enhanced-geometry svg:viewBox="0 0 179 985" draw:mirror-horizontal="true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38" draw:text-style-name="P2" draw:layer="layout" svg:width="0.048cm" svg:height="0.373cm" svg:x="20.18cm" svg:y="10.913cm">
              <text:p/>
              <draw:enhanced-geometry svg:viewBox="0 0 59 463" draw:mirror-horizontal="true" draw:type="non-primitive" draw:enhanced-path="M 0 463  L 20 409  L 34 341  L 45 264  L 52 187  L 56 115  L 58 56  L 59 15  L 59 0  N"/>
            </draw:custom-shape>
            <draw:custom-shape draw:style-name="gr38" draw:text-style-name="P2" draw:layer="layout" svg:width="0.336cm" svg:height="0.36cm" svg:x="19.697cm" svg:y="11.713cm">
              <text:p/>
              <draw:enhanced-geometry svg:viewBox="0 0 417 448" draw:mirror-horizontal="true" draw:type="non-primitive" draw:enhanced-path="M 417 0  L 347 44  L 283 94  L 225 147  L 173 202  L 128 255  L 89 306  L 58 352  L 33 391  L 15 421  L 3 441  L 0 448  N"/>
            </draw:custom-shape>
            <draw:custom-shape draw:style-name="gr38" draw:text-style-name="P2" draw:layer="layout" svg:width="0.243cm" svg:height="0.207cm" svg:x="20.032cm" svg:y="12.074cm">
              <text:p/>
              <draw:enhanced-geometry svg:viewBox="0 0 298 254" draw:mirror-horizontal="true" draw:type="non-primitive" draw:enhanced-path="M 298 0  L 226 33  L 161 76  L 107 125  L 61 172  L 29 214  L 7 244  L 0 254  N"/>
            </draw:custom-shape>
            <draw:custom-shape draw:style-name="gr38" draw:text-style-name="P2" draw:layer="layout" svg:width="0.34cm" svg:height="0.726cm" svg:x="19.936cm" svg:y="11.555cm">
              <text:p/>
              <draw:enhanced-geometry svg:viewBox="0 0 418 895" draw:mirror-horizontal="true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38" draw:text-style-name="P2" draw:layer="layout" svg:width="0.454cm" svg:height="0.47cm" svg:x="18.491cm" svg:y="14.112cm">
              <text:p/>
              <draw:enhanced-geometry svg:viewBox="0 0 564 582" draw:mirror-horizontal="true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38" draw:text-style-name="P2" draw:layer="layout" svg:width="0.114cm" svg:height="1.202cm" svg:x="18.376cm" svg:y="12.91cm">
              <text:p/>
              <draw:enhanced-geometry svg:viewBox="0 0 139 1476" draw:mirror-horizontal="true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38" draw:text-style-name="P2" draw:layer="layout" svg:width="0.134cm" svg:height="1.115cm" svg:x="18.405cm" svg:y="11.794cm">
              <text:p/>
              <draw:enhanced-geometry svg:viewBox="0 0 167 1375" draw:mirror-horizontal="true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38" draw:text-style-name="P2" draw:layer="layout" svg:width="0.178cm" svg:height="0.267cm" svg:x="18.479cm" svg:y="11.757cm">
              <text:p/>
              <draw:enhanced-geometry svg:viewBox="0 0 221 331" draw:mirror-horizontal="true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38" draw:text-style-name="P2" draw:layer="layout" svg:width="0.008cm" svg:height="0.451cm" svg:x="18.657cm" svg:y="12.025cm">
              <text:p/>
              <draw:enhanced-geometry svg:viewBox="0 0 7 552" draw:mirror-horizontal="true" draw:type="non-primitive" draw:enhanced-path="M 7 0  L 2 42  L 0 106  L 0 183  L 0 268  L 1 351  L 4 428  L 5 493  L 6 536  L 7 552  N"/>
            </draw:custom-shape>
            <draw:custom-shape draw:style-name="gr38" draw:text-style-name="P2" draw:layer="layout" svg:width="0.126cm" svg:height="0.727cm" svg:x="18.584cm" svg:y="11.749cm">
              <text:p/>
              <draw:enhanced-geometry svg:viewBox="0 0 151 896" draw:mirror-horizontal="true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38" draw:text-style-name="P2" draw:layer="layout" svg:width="0.227cm" svg:height="1.007cm" svg:x="18.583cm" svg:y="11.749cm">
              <text:p/>
              <draw:enhanced-geometry svg:viewBox="0 0 279 1240" draw:mirror-horizontal="true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38" draw:text-style-name="P2" draw:layer="layout" svg:width="0.057cm" svg:height="0.706cm" svg:x="18.802cm" svg:y="12.05cm">
              <text:p/>
              <draw:enhanced-geometry svg:viewBox="0 0 73 867" draw:mirror-horizontal="true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38" draw:text-style-name="P2" draw:layer="layout" svg:width="0.267cm" svg:height="0.373cm" svg:x="18.583cm" svg:y="11.676cm">
              <text:p/>
              <draw:enhanced-geometry svg:viewBox="0 0 328 462" draw:mirror-horizontal="true" draw:type="non-primitive" draw:enhanced-path="M 0 462  L 17 428  L 47 380  L 85 324  L 129 261  L 176 198  L 222 137  L 264 83  L 297 40  L 320 10  L 328 0  N"/>
            </draw:custom-shape>
            <draw:custom-shape draw:style-name="gr38" draw:text-style-name="P2" draw:layer="layout" svg:width="0.884cm" svg:height="0.32cm" svg:x="18.621cm" svg:y="11.615cm">
              <text:p/>
              <draw:enhanced-geometry svg:viewBox="0 0 1086 396" draw:mirror-horizontal="true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38" draw:text-style-name="P2" draw:layer="layout" svg:width="0.17cm" svg:height="0.219cm" svg:x="17.74cm" svg:y="12.764cm">
              <text:p/>
              <draw:enhanced-geometry svg:viewBox="0 0 210 274" draw:mirror-horizontal="true" draw:type="non-primitive" draw:enhanced-path="M 210 274  L 176 196  L 149 130  L 127 77  L 104 37  L 78 11  L 44 0  L 0 4  N"/>
            </draw:custom-shape>
            <draw:custom-shape draw:style-name="gr38" draw:text-style-name="P2" draw:layer="layout" svg:width="0.191cm" svg:height="0.085cm" svg:x="17.909cm" svg:y="12.679cm">
              <text:p/>
              <draw:enhanced-geometry svg:viewBox="0 0 236 105" draw:mirror-horizontal="true" draw:type="non-primitive" draw:enhanced-path="M 236 105  L 149 101  L 73 63  L 20 20  L 0 0  N"/>
            </draw:custom-shape>
            <draw:custom-shape draw:style-name="gr38" draw:text-style-name="P2" draw:layer="layout" svg:width="0.361cm" svg:height="0.908cm" svg:x="18.007cm" svg:y="12.862cm">
              <text:p/>
              <draw:enhanced-geometry svg:viewBox="0 0 447 1118" draw:mirror-horizontal="true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38" draw:text-style-name="P2" draw:layer="layout" svg:width="0.219cm" svg:height="0.364cm" svg:x="18.149cm" svg:y="12.862cm">
              <text:p/>
              <draw:enhanced-geometry svg:viewBox="0 0 270 448" draw:mirror-horizontal="true" draw:type="non-primitive" draw:enhanced-path="M 0 0  L 48 68  L 86 130  L 116 188  L 138 239  L 158 285  L 176 327  L 193 364  L 213 396  L 238 423  L 270 448  N"/>
            </draw:custom-shape>
            <draw:custom-shape draw:style-name="gr38" draw:text-style-name="P2" draw:layer="layout" svg:width="0.24cm" svg:height="0.434cm" svg:x="17.91cm" svg:y="13.226cm">
              <text:p/>
              <draw:enhanced-geometry svg:viewBox="0 0 295 536" draw:mirror-horizontal="true" draw:type="non-primitive" draw:enhanced-path="M 0 0  L 31 25  L 62 59  L 92 101  L 122 149  L 150 202  L 177 257  L 203 315  L 228 373  L 252 430  L 275 485  L 295 536  N"/>
            </draw:custom-shape>
            <draw:custom-shape draw:style-name="gr39" draw:text-style-name="P2" draw:layer="layout" svg:width="4.376cm" svg:height="3.227cm" svg:x="17.553cm" svg:y="9.439cm">
              <text:p/>
              <draw:enhanced-geometry svg:viewBox="0 0 5391 3976" draw:mirror-horizontal="true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40" draw:text-style-name="P2" draw:layer="layout" svg:width="0.726cm" svg:height="0.731cm" svg:x="18.666cm" svg:y="11.103cm">
              <text:p/>
              <draw:enhanced-geometry svg:viewBox="0 0 899 900" draw:mirror-horizontal="true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41" draw:text-style-name="P2" draw:layer="layout" svg:width="0.637cm" svg:height="0.499cm" svg:x="18.754cm" svg:y="11.103cm">
              <text:p/>
              <draw:enhanced-geometry svg:viewBox="0 0 787 614" draw:mirror-horizontal="true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40" draw:text-style-name="P2" draw:layer="layout" svg:width="1.051cm" svg:height="1.091cm" svg:x="20.414cm" svg:y="10.417cm">
              <text:p/>
              <draw:enhanced-geometry svg:viewBox="0 0 1298 1344" draw:mirror-horizontal="true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42" draw:text-style-name="P2" draw:layer="layout" svg:width="0.532cm" svg:height="0.207cm" svg:x="17.958cm" svg:y="10.081cm">
              <text:p/>
              <draw:enhanced-geometry svg:viewBox="0 0 657 255" draw:mirror-horizontal="true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40" draw:text-style-name="P2" draw:layer="layout" svg:width="1.741cm" svg:height="0.588cm" svg:x="19.948cm" svg:y="9.914cm">
              <text:p/>
              <draw:enhanced-geometry svg:viewBox="0 0 2145 728" draw:mirror-horizontal="true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40" draw:text-style-name="P2" draw:layer="layout" svg:width="0.69cm" svg:height="0.795cm" svg:x="18.077cm" svg:y="10.3cm">
              <text:p/>
              <draw:enhanced-geometry svg:viewBox="0 0 851 977" draw:mirror-horizontal="true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41" draw:text-style-name="P2" draw:layer="layout" svg:width="0.045cm" svg:height="0.462cm" svg:x="18.721cm" svg:y="10.633cm">
              <text:p/>
              <draw:enhanced-geometry svg:viewBox="0 0 57 567" draw:mirror-horizontal="true" draw:type="non-primitive" draw:enhanced-path="M 0 567  L 0 502  L 3 439  L 5 377  L 10 317  L 14 259  L 21 202  L 29 148  L 37 96  L 47 46  L 57 0  N"/>
            </draw:custom-shape>
            <draw:custom-shape draw:style-name="gr40" draw:text-style-name="P2" draw:layer="layout" svg:width="0.796cm" svg:height="1.644cm" svg:x="17.8cm" svg:y="10.819cm">
              <text:p/>
              <draw:enhanced-geometry svg:viewBox="0 0 982 2025" draw:mirror-horizontal="true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41" draw:text-style-name="P2" draw:layer="layout" svg:width="0.101cm" svg:height="0.313cm" svg:x="19.87cm" svg:y="10.58cm">
              <text:p/>
              <draw:enhanced-geometry svg:viewBox="0 0 125 386" draw:mirror-horizontal="true" draw:type="non-primitive" draw:enhanced-path="M 0 386  L 29 309  L 59 235  L 86 166  L 107 105  L 122 54  L 125 19  L 115 0  N"/>
            </draw:custom-shape>
            <draw:custom-shape draw:style-name="gr43" draw:text-style-name="P2" draw:layer="layout" svg:width="0.15cm" svg:height="0.104cm" svg:x="19.879cm" svg:y="10.475cm">
              <text:p/>
              <draw:enhanced-geometry svg:viewBox="0 0 185 128" draw:mirror-horizontal="true" draw:type="non-primitive" draw:enhanced-path="M 185 128  L 151 74  L 89 34  L 27 9  L 0 0  N"/>
            </draw:custom-shape>
            <draw:custom-shape draw:style-name="gr43" draw:text-style-name="P2" draw:layer="layout" svg:width="0.442cm" svg:height="0.06cm" svg:x="19.258cm" svg:y="10.519cm">
              <text:p/>
              <draw:enhanced-geometry svg:viewBox="0 0 547 73" draw:mirror-horizontal="true" draw:type="non-primitive" draw:enhanced-path="M 0 31  L 75 15  L 148 5  L 217 0  L 280 1  L 340 6  L 394 15  L 443 26  L 485 40  L 520 56  L 547 73  N"/>
            </draw:custom-shape>
            <draw:custom-shape draw:style-name="gr44" draw:text-style-name="P2" draw:layer="layout" svg:width="0.34cm" svg:height="0.102cm" svg:x="19.34cm" svg:y="10.591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10" draw:text-style-name="P2" draw:layer="layout" svg:width="0.34cm" svg:height="0.102cm" svg:x="19.34cm" svg:y="10.591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41" draw:text-style-name="P2" draw:layer="layout" svg:width="0.141cm" svg:height="0.007cm" svg:x="19.728cm" svg:y="11.327cm">
              <text:p/>
              <draw:enhanced-geometry svg:viewBox="0 0 172 14" draw:mirror-horizontal="true" draw:type="non-primitive" draw:enhanced-path="M 172 14  L 92 11  L 27 3  L 0 0  N"/>
            </draw:custom-shape>
            <draw:custom-shape draw:style-name="gr41" draw:text-style-name="P2" draw:layer="layout" svg:width="0.235cm" svg:height="0.008cm" svg:x="19.639cm" svg:y="11.221cm">
              <text:p/>
              <draw:enhanced-geometry svg:viewBox="0 0 291 11" draw:mirror-horizontal="true" draw:type="non-primitive" draw:enhanced-path="M 0 0  L 81 10  L 176 11  L 257 9  L 291 8  N"/>
            </draw:custom-shape>
            <draw:custom-shape draw:style-name="gr41" draw:text-style-name="P2" draw:layer="layout" svg:width="0.092cm" svg:height="0.016cm" svg:x="19.787cm" svg:y="11.043cm">
              <text:p/>
              <draw:enhanced-geometry svg:viewBox="0 0 114 21" draw:mirror-horizontal="true" draw:type="non-primitive" draw:enhanced-path="M 114 21  L 68 0  L 22 7  L 0 15  N"/>
            </draw:custom-shape>
            <draw:custom-shape draw:style-name="gr41" draw:text-style-name="P2" draw:layer="layout" svg:width="0.077cm" svg:height="0.105cm" svg:x="19.699cm" svg:y="10.965cm">
              <text:p/>
              <draw:enhanced-geometry svg:viewBox="0 0 94 128" draw:mirror-horizontal="true" draw:type="non-primitive" draw:enhanced-path="M 0 0  L 69 33  L 94 76  L 58 128  N"/>
            </draw:custom-shape>
            <draw:custom-shape draw:style-name="gr41" draw:text-style-name="P2" draw:layer="layout" svg:width="0.162cm" svg:height="0.202cm" svg:x="19.518cm" svg:y="10.962cm">
              <text:p/>
              <draw:enhanced-geometry svg:viewBox="0 0 200 249" draw:mirror-horizontal="true" draw:type="non-primitive" draw:enhanced-path="M 0 0  L 63 39  L 121 92  L 166 151  L 196 207  L 200 249  N"/>
            </draw:custom-shape>
            <draw:custom-shape draw:style-name="gr41" draw:text-style-name="P2" draw:layer="layout" svg:width="0.084cm" svg:height="0.211cm" svg:x="19.519cm" svg:y="11.164cm">
              <text:p/>
              <draw:enhanced-geometry svg:viewBox="0 0 107 263" draw:mirror-horizontal="true" draw:type="non-primitive" draw:enhanced-path="M 107 0  L 83 64  L 47 152  L 14 230  L 0 263  N"/>
            </draw:custom-shape>
            <draw:custom-shape draw:style-name="gr45" draw:text-style-name="P2" draw:layer="layout" svg:width="1.927cm" svg:height="1.319cm" svg:x="18.141cm" svg:y="9.35cm">
              <text:p/>
              <draw:enhanced-geometry svg:viewBox="0 0 2374 1625" draw:mirror-horizontal="true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44" draw:text-style-name="P2" draw:layer="layout" svg:width="0.089cm" svg:height="0.113cm" svg:x="19.878cm" svg:y="10.568cm">
              <text:p/>
              <draw:enhanced-geometry svg:viewBox="0 0 107 141" draw:mirror-horizontal="true" draw:type="non-primitive" draw:enhanced-path="M 13 141  L 99 128  L 107 63  L 0 0  L 13 141  L 13 141  Z N"/>
            </draw:custom-shape>
            <draw:custom-shape draw:style-name="gr10" draw:text-style-name="P2" draw:layer="layout" svg:width="0.089cm" svg:height="0.113cm" svg:x="19.878cm" svg:y="10.568cm">
              <text:p/>
              <draw:enhanced-geometry svg:viewBox="0 0 107 141" draw:mirror-horizontal="true" draw:type="non-primitive" draw:enhanced-path="M 13 141  L 99 128  L 107 63  L 0 0  L 13 141  L 13 141  N"/>
            </draw:custom-shape>
            <draw:custom-shape draw:style-name="gr35" draw:text-style-name="P2" draw:layer="layout" svg:width="0.97cm" svg:height="1.489cm" svg:x="18.816cm" svg:y="14.746cm">
              <text:p/>
              <draw:enhanced-geometry svg:viewBox="0 0 1196 1834" draw:mirror-horizontal="true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46" draw:text-style-name="P2" draw:layer="layout" svg:width="5.866cm" svg:height="4.502cm" svg:x="18.9cm" svg:y="12.273cm">
              <text:p/>
              <draw:enhanced-geometry svg:viewBox="0 0 7225 5543" draw:mirror-horizontal="true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47" draw:text-style-name="P2" draw:layer="layout" svg:width="0.126cm" svg:height="0.198cm" svg:x="19.619cm" svg:y="14.729cm">
              <text:p/>
              <draw:enhanced-geometry svg:viewBox="0 0 156 247" draw:mirror-horizontal="true" draw:type="non-primitive" draw:enhanced-path="M 0 0  L 53 71  L 100 138  L 135 198  L 156 247  N"/>
            </draw:custom-shape>
            <draw:custom-shape draw:style-name="gr47" draw:text-style-name="P2" draw:layer="layout" svg:width="0.247cm" svg:height="0.365cm" svg:x="19.371cm" svg:y="14.928cm">
              <text:p/>
              <draw:enhanced-geometry svg:viewBox="0 0 307 451" draw:mirror-horizontal="true" draw:type="non-primitive" draw:enhanced-path="M 0 0  L 15 37  L 39 75  L 68 115  L 102 155  L 140 200  L 178 245  L 216 292  L 252 343  L 282 395  L 307 451  N"/>
            </draw:custom-shape>
            <draw:custom-shape draw:style-name="gr47" draw:text-style-name="P2" draw:layer="layout" svg:width="0.252cm" svg:height="0.653cm" svg:x="19.119cm" svg:y="15.293cm">
              <text:p/>
              <draw:enhanced-geometry svg:viewBox="0 0 308 806" draw:mirror-horizontal="true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47" draw:text-style-name="P2" draw:layer="layout" svg:width="0.219cm" svg:height="0.202cm" svg:x="18.899cm" svg:y="15.947cm">
              <text:p/>
              <draw:enhanced-geometry svg:viewBox="0 0 270 248" draw:mirror-horizontal="true" draw:type="non-primitive" draw:enhanced-path="M 0 0  L 80 46  L 148 100  L 201 154  L 238 201  L 262 235  L 270 248  N"/>
            </draw:custom-shape>
            <draw:custom-shape draw:style-name="gr47" draw:text-style-name="P2" draw:layer="layout" svg:width="0.479cm" svg:height="0.97cm" svg:x="21.12cm" svg:y="15.63cm">
              <text:p/>
              <draw:enhanced-geometry svg:viewBox="0 0 589 1195" draw:mirror-horizontal="true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47" draw:text-style-name="P2" draw:layer="layout" svg:width="0.372cm" svg:height="0.835cm" svg:x="21.601cm" svg:y="14.794cm">
              <text:p/>
              <draw:enhanced-geometry svg:viewBox="0 0 458 1029" draw:mirror-horizontal="true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47" draw:text-style-name="P2" draw:layer="layout" svg:width="0.621cm" svg:height="0.645cm" svg:x="21.972cm" svg:y="14.794cm">
              <text:p/>
              <draw:enhanced-geometry svg:viewBox="0 0 768 793" draw:mirror-horizontal="true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35" draw:text-style-name="P2" draw:layer="layout" svg:width="2.171cm" svg:height="3.008cm" svg:x="22.185cm" svg:y="12.748cm">
              <text:p/>
              <draw:enhanced-geometry svg:viewBox="0 0 2677 3703" draw:mirror-horizontal="true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47" draw:text-style-name="P2" draw:layer="layout" svg:width="0.523cm" svg:height="0.471cm" svg:x="22.185cm" svg:y="12.748cm">
              <text:p/>
              <draw:enhanced-geometry svg:viewBox="0 0 648 579" draw:mirror-horizontal="true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47" draw:text-style-name="P2" draw:layer="layout" svg:width="0.413cm" svg:height="0.689cm" svg:x="22.708cm" svg:y="13.219cm">
              <text:p/>
              <draw:enhanced-geometry svg:viewBox="0 0 508 850" draw:mirror-horizontal="true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47" draw:text-style-name="P2" draw:layer="layout" svg:width="0.459cm" svg:height="0.722cm" svg:x="23.121cm" svg:y="13.909cm">
              <text:p/>
              <draw:enhanced-geometry svg:viewBox="0 0 565 888" draw:mirror-horizontal="true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47" draw:text-style-name="P2" draw:layer="layout" svg:width="0.259cm" svg:height="0.527cm" svg:x="23.581cm" svg:y="14.631cm">
              <text:p/>
              <draw:enhanced-geometry svg:viewBox="0 0 319 651" draw:mirror-horizontal="true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47" draw:text-style-name="P2" draw:layer="layout" svg:width="0.219cm" svg:height="0.247cm" svg:x="23.84cm" svg:y="15.159cm">
              <text:p/>
              <draw:enhanced-geometry svg:viewBox="0 0 270 307" draw:mirror-horizontal="true" draw:type="non-primitive" draw:enhanced-path="M 270 0  L 241 65  L 206 118  L 165 164  L 122 203  L 79 238  L 37 272  L 0 307  N"/>
            </draw:custom-shape>
            <draw:custom-shape draw:style-name="gr47" draw:text-style-name="P2" draw:layer="layout" svg:width="0.162cm" svg:height="0.349cm" svg:x="24.06cm" svg:y="15.407cm">
              <text:p/>
              <draw:enhanced-geometry svg:viewBox="0 0 200 428" draw:mirror-horizontal="true" draw:type="non-primitive" draw:enhanced-path="M 200 0  L 168 42  L 134 102  L 100 172  L 69 245  L 42 315  L 19 373  L 5 412  L 0 428  N"/>
            </draw:custom-shape>
            <draw:custom-shape draw:style-name="gr48" draw:text-style-name="P2" draw:layer="layout" svg:width="3.283cm" svg:height="2.057cm" svg:x="19.331cm" svg:y="13.369cm">
              <text:p/>
              <draw:enhanced-geometry svg:viewBox="0 0 4042 2535" draw:mirror-horizontal="true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49" draw:text-style-name="P2" draw:layer="layout" svg:width="0.373cm" svg:height="0.279cm" svg:x="18.949cm" svg:y="15.216cm">
              <text:p/>
              <draw:enhanced-geometry svg:viewBox="0 0 459 343" draw:mirror-horizontal="true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47" draw:text-style-name="P2" draw:layer="layout" svg:width="0.394cm" svg:height="0.304cm" svg:x="19.245cm" svg:y="14.891cm">
              <text:p/>
              <draw:enhanced-geometry svg:viewBox="0 0 483 377" draw:mirror-horizontal="true" draw:type="non-primitive" draw:enhanced-path="M 0 0  L 86 44  L 164 87  L 234 130  L 296 171  L 349 210  L 395 246  L 430 280  L 457 309  L 475 336  L 483 359  L 482 377  N"/>
            </draw:custom-shape>
            <draw:custom-shape draw:style-name="gr47" draw:text-style-name="P2" draw:layer="layout" svg:width="0.154cm" svg:height="0.117cm" svg:x="19.246cm" svg:y="15.095cm">
              <text:p/>
              <draw:enhanced-geometry svg:viewBox="0 0 189 148" draw:mirror-horizontal="true" draw:type="non-primitive" draw:enhanced-path="M 189 129  L 169 148  L 139 137  L 100 104  L 53 55  L 0 0  N"/>
            </draw:custom-shape>
            <draw:custom-shape draw:style-name="gr47" draw:text-style-name="P2" draw:layer="layout" svg:width="0.198cm" svg:height="0.138cm" svg:x="19.401cm" svg:y="14.956cm">
              <text:p/>
              <draw:enhanced-geometry svg:viewBox="0 0 246 166" draw:mirror-horizontal="true" draw:type="non-primitive" draw:enhanced-path="M 246 166  L 168 99  L 87 47  L 25 12  L 0 0  N"/>
            </draw:custom-shape>
            <draw:custom-shape draw:style-name="gr47" draw:text-style-name="P2" draw:layer="layout" svg:width="0.267cm" svg:height="0.357cm" svg:x="19.083cm" svg:y="15.696cm">
              <text:p/>
              <draw:enhanced-geometry svg:viewBox="0 0 330 439" draw:mirror-horizontal="true" draw:type="non-primitive" draw:enhanced-path="M 330 439  L 295 399  L 253 353  L 208 301  L 161 246  L 116 191  L 75 137  L 40 86  L 14 39  L 0 0  N"/>
            </draw:custom-shape>
            <draw:custom-shape draw:style-name="gr47" draw:text-style-name="P2" draw:layer="layout" svg:width="0.069cm" svg:height="0.105cm" svg:x="19.35cm" svg:y="15.602cm">
              <text:p/>
              <draw:enhanced-geometry svg:viewBox="0 0 83 130" draw:mirror-horizontal="true" draw:type="non-primitive" draw:enhanced-path="M 83 117  L 71 78  L 55 43  L 38 16  L 21 1  L 8 0  L 0 19  L 1 61  L 12 130  N"/>
            </draw:custom-shape>
            <draw:custom-shape draw:style-name="gr47" draw:text-style-name="P2" draw:layer="layout" svg:width="0.24cm" svg:height="0.393cm" svg:x="19.168cm" svg:y="15.708cm">
              <text:p/>
              <draw:enhanced-geometry svg:viewBox="0 0 296 486" draw:mirror-horizontal="true" draw:type="non-primitive" draw:enhanced-path="M 0 0  L 14 61  L 30 119  L 49 176  L 69 230  L 92 281  L 118 327  L 146 370  L 179 408  L 214 439  L 254 465  L 296 486  N"/>
            </draw:custom-shape>
            <draw:custom-shape draw:style-name="gr47" draw:text-style-name="P2" draw:layer="layout" svg:width="0.357cm" svg:height="0.044cm" svg:x="19.013cm" svg:y="16.215cm">
              <text:p/>
              <draw:enhanced-geometry svg:viewBox="0 0 437 54" draw:mirror-horizontal="true" draw:type="non-primitive" draw:enhanced-path="M 437 0  L 367 23  L 296 40  L 230 50  L 165 54  L 104 51  L 50 42  L 0 25  N"/>
            </draw:custom-shape>
            <draw:custom-shape draw:style-name="gr47" draw:text-style-name="P2" draw:layer="layout" svg:width="0.173cm" svg:height="0.227cm" svg:x="18.965cm" svg:y="15.257cm">
              <text:p/>
              <draw:enhanced-geometry svg:viewBox="0 0 214 284" draw:mirror-horizontal="true" draw:type="non-primitive" draw:enhanced-path="M 0 0  L 68 59  L 119 110  L 156 155  L 182 197  L 200 239  L 214 284  N"/>
            </draw:custom-shape>
            <draw:custom-shape draw:style-name="gr47" draw:text-style-name="P2" draw:layer="layout" svg:width="0.024cm" svg:height="0.385cm" svg:x="18.941cm" svg:y="15.484cm">
              <text:p/>
              <draw:enhanced-geometry svg:viewBox="0 0 34 473" draw:mirror-horizontal="true" draw:type="non-primitive" draw:enhanced-path="M 0 0  L 8 48  L 14 115  L 20 192  L 25 273  L 29 349  L 31 414  L 32 458  L 34 473  N"/>
            </draw:custom-shape>
            <draw:custom-shape draw:style-name="gr47" draw:text-style-name="P2" draw:layer="layout" svg:width="0.097cm" svg:height="0.531cm" svg:x="21.226cm" svg:y="13.804cm">
              <text:p/>
              <draw:enhanced-geometry svg:viewBox="0 0 119 651" draw:mirror-horizontal="true" draw:type="non-primitive" draw:enhanced-path="M 0 0  L 23 33  L 45 74  L 63 120  L 79 171  L 92 227  L 103 286  L 111 346  L 117 408  L 119 470  L 119 532  L 115 592  L 108 651  N"/>
            </draw:custom-shape>
            <draw:custom-shape draw:style-name="gr47" draw:text-style-name="P2" draw:layer="layout" svg:width="0.097cm" svg:height="1.266cm" svg:x="21.234cm" svg:y="14.335cm">
              <text:p/>
              <draw:enhanced-geometry svg:viewBox="0 0 120 1561" draw:mirror-horizontal="true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47" draw:text-style-name="P2" draw:layer="layout" svg:width="0.239cm" svg:height="1.007cm" svg:x="22.375cm" svg:y="13.442cm">
              <text:p/>
              <draw:enhanced-geometry svg:viewBox="0 0 294 1241" draw:mirror-horizontal="true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47" draw:text-style-name="P2" draw:layer="layout" svg:width="0.085cm" svg:height="0.429cm" svg:x="22.614cm" svg:y="14.449cm">
              <text:p/>
              <draw:enhanced-geometry svg:viewBox="0 0 107 533" draw:mirror-horizontal="true" draw:type="non-primitive" draw:enhanced-path="M 107 0  L 93 53  L 78 121  L 63 196  L 47 276  L 32 354  L 20 424  L 9 481  L 3 518  L 0 533  N"/>
            </draw:custom-shape>
            <draw:custom-shape draw:style-name="gr47" draw:text-style-name="P2" draw:layer="layout" svg:width="0.057cm" svg:height="0.508cm" svg:x="23.377cm" svg:y="15.524cm">
              <text:p/>
              <draw:enhanced-geometry svg:viewBox="0 0 73 626" draw:mirror-horizontal="true" draw:type="non-primitive" draw:enhanced-path="M 0 626  L 10 571  L 22 517  L 33 462  L 44 406  L 54 351  L 62 294  L 69 238  L 73 180  L 71 121  L 67 61  L 57 0  N"/>
            </draw:custom-shape>
            <draw:custom-shape draw:style-name="gr47" draw:text-style-name="P2" draw:layer="layout" svg:width="0.341cm" svg:height="1.112cm" svg:x="23.052cm" svg:y="14.412cm">
              <text:p/>
              <draw:enhanced-geometry svg:viewBox="0 0 418 1372" draw:mirror-horizontal="true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47" draw:text-style-name="P2" draw:layer="layout" svg:width="0.21cm" svg:height="0.495cm" svg:x="22.664cm" svg:y="13.26cm">
              <text:p/>
              <draw:enhanced-geometry svg:viewBox="0 0 260 613" draw:mirror-horizontal="true" draw:type="non-primitive" draw:enhanced-path="M 260 0  L 252 32  L 242 61  L 228 92  L 211 122  L 192 157  L 171 197  L 146 242  L 120 295  L 92 358  L 63 430  L 33 515  L 0 613  N"/>
            </draw:custom-shape>
            <draw:custom-shape draw:style-name="gr47" draw:text-style-name="P2" draw:layer="layout" svg:width="0.649cm" svg:height="1.44cm" svg:x="22.874cm" svg:y="13.755cm">
              <text:p/>
              <draw:enhanced-geometry svg:viewBox="0 0 801 1775" draw:mirror-horizontal="true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47" draw:text-style-name="P2" draw:layer="layout" svg:width="0.21cm" svg:height="0.56cm" svg:x="23.525cm" svg:y="15.196cm">
              <text:p/>
              <draw:enhanced-geometry svg:viewBox="0 0 262 688" draw:mirror-horizontal="true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47" draw:text-style-name="P2" draw:layer="layout" svg:width="0.097cm" svg:height="0.344cm" svg:x="23.731cm" svg:y="15.756cm">
              <text:p/>
              <draw:enhanced-geometry svg:viewBox="0 0 123 426" draw:mirror-horizontal="true" draw:type="non-primitive" draw:enhanced-path="M 118 0  L 123 107  L 122 193  L 115 258  L 102 310  L 84 349  L 61 378  L 33 403  L 0 426  N"/>
            </draw:custom-shape>
            <draw:custom-shape draw:style-name="gr47" draw:text-style-name="P2" draw:layer="layout" svg:width="0.048cm" svg:height="0.288cm" svg:x="23.781cm" svg:y="15.813cm">
              <text:p/>
              <draw:enhanced-geometry svg:viewBox="0 0 63 356" draw:mirror-horizontal="true" draw:type="non-primitive" draw:enhanced-path="M 0 356  L 22 300  L 43 237  L 58 169  L 63 102  L 56 44  L 36 0  N"/>
            </draw:custom-shape>
            <draw:custom-shape draw:style-name="gr47" draw:text-style-name="P2" draw:layer="layout" svg:width="0.114cm" svg:height="0.19cm" svg:x="22.98cm" svg:y="16.024cm">
              <text:p/>
              <draw:enhanced-geometry svg:viewBox="0 0 141 236" draw:mirror-horizontal="true" draw:type="non-primitive" draw:enhanced-path="M 0 236  L 64 167  L 110 119  L 136 83  L 141 47  L 119 0  N"/>
            </draw:custom-shape>
            <draw:custom-shape draw:style-name="gr47" draw:text-style-name="P2" draw:layer="layout" svg:width="0.089cm" svg:height="0.296cm" svg:x="22.919cm" svg:y="15.728cm">
              <text:p/>
              <draw:enhanced-geometry svg:viewBox="0 0 106 367" draw:mirror-horizontal="true" draw:type="non-primitive" draw:enhanced-path="M 13 367  L 0 317  L 5 253  L 24 183  L 50 115  L 78 56  L 98 16  L 106 0  N"/>
            </draw:custom-shape>
            <draw:custom-shape draw:style-name="gr47" draw:text-style-name="P2" draw:layer="layout" svg:width="0.178cm" svg:height="0.296cm" svg:x="22.92cm" svg:y="15.728cm">
              <text:p/>
              <draw:enhanced-geometry svg:viewBox="0 0 220 367" draw:mirror-horizontal="true" draw:type="non-primitive" draw:enhanced-path="M 220 0  L 159 69  L 108 125  L 66 173  L 34 215  L 13 252  L 1 287  L 0 326  L 8 367  N"/>
            </draw:custom-shape>
            <draw:custom-shape draw:style-name="gr47" draw:text-style-name="P2" draw:layer="layout" svg:width="0.198cm" svg:height="0.21cm" svg:x="23.095cm" svg:y="16.024cm">
              <text:p/>
              <draw:enhanced-geometry svg:viewBox="0 0 248 261" draw:mirror-horizontal="true" draw:type="non-primitive" draw:enhanced-path="M 248 0  L 246 52  L 215 104  L 166 152  L 109 195  L 56 230  L 16 253  L 0 261  N"/>
            </draw:custom-shape>
            <draw:custom-shape draw:style-name="gr47" draw:text-style-name="P2" draw:layer="layout" svg:width="0.104cm" svg:height="0.51cm" svg:x="23.603cm" svg:y="15.687cm">
              <text:p/>
              <draw:enhanced-geometry svg:viewBox="0 0 131 628" draw:mirror-horizontal="true" draw:type="non-primitive" draw:enhanced-path="M 0 628  L 28 576  L 51 513  L 71 442  L 88 367  L 100 290  L 110 215  L 118 147  L 124 89  L 128 42  L 131 12  L 131 0  N"/>
            </draw:custom-shape>
            <draw:custom-shape draw:style-name="gr47" draw:text-style-name="P2" draw:layer="layout" svg:width="0.085cm" svg:height="0.527cm" svg:x="23.544cm" svg:y="15.687cm">
              <text:p/>
              <draw:enhanced-geometry svg:viewBox="0 0 105 651" draw:mirror-horizontal="true" draw:type="non-primitive" draw:enhanced-path="M 34 0  L 60 57  L 80 115  L 94 173  L 101 233  L 105 292  L 104 351  L 97 407  L 88 460  L 74 508  L 58 554  L 40 592  L 21 625  L 0 651  N"/>
            </draw:custom-shape>
            <draw:custom-shape draw:style-name="gr47" draw:text-style-name="P2" draw:layer="layout" svg:width="0.117cm" svg:height="0.259cm" svg:x="23.841cm" svg:y="15.756cm">
              <text:p/>
              <draw:enhanced-geometry svg:viewBox="0 0 146 318" draw:mirror-horizontal="true" draw:type="non-primitive" draw:enhanced-path="M 146 0  L 81 23  L 37 58  L 11 103  L 0 152  L 0 200  L 7 246  L 16 283  L 25 309  L 29 318  N"/>
            </draw:custom-shape>
            <draw:custom-shape draw:style-name="gr47" draw:text-style-name="P2" draw:layer="layout" svg:width="0.092cm" svg:height="0.259cm" svg:x="23.842cm" svg:y="15.756cm">
              <text:p/>
              <draw:enhanced-geometry svg:viewBox="0 0 117 318" draw:mirror-horizontal="true" draw:type="non-primitive" draw:enhanced-path="M 0 318  L 21 231  L 52 145  L 83 71  L 108 19  L 117 0  N"/>
            </draw:custom-shape>
            <draw:custom-shape draw:style-name="gr47" draw:text-style-name="P2" draw:layer="layout" svg:width="0.073cm" svg:height="0.21cm" svg:x="24.011cm" svg:y="15.716cm">
              <text:p/>
              <draw:enhanced-geometry svg:viewBox="0 0 88 261" draw:mirror-horizontal="true" draw:type="non-primitive" draw:enhanced-path="M 52 261  L 28 221  L 11 195  L 1 178  L 0 162  L 6 143  L 22 114  L 49 68  L 88 0  N"/>
            </draw:custom-shape>
            <draw:custom-shape draw:style-name="gr47" draw:text-style-name="P2" draw:layer="layout" svg:width="0.267cm" svg:height="0.508cm" svg:x="23.743cm" svg:y="15.208cm">
              <text:p/>
              <draw:enhanced-geometry svg:viewBox="0 0 330 627" draw:mirror-horizontal="true" draw:type="non-primitive" draw:enhanced-path="M 0 627  L 30 574  L 62 520  L 94 465  L 125 409  L 157 355  L 188 300  L 217 247  L 244 194  L 270 143  L 293 93  L 313 46  L 330 0  N"/>
            </draw:custom-shape>
            <draw:custom-shape draw:style-name="gr47" draw:text-style-name="P2" draw:layer="layout" svg:width="0.182cm" svg:height="0.421cm" svg:x="23.561cm" svg:y="14.786cm">
              <text:p/>
              <draw:enhanced-geometry svg:viewBox="0 0 223 521" draw:mirror-horizontal="true" draw:type="non-primitive" draw:enhanced-path="M 0 521  L 23 456  L 52 383  L 84 308  L 118 231  L 150 159  L 179 96  L 202 45  L 217 12  L 223 0  N"/>
            </draw:custom-shape>
            <draw:custom-shape draw:style-name="gr47" draw:text-style-name="P2" draw:layer="layout" svg:width="0.048cm" svg:height="0.231cm" svg:x="22.587cm" svg:y="12.845cm">
              <text:p/>
              <draw:enhanced-geometry svg:viewBox="0 0 60 284" draw:mirror-horizontal="true" draw:type="non-primitive" draw:enhanced-path="M 60 284  L 20 199  L 3 106  L 0 30  L 1 0  N"/>
            </draw:custom-shape>
            <draw:custom-shape draw:style-name="gr47" draw:text-style-name="P2" draw:layer="layout" svg:width="0.032cm" svg:height="0.24cm" svg:x="22.737cm" svg:y="12.999cm">
              <text:p/>
              <draw:enhanced-geometry svg:viewBox="0 0 36 295" draw:mirror-horizontal="true" draw:type="non-primitive" draw:enhanced-path="M 36 295  L 16 205  L 4 107  L 1 31  L 0 0  N"/>
            </draw:custom-shape>
            <draw:custom-shape draw:style-name="gr47" draw:text-style-name="P2" draw:layer="layout" svg:width="0.036cm" svg:height="0.686cm" svg:x="22.904cm" svg:y="12.91cm">
              <text:p/>
              <draw:enhanced-geometry svg:viewBox="0 0 44 841" draw:mirror-horizontal="true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47" draw:text-style-name="P2" draw:layer="layout" svg:width="0.065cm" svg:height="0.576cm" svg:x="23.207cm" svg:y="13.393cm">
              <text:p/>
              <draw:enhanced-geometry svg:viewBox="0 0 79 710" draw:mirror-horizontal="true" draw:type="non-primitive" draw:enhanced-path="M 31 710  L 14 655  L 4 594  L 0 526  L 1 455  L 6 383  L 15 311  L 26 241  L 38 177  L 51 119  L 61 70  L 71 33  L 77 9  L 79 0  N"/>
            </draw:custom-shape>
            <draw:custom-shape draw:style-name="gr47" draw:text-style-name="P2" draw:layer="layout" svg:width="0.21cm" svg:height="0.824cm" svg:x="23.428cm" svg:y="13.836cm">
              <text:p/>
              <draw:enhanced-geometry svg:viewBox="0 0 259 1016" draw:mirror-horizontal="true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47" draw:text-style-name="P2" draw:layer="layout" svg:width="0.048cm" svg:height="0.385cm" svg:x="23.822cm" svg:y="14.717cm">
              <text:p/>
              <draw:enhanced-geometry svg:viewBox="0 0 60 473" draw:mirror-horizontal="true" draw:type="non-primitive" draw:enhanced-path="M 60 0  L 44 116  L 31 214  L 21 296  L 13 361  L 7 411  L 4 446  L 1 467  L 0 473  N"/>
            </draw:custom-shape>
            <draw:custom-shape draw:style-name="gr47" draw:text-style-name="P2" draw:layer="layout" svg:width="0.276cm" svg:height="0.276cm" svg:x="23.87cm" svg:y="15.103cm">
              <text:p/>
              <draw:enhanced-geometry svg:viewBox="0 0 340 343" draw:mirror-horizontal="true" draw:type="non-primitive" draw:enhanced-path="M 340 0  L 269 73  L 203 138  L 144 197  L 95 247  L 54 288  L 25 318  L 5 338  L 0 343  N"/>
            </draw:custom-shape>
            <draw:custom-shape draw:style-name="gr47" draw:text-style-name="P2" draw:layer="layout" svg:width="0.141cm" svg:height="0.251cm" svg:x="24.145cm" svg:y="15.379cm">
              <text:p/>
              <draw:enhanced-geometry svg:viewBox="0 0 177 308" draw:mirror-horizontal="true" draw:type="non-primitive" draw:enhanced-path="M 177 0  L 149 73  L 126 135  L 102 189  L 76 236  L 43 275  L 0 308  N"/>
            </draw:custom-shape>
            <draw:custom-shape draw:style-name="gr47" draw:text-style-name="P2" draw:layer="layout" svg:width="0.28cm" svg:height="0.645cm" svg:x="23.647cm" svg:y="12.854cm">
              <text:p/>
              <draw:enhanced-geometry svg:viewBox="0 0 343 795" draw:mirror-horizontal="true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47" draw:text-style-name="P2" draw:layer="layout" svg:width="0.409cm" svg:height="0.929cm" svg:x="23.926cm" svg:y="13.499cm">
              <text:p/>
              <draw:enhanced-geometry svg:viewBox="0 0 506 1145" draw:mirror-horizontal="true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47" draw:text-style-name="P2" draw:layer="layout" svg:width="0.15cm" svg:height="0.146cm" svg:x="21.831cm" svg:y="14.66cm">
              <text:p/>
              <draw:enhanced-geometry svg:viewBox="0 0 188 178" draw:mirror-horizontal="true" draw:type="non-primitive" draw:enhanced-path="M 0 178  L 34 127  L 56 93  L 69 70  L 83 54  L 102 42  L 135 25  L 188 0  N"/>
            </draw:custom-shape>
            <draw:custom-shape draw:style-name="gr47" draw:text-style-name="P2" draw:layer="layout" svg:width="0.267cm" svg:height="0.296cm" svg:x="21.563cm" svg:y="14.363cm">
              <text:p/>
              <draw:enhanced-geometry svg:viewBox="0 0 330 366" draw:mirror-horizontal="true" draw:type="non-primitive" draw:enhanced-path="M 0 366  L 58 331  L 115 279  L 171 219  L 222 157  L 266 98  L 300 47  L 323 13  L 330 0  N"/>
            </draw:custom-shape>
            <draw:custom-shape draw:style-name="gr47" draw:text-style-name="P2" draw:layer="layout" svg:width="0.105cm" svg:height="1.006cm" svg:x="21.551cm" svg:y="13.357cm">
              <text:p/>
              <draw:enhanced-geometry svg:viewBox="0 0 133 1241" draw:mirror-horizontal="true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47" draw:text-style-name="P2" draw:layer="layout" svg:width="0.081cm" svg:height="0.385cm" svg:x="21.497cm" svg:y="14.198cm">
            <text:p/>
            <draw:enhanced-geometry svg:viewBox="0 0 100 473" draw:mirror-horizontal="true" draw:type="non-primitive" draw:enhanced-path="M 83 0  L 96 84  L 100 157  L 98 222  L 89 280  L 74 334  L 53 382  L 28 429  L 0 473  N"/>
          </draw:custom-shape>
          <draw:custom-shape draw:style-name="gr47" draw:text-style-name="P2" draw:layer="layout" svg:width="0.117cm" svg:height="0.288cm" svg:x="21.578cm" svg:y="14.584cm">
            <text:p/>
            <draw:enhanced-geometry svg:viewBox="0 0 142 355" draw:mirror-horizontal="true" draw:type="non-primitive" draw:enhanced-path="M 142 0  L 112 53  L 94 110  L 80 167  L 69 223  L 54 274  L 33 319  L 0 355  N"/>
          </draw:custom-shape>
          <draw:custom-shape draw:style-name="gr47" draw:text-style-name="P2" draw:layer="layout" svg:width="0.267cm" svg:height="0.052cm" svg:x="21.696cm" svg:y="14.836cm">
            <text:p/>
            <draw:enhanced-geometry svg:viewBox="0 0 329 68" draw:mirror-horizontal="true" draw:type="non-primitive" draw:enhanced-path="M 329 47  L 273 68  L 202 65  L 129 50  L 63 27  L 17 8  L 0 0  N"/>
          </draw:custom-shape>
          <draw:custom-shape draw:style-name="gr47" draw:text-style-name="P2" draw:layer="layout" svg:width="0.04cm" svg:height="0.507cm" svg:x="21.128cm" svg:y="14.182cm">
            <text:p/>
            <draw:enhanced-geometry svg:viewBox="0 0 51 626" draw:mirror-horizontal="true" draw:type="non-primitive" draw:enhanced-path="M 0 0  L 13 83  L 24 154  L 34 214  L 42 267  L 49 316  L 51 361  L 51 405  L 48 452  L 41 503  L 29 559  L 12 626  N"/>
          </draw:custom-shape>
          <draw:custom-shape draw:style-name="gr47" draw:text-style-name="P2" draw:layer="layout" svg:width="0.133cm" svg:height="0.856cm" svg:x="21.16cm" svg:y="14.689cm">
            <text:p/>
            <draw:enhanced-geometry svg:viewBox="0 0 164 1053" draw:mirror-horizontal="true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48" draw:text-style-name="P2" draw:layer="layout" svg:width="0.86cm" svg:height="1.428cm" svg:x="22.7cm" svg:y="14.864cm">
            <text:p/>
            <draw:enhanced-geometry svg:viewBox="0 0 1061 1763" draw:mirror-horizontal="true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47" draw:text-style-name="P2" draw:layer="layout" svg:width="0.478cm" svg:height="1.428cm" svg:x="23.342cm" svg:y="12.972cm">
            <text:p/>
            <draw:enhanced-geometry svg:viewBox="0 0 590 1760" draw:mirror-horizontal="true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47" draw:text-style-name="P2" draw:layer="layout" svg:width="0.556cm" svg:height="0.778cm" svg:x="23.82cm" svg:y="14.401cm">
            <text:p/>
            <draw:enhanced-geometry svg:viewBox="0 0 683 959" draw:mirror-horizontal="true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47" draw:text-style-name="P2" draw:layer="layout" svg:width="0.134cm" svg:height="0.414cm" svg:x="24.376cm" svg:y="15.18cm">
            <text:p/>
            <draw:enhanced-geometry svg:viewBox="0 0 167 509" draw:mirror-horizontal="true" draw:type="non-primitive" draw:enhanced-path="M 167 0  L 121 47  L 85 103  L 58 168  L 37 236  L 22 304  L 12 367  L 5 424  L 3 468  L 2 497  L 0 509  N"/>
          </draw:custom-shape>
          <draw:custom-shape draw:style-name="gr47" draw:text-style-name="P2" draw:layer="layout" svg:width="0.097cm" svg:height="0.559cm" svg:x="24.412cm" svg:y="15.035cm">
            <text:p/>
            <draw:enhanced-geometry svg:viewBox="0 0 120 686" draw:mirror-horizontal="true" draw:type="non-primitive" draw:enhanced-path="M 1 686  L 0 623  L 0 562  L 3 500  L 6 440  L 13 380  L 21 321  L 32 263  L 44 208  L 60 153  L 77 100  L 98 50  L 120 0  N"/>
          </draw:custom-shape>
          <draw:custom-shape draw:style-name="gr47" draw:text-style-name="P2" draw:layer="layout" svg:width="0.499cm" svg:height="0.901cm" svg:x="23.912cm" svg:y="14.133cm">
            <text:p/>
            <draw:enhanced-geometry svg:viewBox="0 0 615 1113" draw:mirror-horizontal="true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47" draw:text-style-name="P2" draw:layer="layout" svg:width="0.296cm" svg:height="0.852cm" svg:x="23.617cm" svg:y="13.281cm">
            <text:p/>
            <draw:enhanced-geometry svg:viewBox="0 0 364 1051" draw:mirror-horizontal="true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47" draw:text-style-name="P2" draw:layer="layout" svg:width="0.402cm" svg:height="0.937cm" svg:x="23.616cm" svg:y="13.281cm">
            <text:p/>
            <draw:enhanced-geometry svg:viewBox="0 0 495 1159" draw:mirror-horizontal="true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47" draw:text-style-name="P2" draw:layer="layout" svg:width="0.442cm" svg:height="0.759cm" svg:x="24.019cm" svg:y="14.218cm">
            <text:p/>
            <draw:enhanced-geometry svg:viewBox="0 0 543 932" draw:mirror-horizontal="true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47" draw:text-style-name="P2" draw:layer="layout" svg:width="0.121cm" svg:height="0.478cm" svg:x="24.461cm" svg:y="14.978cm">
            <text:p/>
            <draw:enhanced-geometry svg:viewBox="0 0 152 592" draw:mirror-horizontal="true" draw:type="non-primitive" draw:enhanced-path="M 152 0  L 128 53  L 105 107  L 83 160  L 65 214  L 48 270  L 34 324  L 21 378  L 12 433  L 5 487  L 1 540  L 0 592  N"/>
          </draw:custom-shape>
          <draw:custom-shape draw:style-name="gr45" draw:text-style-name="P2" draw:layer="layout" svg:width="0.113cm" svg:height="0.097cm" svg:x="19.519cm" svg:y="10.592cm">
            <text:p/>
            <draw:enhanced-geometry svg:viewBox="0 0 139 122" draw:mirror-horizontal="true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45" draw:text-style-name="P2" draw:layer="layout" svg:width="0.06cm" svg:height="0.096cm" svg:x="19.915cm" svg:y="10.585cm">
            <text:p/>
            <draw:enhanced-geometry svg:viewBox="0 0 75 120" draw:mirror-horizontal="true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26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draw:page draw:name="an answe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4">an answer</text:span></text:p>
          </draw:text-box>
        </draw:frame>
        <draw:custom-shape draw:style-name="gr17" draw:text-style-name="P2" draw:layer="layout" svg:width="19.403cm" svg:height="9.578cm" svg:x="6.359cm" svg:y="5.265cm">
          <text:p text:style-name="P7"><text:span text:style-name="T18">typedef struct</text:span><text:span text:style-name="T21"> package_offset</text:span></text:p>
          <text:p text:style-name="P7"><text:span text:style-name="T21">{</text:span></text:p>
          <text:p text:style-name="P7"><text:span text:style-name="T21"><text:s text:c="4"/></text:span><text:span text:style-name="T18">enum</text:span><text:span text:style-name="T21"> </text:span></text:p>
          <text:p text:style-name="P7"><text:span text:style-name="T21"><text:s text:c="4"/></text:span><text:span text:style-name="T21">{</text:span></text:p>
          <text:p text:style-name="P7"><text:span text:style-name="T21"><text:s text:c="8"/></text:span><text:span text:style-name="T21">package_offset_id = 0,</text:span></text:p>
          <text:p text:style-name="P7"><text:span text:style-name="T21"><text:s text:c="8"/></text:span><text:span text:style-name="T21">package_offset_version = 3,</text:span></text:p>
          <text:p text:style-name="P7"><text:span text:style-name="T21"><text:s text:c="8"/></text:span><text:span text:style-name="T21">package_offset_checksum = 4,</text:span></text:p>
          <text:p text:style-name="P7"><text:span text:style-name="T21"><text:s text:c="8"/></text:span><text:span text:style-name="T21">package_offset_filesize = 8,</text:span></text:p>
          <text:p text:style-name="P7"><text:span text:style-name="T21"><text:s text:c="8"/></text:span><text:span text:style-name="T21">package_offset_file_checksum = 12,</text:span></text:p>
          <text:p text:style-name="P7"><text:span text:style-name="T21"><text:s text:c="4"/></text:span><text:span text:style-name="T21">} value;</text:span></text:p>
          <text:p text:style-name="P7"><text:span text:style-name="T21">} package_offset;</text:span></text:p>
          <draw:enhanced-geometry svg:viewBox="0 0 21600 21600" draw:type="mso-spt202" draw:enhanced-path="M 0 0 L 21600 0 21600 21600 0 21600 0 0 Z N"/>
        </draw:custom-shape>
        <draw:frame presentation:style-name="pr6" draw:layer="layout" svg:width="22.649cm" svg:height="17.185cm" svg:x="3.597cm" svg:y="1.058cm" presentation:class="outline" presentation:placeholder="true" presentation:user-transformed="true">
          <draw:text-box/>
        </draw:frame>
        <presentation:notes draw:style-name="dp2">
          <draw:page-thumbnail draw:layer="layout" svg:width="13.472cm" svg:height="9.327cm" svg:x="3.126cm" svg:y="1.896cm" draw:page-number="27" presentation:class="page"/>
          <draw:frame presentation:style-name="pr5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axial" draw:start-color="#3333cc" draw:end-color="#191965" draw:start-intensity="100%" draw:end-intensity="100%" draw:angle="0" draw:border="0%"/>
    <draw:marker draw:name="Arrow" svg:viewBox="0 0 20 30" svg:d="m10 0-10 30h20z"/>
    <draw:marker draw:name="Arrowheads_20_1" draw:display-name="Arrowheads 1" svg:viewBox="0 0 350 210" svg:d="m175 0 175 210h-350z"/>
    <draw:marker draw:name="Arrowheads_20_2" draw:display-name="Arrowheads 2" svg:viewBox="0 0 350 210" svg:d="m175 0 175 210h-350z"/>
    <draw:marker draw:name="Arrowheads_20_3" draw:display-name="Arrowheads 3" svg:viewBox="0 0 350 210" svg:d="m175 0 175 210h-350z"/>
    <draw:marker draw:name="Arrowheads_20_4" draw:display-name="Arrowheads 4" svg:viewBox="0 0 350 210" svg:d="m175 0 175 210h-350z"/>
    <draw:marker draw:name="Arrowheads_20_5" draw:display-name="Arrowheads 5" svg:viewBox="0 0 350 210" svg:d="m175 0 175 210h-350z"/>
    <draw:marker draw:name="msArrowEnd_20_8" draw:display-name="msArrowEnd 8" svg:viewBox="0 0 355 213" svg:d="m178 0 177 213h-35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333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8cm" fo:padding-bottom="0.128cm" fo:padding-left="0.256cm" fo:padding-right="0.25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2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78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18cm"/>
          <style:tab-stop style:position="6.27cm"/>
          <style:tab-stop style:position="8.36cm"/>
          <style:tab-stop style:position="10.451cm"/>
          <style:tab-stop style:position="12.541cm"/>
          <style:tab-stop style:position="14.631cm"/>
          <style:tab-stop style:position="16.721cm"/>
          <style:tab-stop style:position="18.811cm"/>
          <style:tab-stop style:position="20.902cm"/>
          <style:tab-stop style:position="22.992cm"/>
          <style:tab-stop style:position="25.082cm"/>
          <style:tab-stop style:position="27.172cm"/>
          <style:tab-stop style:position="29.2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f8f8f8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family-generic="swiss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">
            <style:list-level-properties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8f8f8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00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bold" style:font-family-asian="Arial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4.9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gradient" draw:fill-color="#3333cc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49cm"/>
    </style:style>
    <style:style style:name="Mgr3" style:family="graphic">
      <style:graphic-properties draw:stroke="solid" svg:stroke-width="0.026cm" svg:stroke-color="#969696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969696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5cm" fo:min-width="0cm" fo:padding-top="0cm" fo:padding-bottom="0cm" fo:padding-left="0.053cm" fo:padding-right="0.053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166cm" fo:min-width="0cm" fo:padding-top="0cm" fo:padding-bottom="0cm" fo:padding-left="0.053cm" fo:padding-right="0.053cm" fo:wrap-option="wrap" draw:shadow="hidden" draw:shadow-color="#969696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0.91cm" fo:min-width="0cm" fo:padding-top="0cm" fo:padding-bottom="0cm" fo:padding-left="0.053cm" fo:padding-right="0.053cm" fo:wrap-option="wrap" draw:shadow="hidden" draw:shadow-color="#969696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family="Arial" style:font-family-generic="swiss" style:font-pitch="variable" fo:font-size="16pt" fo:text-shadow="1pt 1pt" fo:font-weight="bold" style:font-size-asian="16pt" style:font-weight-asian="bold" style:font-size-complex="16pt" style:font-weight-complex="bold"/>
    </style:style>
    <style:style style:name="MT2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MT3" style:family="text">
      <style:text-properties fo:font-size="8pt" fo:language="en" fo:country="GB" fo:font-style="italic" style:font-size-asian="8pt" style:font-style-asian="italic" style:font-size-complex="8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2.434cm" draw:page-number="1"/>
      <draw:page-thumbnail draw:layer="backgroundobjects" svg:width="8.364cm" svg:height="5.789cm" svg:x="1cm" svg:y="9.594cm" draw:page-number="2"/>
      <draw:page-thumbnail draw:layer="backgroundobjects" svg:width="8.364cm" svg:height="5.789cm" svg:x="1cm" svg:y="16.754cm" draw:page-number="3"/>
      <draw:page-thumbnail draw:layer="backgroundobjects" svg:width="8.364cm" svg:height="5.789cm" svg:x="10.365cm" svg:y="2.434cm" draw:page-number="4"/>
      <draw:page-thumbnail draw:layer="backgroundobjects" svg:width="8.364cm" svg:height="5.789cm" svg:x="10.365cm" svg:y="9.594cm" draw:page-number="5"/>
      <draw:page-thumbnail draw:layer="backgroundobjects" svg:width="8.364cm" svg:height="5.789cm" svg:x="10.365cm" svg:y="16.754cm" draw:page-number="6"/>
      <draw:frame draw:style-name="Mgr1" draw:text-style-name="MP1" draw:layer="backgroundobjects" svg:width="8.561cm" svg:height="1.2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248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248cm" svg:x="0cm" svg:y="23.73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248cm" svg:x="11.168cm" svg:y="23.73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77cm" svg:height="2.329cm" svg:x="1.057cm" svg:y="2.752cm" presentation:class="title" presentation:placeholder="true">
        <draw:text-box/>
      </draw:frame>
      <draw:frame presentation:style-name="Default-outline1" draw:layer="backgroundobjects" svg:width="22.649cm" svg:height="16.934cm" svg:x="3.597cm" svg:y="1.058cm" presentation:class="outline" presentation:placeholder="true">
        <draw:text-box/>
      </draw:frame>
      <draw:frame presentation:style-name="Mpr1" draw:text-style-name="MP4" draw:layer="backgroundobjects" svg:width="2.117cm" svg:height="1.271cm" svg:x="1.057cm" svg:y="1.058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3.387cm" svg:y1="17.992cm" svg:x2="3.387cm" svg:y2="1.058cm">
        <text:p/>
      </draw:line>
      <presentation:notes style:page-layout-name="PM0">
        <draw:rect draw:style-name="Mgr4" draw:text-style-name="MP6" draw:layer="backgroundobjects" svg:width="19.73cm" svg:height="24.98cm" svg:x="0cm" svg:y="0cm">
          <text:p/>
        </draw:rect>
        <draw:frame presentation:style-name="Mpr2" draw:text-style-name="MP8" draw:layer="backgroundobjects" svg:width="8.546cm" svg:height="1.24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0" draw:layer="backgroundobjects" svg:width="8.546cm" svg:height="1.249cm" svg:x="11.183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3.472cm" svg:height="9.328cm" svg:x="3.126cm" svg:y="1.895cm" presentation:class="page"/>
        <draw:frame presentation:style-name="Default-notes" draw:layer="backgroundobjects" svg:width="14.394cm" svg:height="11.242cm" svg:x="2.963cm" svg:y="11.861cm" presentation:class="notes" presentation:placeholder="true">
          <draw:text-box/>
        </draw:frame>
        <draw:frame presentation:style-name="Mpr3" draw:text-style-name="MP8" draw:layer="backgroundobjects" svg:width="8.551cm" svg:height="1.165cm" svg:x="0.528cm" svg:y="23.472cm" presentation:class="footer">
          <draw:text-box>
            <text:p text:style-name="MP7"><text:span text:style-name="MT2"><presentation:footer/></text:span></text:p>
          </draw:text-box>
        </draw:frame>
        <draw:frame presentation:style-name="Mpr4" draw:text-style-name="MP10" draw:layer="backgroundobjects" svg:width="8.335cm" svg:height="0.909cm" svg:x="11.12cm" svg:y="23.728cm" presentation:class="page-number">
          <draw:text-box>
            <text:p text:style-name="MP9"><text:span text:style-name="MT3">Page </text:span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# Programming - Namespaces</dc:title>
    <meta:initial-creator>Jon Jagger</meta:initial-creator>
    <meta:creation-date>1996-09-18T10:28:26</meta:creation-date>
    <dc:creator>Jon Jagger</dc:creator>
    <dc:date>2009-11-16T10:56:17</dc:date>
    <meta:print-date>1999-08-14T10:11:44</meta:print-date>
    <meta:editing-cycles>2736</meta:editing-cycles>
    <meta:editing-duration>PT577H36M55S</meta:editing-duration>
    <meta:document-statistic meta:object-count="912"/>
    <meta:generator>NeoOffice/3.1.2$Unix OpenOffice.org_project/Patch 0</meta:generator>
  </office:meta>
</office:document-meta>
</file>